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cm"/>
    </style:style>
    <style:style style:name="co2" style:family="table-column">
      <style:table-column-properties fo:break-before="auto" style:column-width="2.15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16cm"/>
    </style:style>
    <style:style style:name="co5" style:family="table-column">
      <style:table-column-properties fo:break-before="auto" style:column-width="1.182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fo:min-height="0.87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Resul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mem</text:p>
          </table:table-cell>
          <table:table-cell/>
          <table:table-cell office:value-type="string">
            <text:p>System</text:p>
          </table:table-cell>
          <table:table-cell office:value-type="string">
            <text:p>Linux Debian</text:p>
          </table:table-cell>
          <table:table-cell table:number-columns-repeated="5"/>
        </table:table-row>
        <table:table-row table:style-name="ro1">
          <table:table-cell office:value-type="string">
            <text:p>cache</text:p>
          </table:table-cell>
          <table:table-cell/>
          <table:table-cell office:value-type="string">
            <text:p>Proc</text:p>
          </table:table-cell>
          <table:table-cell office:value-type="string">
            <text:p>2*PIII 1GHz</text:p>
          </table:table-cell>
          <table:table-cell table:number-columns-repeated="5"/>
        </table:table-row>
        <table:table-row table:style-name="ro1">
          <table:table-cell office:value-type="string">
            <text:p>bucket</text:p>
          </table:table-cell>
          <table:table-cell/>
          <table:table-cell office:value-type="string">
            <text:p>Algo</text:p>
          </table:table-cell>
          <table:table-cell office:value-type="string">
            <text:p>BTREE</text:p>
          </table:table-cell>
          <table:table-cell table:number-columns-repeated="5"/>
        </table:table-row>
        <table:table-row table:style-name="ro2">
          <table:table-cell office:value-type="string">
            <office:annotation draw:style-name="gr2" draw:text-style-name="P2" svg:width="3.726cm" svg:height="1.023cm" svg:x="2.533cm" svg:y="0.001cm" draw:caption-point-x="-2.533cm" draw:caption-point-y="-0.001cm">
              <dc:date>2008-04-29T00:00:00</dc:date>
              <text:p text:style-name="P1"><text:span text:style-name="T1">1 : 64bit mode</text:span></text:p>
              <text:p text:style-name="P1"><text:span text:style-name="T1">x : compression</text:span></text:p>
            </office:annotation>
            <text:p>options</text:p>
            <draw:frame table:end-cell-address="Result.G19" table:end-x="2.101cm" table:end-y="0.41cm" draw:z-index="1" draw:style-name="gr1" svg:width="14.03cm" svg:height="7.159cm" svg:x="1.827cm" svg:y="0.024cm">
              <draw:object draw:notify-on-update-of-ranges="Tokyo.F15:Tokyo.I2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office:value-type="string">
            <text:p>nbelt</text:p>
          </table:table-cell>
          <table:table-cell table:number-columns-repeated="6"/>
          <table:table-cell>
            <draw:frame table:end-cell-address="Result.L17" table:end-x="0.781cm" table:end-y="0.339cm" draw:z-index="0" draw:style-name="gr1" svg:width="8.556cm" svg:height="5.686cm" svg:x="0.175cm" svg:y="0.072cm">
              <draw:object draw:notify-on-update-of-ranges="Tokyo.F15:Tokyo.F21 Tokyo.J15:Tokyo.J2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office:annotation draw:style-name="gr3" draw:text-style-name="P2" svg:width="4.016cm" svg:height="1.072cm" svg:x="2.533cm" svg:y="0.801cm" draw:caption-point-x="-2.533cm" draw:caption-point-y="-0.801cm">
              <dc:date>2008-04-29T00:00:00</dc:date>
              <text:p text:style-name="P1"><text:span text:style-name="T1">Loading nbelt records</text:span></text:p>
            </office:annotation>
            <text:p>load</text:p>
          </table:table-cell>
          <table:table-cell table:number-columns-repeated="8"/>
        </table:table-row>
        <table:table-row table:style-name="ro2">
          <table:table-cell office:value-type="string">
            <office:annotation draw:style-name="gr2" draw:text-style-name="P2" svg:width="2.899cm" svg:height="1.434cm" svg:x="2.533cm" svg:y="1.266cm" draw:caption-point-x="-2.533cm" draw:caption-point-y="-1.266cm">
              <dc:date>2008-04-29T00:00:00</dc:date>
              <text:p text:style-name="P1"><text:span text:style-name="T1">Mark elt as seen (get and write)</text:span></text:p>
            </office:annotation>
            <text:p>seen</text:p>
          </table:table-cell>
          <table:table-cell table:number-columns-repeated="8"/>
        </table:table-row>
        <table:table-row table:style-name="ro2">
          <table:table-cell office:value-type="string">
            <office:annotation draw:style-name="gr2" draw:text-style-name="P2" svg:width="2.899cm" svg:height="1.023cm" svg:x="2.533cm" svg:y="1.732cm" draw:caption-point-x="-2.533cm" draw:caption-point-y="-1.732cm">
              <dc:date>2008-04-29T00:00:00</dc:date>
              <text:p text:style-name="P1"><text:span text:style-name="T1">interate and get all elt</text:span></text:p>
            </office:annotation>
            <text:p>walk</text:p>
          </table:table-cell>
          <table:table-cell table:number-columns-repeated="8"/>
        </table:table-row>
        <table:table-row table:style-name="ro2">
          <table:table-cell office:value-type="string">
            <text:p>time</text:p>
          </table:table-cell>
          <table:table-cell table:number-columns-repeated="8"/>
        </table:table-row>
        <table:table-row table:style-name="ro2" table:number-rows-repeated="10">
          <table:table-cell table:number-columns-repeated="9"/>
        </table:table-row>
        <table:table-row table:style-name="ro1">
          <table:table-cell>
            <draw:frame table:end-cell-address="Result.G35" table:end-x="1.582cm" table:end-y="0.066cm" draw:z-index="2" draw:style-name="gr1" svg:width="13.492cm" svg:height="6.895cm" svg:x="1.846cm" svg:y="0cm">
              <draw:object draw:notify-on-update-of-ranges="DB.F15:DB.I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office:value-type="string">
            <text:p>Algo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Load elt from a file</text:p>
          </table:table-cell>
        </table:table-row>
        <table:table-row table:style-name="ro1">
          <table:table-cell table:number-columns-repeated="8"/>
          <table:table-cell office:value-type="string">
            <text:p>Read file, get element and mark it as seen</text:p>
          </table:table-cell>
        </table:table-row>
        <table:table-row table:style-name="ro1">
          <table:table-cell table:number-columns-repeated="8"/>
          <table:table-cell office:value-type="string">
            <text:p>Walk over all elements</text:p>
          </table:table-cell>
        </table:table-row>
      </table:table>
      <table:table table:name="DB" table:style-name="ta1" table:print="false">
        <office:forms form:automatic-focus="false" form:apply-design-mode="false"/>
        <table:table-column table:style-name="co3" table:number-columns-repeated="10" table:default-cell-style-name="Default"/>
        <table:table-row table:style-name="ro2">
          <table:table-cell office:value-type="string">
            <text:p>cache</text:p>
          </table:table-cell>
          <table:table-cell office:value-type="float" office:value="33554432">
            <text:p>33554432</text:p>
          </table:table-cell>
          <table:table-cell table:number-columns-repeated="8"/>
        </table:table-row>
        <table:table-row table:style-name="ro2">
          <table:table-cell office:value-type="string">
            <text:p>bucket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option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82">
            <text:p>2182</text:p>
          </table:table-cell>
          <table:table-cell office:value-type="float" office:value="1176">
            <text:p>1176</text:p>
          </table:table-cell>
          <table:table-cell office:value-type="float" office:value="10493">
            <text:p>10493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03">
            <text:p>5203</text:p>
          </table:table-cell>
          <table:table-cell office:value-type="float" office:value="2363">
            <text:p>2363</text:p>
          </table:table-cell>
          <table:table-cell office:value-type="float" office:value="11367">
            <text:p>11367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994">
            <text:p>8994</text:p>
          </table:table-cell>
          <table:table-cell office:value-type="float" office:value="3556">
            <text:p>3556</text:p>
          </table:table-cell>
          <table:table-cell office:value-type="float" office:value="11946">
            <text:p>11946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330">
            <text:p>12330</text:p>
          </table:table-cell>
          <table:table-cell office:value-type="float" office:value="4743">
            <text:p>4743</text:p>
          </table:table-cell>
          <table:table-cell office:value-type="float" office:value="12512">
            <text:p>12512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453">
            <text:p>15453</text:p>
          </table:table-cell>
          <table:table-cell office:value-type="float" office:value="5905">
            <text:p>5905</text:p>
          </table:table-cell>
          <table:table-cell office:value-type="float" office:value="13049">
            <text:p>13049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854">
            <text:p>18854</text:p>
          </table:table-cell>
          <table:table-cell office:value-type="float" office:value="7082">
            <text:p>7082</text:p>
          </table:table-cell>
          <table:table-cell office:value-type="float" office:value="13619">
            <text:p>13619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312">
            <text:p>22312</text:p>
          </table:table-cell>
          <table:table-cell office:value-type="float" office:value="8264">
            <text:p>8264</text:p>
          </table:table-cell>
          <table:table-cell office:value-type="float" office:value="14213">
            <text:p>14213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746">
            <text:p>26746</text:p>
          </table:table-cell>
          <table:table-cell office:value-type="float" office:value="9448">
            <text:p>9448</text:p>
          </table:table-cell>
          <table:table-cell office:value-type="float" office:value="14214">
            <text:p>14214</text:p>
          </table:table-cell>
          <table:table-cell table:number-columns-repeated="6"/>
        </table:table-row>
        <table:table-row table:style-name="ro2">
          <table:table-cell office:value-type="string">
            <text:p>loading 800000 file into hash database in 26746ms</text:p>
          </table:table-cell>
          <table:table-cell table:number-columns-repeated="8"/>
          <table:table-cell/>
        </table:table-row>
        <table:table-row table:style-name="ro2">
          <table:table-cell office:value-type="string">
            <text:p>load</text:p>
          </table:table-cell>
          <table:table-cell office:value-type="float" office:value="26746">
            <text:p>26746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float" office:value="800000">
            <text:p>800000</text:p>
          </table:table-cell>
          <table:table-cell table:number-columns-repeated="3"/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office:value-type="string">
            <text:p>heap</text:p>
          </table:table-cell>
        </table:table-row>
        <table:table-row table:style-name="ro2">
          <table:table-cell office:value-type="string">
            <text:p>seen</text:p>
          </table:table-cell>
          <table:table-cell office:value-type="float" office:value="9448">
            <text:p>9448</text:p>
          </table:table-cell>
          <table:table-cell table:number-columns-repeated="3"/>
          <table:table-cell table:formula="oooc:=[.B15]" office:value-type="float" office:value="800000">
            <text:p>800000</text:p>
          </table:table-cell>
          <table:table-cell table:formula="oooc:=[.B14]" office:value-type="float" office:value="26746">
            <text:p>26746</text:p>
          </table:table-cell>
          <table:table-cell table:formula="oooc:=[.B16]" office:value-type="float" office:value="9448">
            <text:p>9448</text:p>
          </table:table-cell>
          <table:table-cell table:formula="oooc:=[.B17]" office:value-type="float" office:value="14806">
            <text:p>14806</text:p>
          </table:table-cell>
          <table:table-cell table:formula="oooc:=[.B18]/1024" office:value-type="float" office:value="41448">
            <text:p>41448</text:p>
          </table:table-cell>
        </table:table-row>
        <table:table-row table:style-name="ro2">
          <table:table-cell office:value-type="string">
            <text:p>walk</text:p>
          </table:table-cell>
          <table:table-cell office:value-type="float" office:value="14806">
            <text:p>14806</text:p>
          </table:table-cell>
          <table:table-cell table:number-columns-repeated="3"/>
          <table:table-cell table:formula="oooc:=[.B39]" office:value-type="float" office:value="1200000">
            <text:p>1200000</text:p>
          </table:table-cell>
          <table:table-cell table:formula="oooc:=[.B38]" office:value-type="float" office:value="40763">
            <text:p>40763</text:p>
          </table:table-cell>
          <table:table-cell table:formula="oooc:=[.B40]" office:value-type="float" office:value="16578">
            <text:p>16578</text:p>
          </table:table-cell>
          <table:table-cell table:formula="oooc:=[.B41]" office:value-type="float" office:value="33031">
            <text:p>33031</text:p>
          </table:table-cell>
          <table:table-cell table:formula="oooc:=[.B42]/1024" office:value-type="float" office:value="41448">
            <text:p>41448</text:p>
          </table:table-cell>
        </table:table-row>
        <table:table-row table:style-name="ro2">
          <table:table-cell office:value-type="string">
            <text:p>heap</text:p>
          </table:table-cell>
          <table:table-cell office:value-type="float" office:value="42442752">
            <text:p>42442752</text:p>
          </table:table-cell>
          <table:table-cell table:number-columns-repeated="3"/>
          <table:table-cell table:formula="oooc:=[.B71]" office:value-type="float" office:value="2000000">
            <text:p>2000000</text:p>
          </table:table-cell>
          <table:table-cell table:formula="oooc:=[.B70]" office:value-type="float" office:value="77498">
            <text:p>77498</text:p>
          </table:table-cell>
          <table:table-cell table:formula="oooc:=[.B72]" office:value-type="float" office:value="26802">
            <text:p>26802</text:p>
          </table:table-cell>
          <table:table-cell table:formula="oooc:=[.B73]" office:value-type="float" office:value="109445">
            <text:p>109445</text:p>
          </table:table-cell>
          <table:table-cell table:formula="oooc:=[.B74]/1024" office:value-type="float" office:value="41448">
            <text:p>41448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ooc:=SUM([.B14];[.B16];[.B17])" office:value-type="float" office:value="51000">
            <text:p>51000</text:p>
          </table:table-cell>
          <table:table-cell table:number-columns-repeated="3"/>
          <table:table-cell table:formula="oooc:=[.B113]" office:value-type="float" office:value="3000000">
            <text:p>3000000</text:p>
          </table:table-cell>
          <table:table-cell table:formula="oooc:=[.B112]" office:value-type="float" office:value="126497">
            <text:p>126497</text:p>
          </table:table-cell>
          <table:table-cell table:formula="oooc:=[.B114]" office:value-type="float" office:value="40396">
            <text:p>40396</text:p>
          </table:table-cell>
          <table:table-cell table:formula="oooc:=[.B115]" office:value-type="float" office:value="171384">
            <text:p>171384</text:p>
          </table:table-cell>
          <table:table-cell table:formula="oooc:=[.B116]/1024" office:value-type="float" office:value="41448">
            <text:p>41448</text:p>
          </table:table-cell>
        </table:table-row>
        <table:table-row table:style-name="ro2">
          <table:table-cell table:number-columns-repeated="5"/>
          <table:table-cell table:formula="oooc:=[.B171]" office:value-type="float" office:value="4641810">
            <text:p>4641810</text:p>
          </table:table-cell>
          <table:table-cell table:formula="oooc:=[.B170]" office:value-type="float" office:value="198686">
            <text:p>198686</text:p>
          </table:table-cell>
          <table:table-cell table:formula="oooc:=[.B172]" office:value-type="float" office:value="68138">
            <text:p>68138</text:p>
          </table:table-cell>
          <table:table-cell table:formula="oooc:=[.B173]" office:value-type="float" office:value="285969">
            <text:p>285969</text:p>
          </table:table-cell>
          <table:table-cell table:formula="oooc:=[.B174]/1024" office:value-type="float" office:value="41448">
            <text:p>41448</text:p>
          </table:table-cell>
        </table:table-row>
        <table:table-row table:style-name="ro2">
          <table:table-cell office:value-type="string">
            <text:p>cache</text:p>
          </table:table-cell>
          <table:table-cell office:value-type="float" office:value="33554432">
            <text:p>33554432</text:p>
          </table:table-cell>
          <table:table-cell table:number-columns-repeated="3"/>
          <table:table-cell table:formula="oooc:=[.B275]" office:value-type="float" office:value="9283620">
            <text:p>9283620</text:p>
          </table:table-cell>
          <table:table-cell table:formula="oooc:=[.B274]" office:value-type="float" office:value="435478">
            <text:p>435478</text:p>
          </table:table-cell>
          <table:table-cell table:formula="oooc:=[.B276]" office:value-type="float" office:value="140025">
            <text:p>140025</text:p>
          </table:table-cell>
          <table:table-cell table:formula="oooc:=[.B277]" office:value-type="float" office:value="618235">
            <text:p>618235</text:p>
          </table:table-cell>
          <table:table-cell table:formula="oooc:=[.B278]*[.J13]" office:value-type="float" office:value="0">
            <text:p>0</text:p>
          </table:table-cell>
        </table:table-row>
        <table:table-row table:style-name="ro2">
          <table:table-cell office:value-type="string">
            <text:p>bucket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option</text:p>
          </table:table-cell>
          <table:table-cell office:value-type="float" office:value="0">
            <text:p>0</text:p>
          </table:table-cell>
          <table:table-cell table:number-columns-repeated="2"/>
          <table:table-cell>
            <draw:frame table:end-cell-address="DB.K38" table:end-x="1.783cm" table:end-y="0.367cm" draw:z-index="0" draw:style-name="gr1" svg:width="14.005cm" svg:height="6.839cm" svg:x="1.326cm" svg:y="0.302cm">
              <draw:object draw:notify-on-update-of-ranges="DB.F15:DB.I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94">
            <text:p>2194</text:p>
          </table:table-cell>
          <table:table-cell office:value-type="float" office:value="1980">
            <text:p>1980</text:p>
          </table:table-cell>
          <table:table-cell office:value-type="float" office:value="18063">
            <text:p>18063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32">
            <text:p>5232</text:p>
          </table:table-cell>
          <table:table-cell office:value-type="float" office:value="3315">
            <text:p>3315</text:p>
          </table:table-cell>
          <table:table-cell office:value-type="float" office:value="20777">
            <text:p>20777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995">
            <text:p>8995</text:p>
          </table:table-cell>
          <table:table-cell office:value-type="float" office:value="4635">
            <text:p>4635</text:p>
          </table:table-cell>
          <table:table-cell office:value-type="float" office:value="25508">
            <text:p>25508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358">
            <text:p>12358</text:p>
          </table:table-cell>
          <table:table-cell office:value-type="float" office:value="5942">
            <text:p>5942</text:p>
          </table:table-cell>
          <table:table-cell office:value-type="float" office:value="28001">
            <text:p>28001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486">
            <text:p>15486</text:p>
          </table:table-cell>
          <table:table-cell office:value-type="float" office:value="7235">
            <text:p>7235</text:p>
          </table:table-cell>
          <table:table-cell office:value-type="float" office:value="28773">
            <text:p>28773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445">
            <text:p>19445</text:p>
          </table:table-cell>
          <table:table-cell office:value-type="float" office:value="8559">
            <text:p>8559</text:p>
          </table:table-cell>
          <table:table-cell office:value-type="float" office:value="29344">
            <text:p>29344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944">
            <text:p>22944</text:p>
          </table:table-cell>
          <table:table-cell office:value-type="float" office:value="9884">
            <text:p>9884</text:p>
          </table:table-cell>
          <table:table-cell office:value-type="float" office:value="29898">
            <text:p>29898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652">
            <text:p>26652</text:p>
          </table:table-cell>
          <table:table-cell office:value-type="float" office:value="11215">
            <text:p>11215</text:p>
          </table:table-cell>
          <table:table-cell office:value-type="float" office:value="30492">
            <text:p>30492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9701">
            <text:p>29701</text:p>
          </table:table-cell>
          <table:table-cell office:value-type="float" office:value="12527">
            <text:p>12527</text:p>
          </table:table-cell>
          <table:table-cell office:value-type="float" office:value="31014">
            <text:p>31014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013">
            <text:p>33013</text:p>
          </table:table-cell>
          <table:table-cell office:value-type="float" office:value="13864">
            <text:p>13864</text:p>
          </table:table-cell>
          <table:table-cell office:value-type="float" office:value="31577">
            <text:p>31577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651">
            <text:p>36651</text:p>
          </table:table-cell>
          <table:table-cell office:value-type="float" office:value="15243">
            <text:p>15243</text:p>
          </table:table-cell>
          <table:table-cell office:value-type="float" office:value="32439">
            <text:p>32439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762">
            <text:p>40762</text:p>
          </table:table-cell>
          <table:table-cell office:value-type="float" office:value="16578">
            <text:p>16578</text:p>
          </table:table-cell>
          <table:table-cell office:value-type="float" office:value="32440">
            <text:p>32440</text:p>
          </table:table-cell>
          <table:table-cell table:number-columns-repeated="6"/>
        </table:table-row>
        <table:table-row table:style-name="ro2">
          <table:table-cell office:value-type="string">
            <text:p>loading 1200000 file into hash database in 40763ms</text:p>
          </table:table-cell>
          <table:table-cell table:number-columns-repeated="9"/>
        </table:table-row>
        <table:table-row table:style-name="ro2">
          <table:table-cell office:value-type="string">
            <text:p>load</text:p>
          </table:table-cell>
          <table:table-cell office:value-type="float" office:value="40763">
            <text:p>40763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float" office:value="1200000">
            <text:p>1200000</text:p>
          </table:table-cell>
          <table:table-cell table:number-columns-repeated="8"/>
        </table:table-row>
        <table:table-row table:style-name="ro2">
          <table:table-cell office:value-type="string">
            <text:p>seen</text:p>
          </table:table-cell>
          <table:table-cell office:value-type="float" office:value="16578">
            <text:p>16578</text:p>
          </table:table-cell>
          <table:table-cell table:number-columns-repeated="8"/>
        </table:table-row>
        <table:table-row table:style-name="ro2">
          <table:table-cell office:value-type="string">
            <text:p>walk</text:p>
          </table:table-cell>
          <table:table-cell office:value-type="float" office:value="33031">
            <text:p>33031</text:p>
          </table:table-cell>
          <table:table-cell table:number-columns-repeated="8"/>
        </table:table-row>
        <table:table-row table:style-name="ro2">
          <table:table-cell office:value-type="string">
            <text:p>heap</text:p>
          </table:table-cell>
          <table:table-cell office:value-type="float" office:value="42442752">
            <text:p>42442752</text:p>
          </table:table-cell>
          <table:table-cell table:number-columns-repeated="8"/>
        </table:table-row>
        <table:table-row table:style-name="ro2">
          <table:table-cell office:value-type="string">
            <text:p>total</text:p>
          </table:table-cell>
          <table:table-cell table:formula="oooc:=SUM([.B38];[.B40];[.B41])" office:value-type="float" office:value="90372">
            <text:p>90372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cache</text:p>
          </table:table-cell>
          <table:table-cell office:value-type="float" office:value="33554432">
            <text:p>33554432</text:p>
          </table:table-cell>
          <table:table-cell table:number-columns-repeated="8"/>
        </table:table-row>
        <table:table-row table:style-name="ro2">
          <table:table-cell office:value-type="string">
            <text:p>bucket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option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05">
            <text:p>2205</text:p>
          </table:table-cell>
          <table:table-cell office:value-type="float" office:value="1932">
            <text:p>1932</text:p>
          </table:table-cell>
          <table:table-cell office:value-type="float" office:value="31619">
            <text:p>31619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82">
            <text:p>5282</text:p>
          </table:table-cell>
          <table:table-cell office:value-type="float" office:value="3256">
            <text:p>3256</text:p>
          </table:table-cell>
          <table:table-cell office:value-type="float" office:value="35521">
            <text:p>35521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030">
            <text:p>9030</text:p>
          </table:table-cell>
          <table:table-cell office:value-type="float" office:value="4589">
            <text:p>4589</text:p>
          </table:table-cell>
          <table:table-cell office:value-type="float" office:value="40081">
            <text:p>40081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466">
            <text:p>12466</text:p>
          </table:table-cell>
          <table:table-cell office:value-type="float" office:value="5901">
            <text:p>5901</text:p>
          </table:table-cell>
          <table:table-cell office:value-type="float" office:value="44022">
            <text:p>44022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572">
            <text:p>15572</text:p>
          </table:table-cell>
          <table:table-cell office:value-type="float" office:value="7191">
            <text:p>7191</text:p>
          </table:table-cell>
          <table:table-cell office:value-type="float" office:value="47648">
            <text:p>47648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983">
            <text:p>18983</text:p>
          </table:table-cell>
          <table:table-cell office:value-type="float" office:value="8502">
            <text:p>8502</text:p>
          </table:table-cell>
          <table:table-cell office:value-type="float" office:value="52066">
            <text:p>52066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467">
            <text:p>22467</text:p>
          </table:table-cell>
          <table:table-cell office:value-type="float" office:value="9818">
            <text:p>9818</text:p>
          </table:table-cell>
          <table:table-cell office:value-type="float" office:value="55843">
            <text:p>55843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187">
            <text:p>26187</text:p>
          </table:table-cell>
          <table:table-cell office:value-type="float" office:value="11135">
            <text:p>11135</text:p>
          </table:table-cell>
          <table:table-cell office:value-type="float" office:value="59825">
            <text:p>59825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054">
            <text:p>30054</text:p>
          </table:table-cell>
          <table:table-cell office:value-type="float" office:value="12423">
            <text:p>12423</text:p>
          </table:table-cell>
          <table:table-cell office:value-type="float" office:value="63502">
            <text:p>63502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985">
            <text:p>33985</text:p>
          </table:table-cell>
          <table:table-cell office:value-type="float" office:value="13721">
            <text:p>13721</text:p>
          </table:table-cell>
          <table:table-cell office:value-type="float" office:value="67585">
            <text:p>67585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136">
            <text:p>38136</text:p>
          </table:table-cell>
          <table:table-cell office:value-type="float" office:value="15039">
            <text:p>15039</text:p>
          </table:table-cell>
          <table:table-cell office:value-type="float" office:value="72424">
            <text:p>72424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813">
            <text:p>42813</text:p>
          </table:table-cell>
          <table:table-cell office:value-type="float" office:value="16366">
            <text:p>16366</text:p>
          </table:table-cell>
          <table:table-cell office:value-type="float" office:value="76347">
            <text:p>76347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569">
            <text:p>47569</text:p>
          </table:table-cell>
          <table:table-cell office:value-type="float" office:value="17685">
            <text:p>17685</text:p>
          </table:table-cell>
          <table:table-cell office:value-type="float" office:value="80513">
            <text:p>80513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427">
            <text:p>51427</text:p>
          </table:table-cell>
          <table:table-cell office:value-type="float" office:value="18981">
            <text:p>18981</text:p>
          </table:table-cell>
          <table:table-cell office:value-type="float" office:value="84581">
            <text:p>8458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5766">
            <text:p>55766</text:p>
          </table:table-cell>
          <table:table-cell office:value-type="float" office:value="20281">
            <text:p>20281</text:p>
          </table:table-cell>
          <table:table-cell office:value-type="float" office:value="88814">
            <text:p>88814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0007">
            <text:p>60007</text:p>
          </table:table-cell>
          <table:table-cell office:value-type="float" office:value="21594">
            <text:p>21594</text:p>
          </table:table-cell>
          <table:table-cell office:value-type="float" office:value="92584">
            <text:p>92584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4865">
            <text:p>64865</text:p>
          </table:table-cell>
          <table:table-cell office:value-type="float" office:value="22909">
            <text:p>22909</text:p>
          </table:table-cell>
          <table:table-cell office:value-type="float" office:value="96481">
            <text:p>96481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8869">
            <text:p>68869</text:p>
          </table:table-cell>
          <table:table-cell office:value-type="float" office:value="24204">
            <text:p>24204</text:p>
          </table:table-cell>
          <table:table-cell office:value-type="float" office:value="100468">
            <text:p>100468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2832">
            <text:p>72832</text:p>
          </table:table-cell>
          <table:table-cell office:value-type="float" office:value="25491">
            <text:p>25491</text:p>
          </table:table-cell>
          <table:table-cell office:value-type="float" office:value="104240">
            <text:p>104240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7498">
            <text:p>77498</text:p>
          </table:table-cell>
          <table:table-cell office:value-type="float" office:value="26802">
            <text:p>26802</text:p>
          </table:table-cell>
          <table:table-cell office:value-type="float" office:value="104241">
            <text:p>104241</text:p>
          </table:table-cell>
          <table:table-cell table:number-columns-repeated="6"/>
        </table:table-row>
        <table:table-row table:style-name="ro2">
          <table:table-cell office:value-type="string">
            <text:p>loading 2000000 file into hash database in 77498ms</text:p>
          </table:table-cell>
          <table:table-cell table:number-columns-repeated="9"/>
        </table:table-row>
        <table:table-row table:style-name="ro2">
          <table:table-cell office:value-type="string">
            <text:p>load</text:p>
          </table:table-cell>
          <table:table-cell office:value-type="float" office:value="77498">
            <text:p>77498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float" office:value="2000000">
            <text:p>2000000</text:p>
          </table:table-cell>
          <table:table-cell table:number-columns-repeated="8"/>
        </table:table-row>
        <table:table-row table:style-name="ro2">
          <table:table-cell office:value-type="string">
            <text:p>seen</text:p>
          </table:table-cell>
          <table:table-cell office:value-type="float" office:value="26802">
            <text:p>26802</text:p>
          </table:table-cell>
          <table:table-cell table:number-columns-repeated="8"/>
        </table:table-row>
        <table:table-row table:style-name="ro2">
          <table:table-cell office:value-type="string">
            <text:p>walk</text:p>
          </table:table-cell>
          <table:table-cell office:value-type="float" office:value="109445">
            <text:p>109445</text:p>
          </table:table-cell>
          <table:table-cell table:number-columns-repeated="8"/>
        </table:table-row>
        <table:table-row table:style-name="ro2">
          <table:table-cell office:value-type="string">
            <text:p>heap</text:p>
          </table:table-cell>
          <table:table-cell office:value-type="float" office:value="42442752">
            <text:p>42442752</text:p>
          </table:table-cell>
          <table:table-cell table:number-columns-repeated="8"/>
        </table:table-row>
        <table:table-row table:style-name="ro2">
          <table:table-cell office:value-type="string">
            <text:p>total</text:p>
          </table:table-cell>
          <table:table-cell table:formula="oooc:=SUM([.B70];[.B72];[.B73])" office:value-type="float" office:value="213745">
            <text:p>213745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cache</text:p>
          </table:table-cell>
          <table:table-cell office:value-type="float" office:value="33554432">
            <text:p>33554432</text:p>
          </table:table-cell>
          <table:table-cell table:number-columns-repeated="8"/>
        </table:table-row>
        <table:table-row table:style-name="ro2">
          <table:table-cell office:value-type="string">
            <text:p>bucket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option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48">
            <text:p>2248</text:p>
          </table:table-cell>
          <table:table-cell office:value-type="float" office:value="1347">
            <text:p>1347</text:p>
          </table:table-cell>
          <table:table-cell office:value-type="float" office:value="44866">
            <text:p>44866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99">
            <text:p>5299</text:p>
          </table:table-cell>
          <table:table-cell office:value-type="float" office:value="2683">
            <text:p>2683</text:p>
          </table:table-cell>
          <table:table-cell office:value-type="float" office:value="48856">
            <text:p>48856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039">
            <text:p>9039</text:p>
          </table:table-cell>
          <table:table-cell office:value-type="float" office:value="4199">
            <text:p>4199</text:p>
          </table:table-cell>
          <table:table-cell office:value-type="float" office:value="53403">
            <text:p>53403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455">
            <text:p>12455</text:p>
          </table:table-cell>
          <table:table-cell office:value-type="float" office:value="5526">
            <text:p>5526</text:p>
          </table:table-cell>
          <table:table-cell office:value-type="float" office:value="57417">
            <text:p>57417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470">
            <text:p>15470</text:p>
          </table:table-cell>
          <table:table-cell office:value-type="float" office:value="6827">
            <text:p>6827</text:p>
          </table:table-cell>
          <table:table-cell office:value-type="float" office:value="61043">
            <text:p>61043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876">
            <text:p>18876</text:p>
          </table:table-cell>
          <table:table-cell office:value-type="float" office:value="8162">
            <text:p>8162</text:p>
          </table:table-cell>
          <table:table-cell office:value-type="float" office:value="65584">
            <text:p>65584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672">
            <text:p>22672</text:p>
          </table:table-cell>
          <table:table-cell office:value-type="float" office:value="9494">
            <text:p>9494</text:p>
          </table:table-cell>
          <table:table-cell office:value-type="float" office:value="69468">
            <text:p>69468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6966">
            <text:p>26966</text:p>
          </table:table-cell>
          <table:table-cell office:value-type="float" office:value="10841">
            <text:p>10841</text:p>
          </table:table-cell>
          <table:table-cell office:value-type="float" office:value="73496">
            <text:p>73496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712">
            <text:p>30712</text:p>
          </table:table-cell>
          <table:table-cell office:value-type="float" office:value="12149">
            <text:p>12149</text:p>
          </table:table-cell>
          <table:table-cell office:value-type="float" office:value="77960">
            <text:p>7796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544">
            <text:p>34544</text:p>
          </table:table-cell>
          <table:table-cell office:value-type="float" office:value="13462">
            <text:p>13462</text:p>
          </table:table-cell>
          <table:table-cell office:value-type="float" office:value="82053">
            <text:p>82053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680">
            <text:p>38680</text:p>
          </table:table-cell>
          <table:table-cell office:value-type="float" office:value="14793">
            <text:p>14793</text:p>
          </table:table-cell>
          <table:table-cell office:value-type="float" office:value="86750">
            <text:p>8675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3552">
            <text:p>43552</text:p>
          </table:table-cell>
          <table:table-cell office:value-type="float" office:value="16141">
            <text:p>16141</text:p>
          </table:table-cell>
          <table:table-cell office:value-type="float" office:value="90674">
            <text:p>90674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984">
            <text:p>47984</text:p>
          </table:table-cell>
          <table:table-cell office:value-type="float" office:value="17476">
            <text:p>17476</text:p>
          </table:table-cell>
          <table:table-cell office:value-type="float" office:value="94951">
            <text:p>9495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968">
            <text:p>51968</text:p>
          </table:table-cell>
          <table:table-cell office:value-type="float" office:value="18791">
            <text:p>18791</text:p>
          </table:table-cell>
          <table:table-cell office:value-type="float" office:value="98871">
            <text:p>9887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6110">
            <text:p>56110</text:p>
          </table:table-cell>
          <table:table-cell office:value-type="float" office:value="20110">
            <text:p>20110</text:p>
          </table:table-cell>
          <table:table-cell office:value-type="float" office:value="103024">
            <text:p>103024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0829">
            <text:p>60829</text:p>
          </table:table-cell>
          <table:table-cell office:value-type="float" office:value="21445">
            <text:p>21445</text:p>
          </table:table-cell>
          <table:table-cell office:value-type="float" office:value="106894">
            <text:p>106894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5630">
            <text:p>65630</text:p>
          </table:table-cell>
          <table:table-cell office:value-type="float" office:value="22780">
            <text:p>22780</text:p>
          </table:table-cell>
          <table:table-cell office:value-type="float" office:value="110731">
            <text:p>110731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9520">
            <text:p>69520</text:p>
          </table:table-cell>
          <table:table-cell office:value-type="float" office:value="24095">
            <text:p>24095</text:p>
          </table:table-cell>
          <table:table-cell office:value-type="float" office:value="114737">
            <text:p>114737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3231">
            <text:p>73231</text:p>
          </table:table-cell>
          <table:table-cell office:value-type="float" office:value="25410">
            <text:p>25410</text:p>
          </table:table-cell>
          <table:table-cell office:value-type="float" office:value="118689">
            <text:p>118689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8472">
            <text:p>78472</text:p>
          </table:table-cell>
          <table:table-cell office:value-type="float" office:value="26759">
            <text:p>26759</text:p>
          </table:table-cell>
          <table:table-cell office:value-type="float" office:value="123771">
            <text:p>123771</text:p>
          </table:table-cell>
          <table:table-cell table:number-columns-repeated="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3626">
            <text:p>83626</text:p>
          </table:table-cell>
          <table:table-cell office:value-type="float" office:value="28106">
            <text:p>28106</text:p>
          </table:table-cell>
          <table:table-cell office:value-type="float" office:value="128847">
            <text:p>128847</text:p>
          </table:table-cell>
          <table:table-cell table:number-columns-repeated="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8881">
            <text:p>88881</text:p>
          </table:table-cell>
          <table:table-cell office:value-type="float" office:value="29456">
            <text:p>29456</text:p>
          </table:table-cell>
          <table:table-cell office:value-type="float" office:value="133712">
            <text:p>133712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3275">
            <text:p>93275</text:p>
          </table:table-cell>
          <table:table-cell office:value-type="float" office:value="30777">
            <text:p>30777</text:p>
          </table:table-cell>
          <table:table-cell office:value-type="float" office:value="138549">
            <text:p>138549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7473">
            <text:p>97473</text:p>
          </table:table-cell>
          <table:table-cell office:value-type="float" office:value="32098">
            <text:p>32098</text:p>
          </table:table-cell>
          <table:table-cell office:value-type="float" office:value="143271">
            <text:p>143271</text:p>
          </table:table-cell>
          <table:table-cell table:number-columns-repeated="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02027">
            <text:p>102027</text:p>
          </table:table-cell>
          <table:table-cell office:value-type="float" office:value="33471">
            <text:p>33471</text:p>
          </table:table-cell>
          <table:table-cell office:value-type="float" office:value="148594">
            <text:p>148594</text:p>
          </table:table-cell>
          <table:table-cell table:number-columns-repeated="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6625">
            <text:p>106625</text:p>
          </table:table-cell>
          <table:table-cell office:value-type="float" office:value="34965">
            <text:p>34965</text:p>
          </table:table-cell>
          <table:table-cell office:value-type="float" office:value="153498">
            <text:p>153498</text:p>
          </table:table-cell>
          <table:table-cell table:number-columns-repeated="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1208">
            <text:p>111208</text:p>
          </table:table-cell>
          <table:table-cell office:value-type="float" office:value="36294">
            <text:p>36294</text:p>
          </table:table-cell>
          <table:table-cell office:value-type="float" office:value="158100">
            <text:p>158100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5676">
            <text:p>115676</text:p>
          </table:table-cell>
          <table:table-cell office:value-type="float" office:value="37606">
            <text:p>37606</text:p>
          </table:table-cell>
          <table:table-cell office:value-type="float" office:value="162707">
            <text:p>162707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0976">
            <text:p>120976</text:p>
          </table:table-cell>
          <table:table-cell office:value-type="float" office:value="39025">
            <text:p>39025</text:p>
          </table:table-cell>
          <table:table-cell office:value-type="float" office:value="167135">
            <text:p>167135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6497">
            <text:p>126497</text:p>
          </table:table-cell>
          <table:table-cell office:value-type="float" office:value="40396">
            <text:p>40396</text:p>
          </table:table-cell>
          <table:table-cell office:value-type="float" office:value="167136">
            <text:p>167136</text:p>
          </table:table-cell>
          <table:table-cell table:number-columns-repeated="6"/>
        </table:table-row>
        <table:table-row table:style-name="ro2">
          <table:table-cell office:value-type="string">
            <text:p>loading 3000000 file into hash database in 126497ms</text:p>
          </table:table-cell>
          <table:table-cell table:number-columns-repeated="9"/>
        </table:table-row>
        <table:table-row table:style-name="ro2">
          <table:table-cell office:value-type="string">
            <text:p>load</text:p>
          </table:table-cell>
          <table:table-cell office:value-type="float" office:value="126497">
            <text:p>126497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float" office:value="3000000">
            <text:p>3000000</text:p>
          </table:table-cell>
          <table:table-cell table:number-columns-repeated="8"/>
        </table:table-row>
        <table:table-row table:style-name="ro2">
          <table:table-cell office:value-type="string">
            <text:p>seen</text:p>
          </table:table-cell>
          <table:table-cell office:value-type="float" office:value="40396">
            <text:p>40396</text:p>
          </table:table-cell>
          <table:table-cell table:number-columns-repeated="8"/>
        </table:table-row>
        <table:table-row table:style-name="ro2">
          <table:table-cell office:value-type="string">
            <text:p>walk</text:p>
          </table:table-cell>
          <table:table-cell office:value-type="float" office:value="171384">
            <text:p>171384</text:p>
          </table:table-cell>
          <table:table-cell table:number-columns-repeated="8"/>
        </table:table-row>
        <table:table-row table:style-name="ro2">
          <table:table-cell office:value-type="string">
            <text:p>heap</text:p>
          </table:table-cell>
          <table:table-cell office:value-type="float" office:value="42442752">
            <text:p>42442752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cache</text:p>
          </table:table-cell>
          <table:table-cell office:value-type="float" office:value="33554432">
            <text:p>33554432</text:p>
          </table:table-cell>
          <table:table-cell table:number-columns-repeated="8"/>
        </table:table-row>
        <table:table-row table:style-name="ro2">
          <table:table-cell office:value-type="string">
            <text:p>bucket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option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21">
            <text:p>2221</text:p>
          </table:table-cell>
          <table:table-cell office:value-type="float" office:value="1487">
            <text:p>1487</text:p>
          </table:table-cell>
          <table:table-cell office:value-type="float" office:value="72659">
            <text:p>72659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322">
            <text:p>5322</text:p>
          </table:table-cell>
          <table:table-cell office:value-type="float" office:value="2939">
            <text:p>2939</text:p>
          </table:table-cell>
          <table:table-cell office:value-type="float" office:value="77257">
            <text:p>77257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625">
            <text:p>9625</text:p>
          </table:table-cell>
          <table:table-cell office:value-type="float" office:value="4478">
            <text:p>4478</text:p>
          </table:table-cell>
          <table:table-cell office:value-type="float" office:value="81465">
            <text:p>81465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000">
            <text:p>13000</text:p>
          </table:table-cell>
          <table:table-cell office:value-type="float" office:value="5918">
            <text:p>5918</text:p>
          </table:table-cell>
          <table:table-cell office:value-type="float" office:value="85443">
            <text:p>85443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307">
            <text:p>16307</text:p>
          </table:table-cell>
          <table:table-cell office:value-type="float" office:value="7332">
            <text:p>7332</text:p>
          </table:table-cell>
          <table:table-cell office:value-type="float" office:value="89196">
            <text:p>89196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8">
            <text:p>19718</text:p>
          </table:table-cell>
          <table:table-cell office:value-type="float" office:value="8769">
            <text:p>8769</text:p>
          </table:table-cell>
          <table:table-cell office:value-type="float" office:value="93818">
            <text:p>93818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795">
            <text:p>23795</text:p>
          </table:table-cell>
          <table:table-cell office:value-type="float" office:value="10210">
            <text:p>10210</text:p>
          </table:table-cell>
          <table:table-cell office:value-type="float" office:value="97755">
            <text:p>97755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915">
            <text:p>27915</text:p>
          </table:table-cell>
          <table:table-cell office:value-type="float" office:value="11652">
            <text:p>11652</text:p>
          </table:table-cell>
          <table:table-cell office:value-type="float" office:value="102221">
            <text:p>10222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985">
            <text:p>30985</text:p>
          </table:table-cell>
          <table:table-cell office:value-type="float" office:value="13067">
            <text:p>13067</text:p>
          </table:table-cell>
          <table:table-cell office:value-type="float" office:value="106714">
            <text:p>106714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499">
            <text:p>34499</text:p>
          </table:table-cell>
          <table:table-cell office:value-type="float" office:value="14492">
            <text:p>14492</text:p>
          </table:table-cell>
          <table:table-cell office:value-type="float" office:value="110902">
            <text:p>110902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777">
            <text:p>38777</text:p>
          </table:table-cell>
          <table:table-cell office:value-type="float" office:value="15938">
            <text:p>15938</text:p>
          </table:table-cell>
          <table:table-cell office:value-type="float" office:value="115267">
            <text:p>115267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642">
            <text:p>42642</text:p>
          </table:table-cell>
          <table:table-cell office:value-type="float" office:value="17403">
            <text:p>17403</text:p>
          </table:table-cell>
          <table:table-cell office:value-type="float" office:value="119250">
            <text:p>11925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917">
            <text:p>46917</text:p>
          </table:table-cell>
          <table:table-cell office:value-type="float" office:value="18852">
            <text:p>18852</text:p>
          </table:table-cell>
          <table:table-cell office:value-type="float" office:value="123364">
            <text:p>123364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502">
            <text:p>50502</text:p>
          </table:table-cell>
          <table:table-cell office:value-type="float" office:value="20278">
            <text:p>20278</text:p>
          </table:table-cell>
          <table:table-cell office:value-type="float" office:value="127228">
            <text:p>127228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4061">
            <text:p>54061</text:p>
          </table:table-cell>
          <table:table-cell office:value-type="float" office:value="21711">
            <text:p>21711</text:p>
          </table:table-cell>
          <table:table-cell office:value-type="float" office:value="131334">
            <text:p>131334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8287">
            <text:p>58287</text:p>
          </table:table-cell>
          <table:table-cell office:value-type="float" office:value="23165">
            <text:p>23165</text:p>
          </table:table-cell>
          <table:table-cell office:value-type="float" office:value="135167">
            <text:p>135167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2538">
            <text:p>62538</text:p>
          </table:table-cell>
          <table:table-cell office:value-type="float" office:value="24628">
            <text:p>24628</text:p>
          </table:table-cell>
          <table:table-cell office:value-type="float" office:value="139049">
            <text:p>139049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960">
            <text:p>65960</text:p>
          </table:table-cell>
          <table:table-cell office:value-type="float" office:value="26054">
            <text:p>26054</text:p>
          </table:table-cell>
          <table:table-cell office:value-type="float" office:value="143087">
            <text:p>143087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9531">
            <text:p>69531</text:p>
          </table:table-cell>
          <table:table-cell office:value-type="float" office:value="27471">
            <text:p>27471</text:p>
          </table:table-cell>
          <table:table-cell office:value-type="float" office:value="147054">
            <text:p>147054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4190">
            <text:p>74190</text:p>
          </table:table-cell>
          <table:table-cell office:value-type="float" office:value="28930">
            <text:p>28930</text:p>
          </table:table-cell>
          <table:table-cell office:value-type="float" office:value="151906">
            <text:p>151906</text:p>
          </table:table-cell>
          <table:table-cell table:number-columns-repeated="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8792">
            <text:p>78792</text:p>
          </table:table-cell>
          <table:table-cell office:value-type="float" office:value="30393">
            <text:p>30393</text:p>
          </table:table-cell>
          <table:table-cell office:value-type="float" office:value="156929">
            <text:p>156929</text:p>
          </table:table-cell>
          <table:table-cell table:number-columns-repeated="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3557">
            <text:p>83557</text:p>
          </table:table-cell>
          <table:table-cell office:value-type="float" office:value="31860">
            <text:p>31860</text:p>
          </table:table-cell>
          <table:table-cell office:value-type="float" office:value="161809">
            <text:p>161809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7425">
            <text:p>87425</text:p>
          </table:table-cell>
          <table:table-cell office:value-type="float" office:value="33295">
            <text:p>33295</text:p>
          </table:table-cell>
          <table:table-cell office:value-type="float" office:value="166622">
            <text:p>166622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1356">
            <text:p>91356</text:p>
          </table:table-cell>
          <table:table-cell office:value-type="float" office:value="35051">
            <text:p>35051</text:p>
          </table:table-cell>
          <table:table-cell office:value-type="float" office:value="171461">
            <text:p>171461</text:p>
          </table:table-cell>
          <table:table-cell table:number-columns-repeated="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5487">
            <text:p>95487</text:p>
          </table:table-cell>
          <table:table-cell office:value-type="float" office:value="36739">
            <text:p>36739</text:p>
          </table:table-cell>
          <table:table-cell office:value-type="float" office:value="177562">
            <text:p>177562</text:p>
          </table:table-cell>
          <table:table-cell table:number-columns-repeated="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9634">
            <text:p>99634</text:p>
          </table:table-cell>
          <table:table-cell office:value-type="float" office:value="38200">
            <text:p>38200</text:p>
          </table:table-cell>
          <table:table-cell office:value-type="float" office:value="182680">
            <text:p>182680</text:p>
          </table:table-cell>
          <table:table-cell table:number-columns-repeated="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4258">
            <text:p>104258</text:p>
          </table:table-cell>
          <table:table-cell office:value-type="float" office:value="39683">
            <text:p>39683</text:p>
          </table:table-cell>
          <table:table-cell office:value-type="float" office:value="188146">
            <text:p>188146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8072">
            <text:p>108072</text:p>
          </table:table-cell>
          <table:table-cell office:value-type="float" office:value="41113">
            <text:p>41113</text:p>
          </table:table-cell>
          <table:table-cell office:value-type="float" office:value="192872">
            <text:p>192872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3026">
            <text:p>113026</text:p>
          </table:table-cell>
          <table:table-cell office:value-type="float" office:value="42579">
            <text:p>42579</text:p>
          </table:table-cell>
          <table:table-cell office:value-type="float" office:value="198228">
            <text:p>198228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8045">
            <text:p>118045</text:p>
          </table:table-cell>
          <table:table-cell office:value-type="float" office:value="44061">
            <text:p>44061</text:p>
          </table:table-cell>
          <table:table-cell office:value-type="float" office:value="203354">
            <text:p>203354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2905">
            <text:p>122905</text:p>
          </table:table-cell>
          <table:table-cell office:value-type="float" office:value="45548">
            <text:p>45548</text:p>
          </table:table-cell>
          <table:table-cell office:value-type="float" office:value="209237">
            <text:p>209237</text:p>
          </table:table-cell>
          <table:table-cell table:number-columns-repeated="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8042">
            <text:p>128042</text:p>
          </table:table-cell>
          <table:table-cell office:value-type="float" office:value="47013">
            <text:p>47013</text:p>
          </table:table-cell>
          <table:table-cell office:value-type="float" office:value="214063">
            <text:p>214063</text:p>
          </table:table-cell>
          <table:table-cell table:number-columns-repeated="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2790">
            <text:p>132790</text:p>
          </table:table-cell>
          <table:table-cell office:value-type="float" office:value="48461">
            <text:p>48461</text:p>
          </table:table-cell>
          <table:table-cell office:value-type="float" office:value="218904">
            <text:p>218904</text:p>
          </table:table-cell>
          <table:table-cell table:number-columns-repeated="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7533">
            <text:p>137533</text:p>
          </table:table-cell>
          <table:table-cell office:value-type="float" office:value="49937">
            <text:p>49937</text:p>
          </table:table-cell>
          <table:table-cell office:value-type="float" office:value="224469">
            <text:p>224469</text:p>
          </table:table-cell>
          <table:table-cell table:number-columns-repeated="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2487">
            <text:p>142487</text:p>
          </table:table-cell>
          <table:table-cell office:value-type="float" office:value="51414">
            <text:p>51414</text:p>
          </table:table-cell>
          <table:table-cell office:value-type="float" office:value="230125">
            <text:p>230125</text:p>
          </table:table-cell>
          <table:table-cell table:number-columns-repeated="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7490">
            <text:p>147490</text:p>
          </table:table-cell>
          <table:table-cell office:value-type="float" office:value="52891">
            <text:p>52891</text:p>
          </table:table-cell>
          <table:table-cell office:value-type="float" office:value="235506">
            <text:p>235506</text:p>
          </table:table-cell>
          <table:table-cell table:number-columns-repeated="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1572">
            <text:p>151572</text:p>
          </table:table-cell>
          <table:table-cell office:value-type="float" office:value="54339">
            <text:p>54339</text:p>
          </table:table-cell>
          <table:table-cell office:value-type="float" office:value="240409">
            <text:p>240409</text:p>
          </table:table-cell>
          <table:table-cell table:number-columns-repeated="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6285">
            <text:p>156285</text:p>
          </table:table-cell>
          <table:table-cell office:value-type="float" office:value="55801">
            <text:p>55801</text:p>
          </table:table-cell>
          <table:table-cell office:value-type="float" office:value="245282">
            <text:p>245282</text:p>
          </table:table-cell>
          <table:table-cell table:number-columns-repeated="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61482">
            <text:p>161482</text:p>
          </table:table-cell>
          <table:table-cell office:value-type="float" office:value="57276">
            <text:p>57276</text:p>
          </table:table-cell>
          <table:table-cell office:value-type="float" office:value="250904">
            <text:p>250904</text:p>
          </table:table-cell>
          <table:table-cell table:number-columns-repeated="6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6828">
            <text:p>166828</text:p>
          </table:table-cell>
          <table:table-cell office:value-type="float" office:value="58764">
            <text:p>58764</text:p>
          </table:table-cell>
          <table:table-cell office:value-type="float" office:value="256506">
            <text:p>256506</text:p>
          </table:table-cell>
          <table:table-cell table:number-columns-repeated="6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72309">
            <text:p>172309</text:p>
          </table:table-cell>
          <table:table-cell office:value-type="float" office:value="60236">
            <text:p>60236</text:p>
          </table:table-cell>
          <table:table-cell office:value-type="float" office:value="261563">
            <text:p>261563</text:p>
          </table:table-cell>
          <table:table-cell table:number-columns-repeated="6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76758">
            <text:p>176758</text:p>
          </table:table-cell>
          <table:table-cell office:value-type="float" office:value="61687">
            <text:p>61687</text:p>
          </table:table-cell>
          <table:table-cell office:value-type="float" office:value="266122">
            <text:p>266122</text:p>
          </table:table-cell>
          <table:table-cell table:number-columns-repeated="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81627">
            <text:p>181627</text:p>
          </table:table-cell>
          <table:table-cell office:value-type="float" office:value="63148">
            <text:p>63148</text:p>
          </table:table-cell>
          <table:table-cell office:value-type="float" office:value="270750">
            <text:p>270750</text:p>
          </table:table-cell>
          <table:table-cell table:number-columns-repeated="6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86868">
            <text:p>186868</text:p>
          </table:table-cell>
          <table:table-cell office:value-type="float" office:value="64622">
            <text:p>64622</text:p>
          </table:table-cell>
          <table:table-cell office:value-type="float" office:value="275335">
            <text:p>275335</text:p>
          </table:table-cell>
          <table:table-cell table:number-columns-repeated="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92116">
            <text:p>192116</text:p>
          </table:table-cell>
          <table:table-cell office:value-type="float" office:value="66089">
            <text:p>66089</text:p>
          </table:table-cell>
          <table:table-cell office:value-type="float" office:value="280051">
            <text:p>280051</text:p>
          </table:table-cell>
          <table:table-cell table:number-columns-repeated="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96686">
            <text:p>196686</text:p>
          </table:table-cell>
          <table:table-cell office:value-type="float" office:value="67537">
            <text:p>67537</text:p>
          </table:table-cell>
          <table:table-cell office:value-type="float" office:value="284210">
            <text:p>284210</text:p>
          </table:table-cell>
          <table:table-cell table:number-columns-repeated="6"/>
        </table:table-row>
        <table:table-row table:style-name="ro2">
          <table:table-cell office:value-type="string">
            <text:p>loading 4641810 file into hash database in 198686ms</text:p>
          </table:table-cell>
          <table:table-cell table:number-columns-repeated="9"/>
        </table:table-row>
        <table:table-row table:style-name="ro2">
          <table:table-cell office:value-type="string">
            <text:p>load</text:p>
          </table:table-cell>
          <table:table-cell office:value-type="float" office:value="198686">
            <text:p>198686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float" office:value="4641810">
            <text:p>4641810</text:p>
          </table:table-cell>
          <table:table-cell table:number-columns-repeated="8"/>
        </table:table-row>
        <table:table-row table:style-name="ro2">
          <table:table-cell office:value-type="string">
            <text:p>seen</text:p>
          </table:table-cell>
          <table:table-cell office:value-type="float" office:value="68138">
            <text:p>68138</text:p>
          </table:table-cell>
          <table:table-cell table:number-columns-repeated="8"/>
        </table:table-row>
        <table:table-row table:style-name="ro2">
          <table:table-cell office:value-type="string">
            <text:p>walk</text:p>
          </table:table-cell>
          <table:table-cell office:value-type="float" office:value="285969">
            <text:p>285969</text:p>
          </table:table-cell>
          <table:table-cell table:number-columns-repeated="8"/>
        </table:table-row>
        <table:table-row table:style-name="ro2">
          <table:table-cell office:value-type="string">
            <text:p>heap</text:p>
          </table:table-cell>
          <table:table-cell office:value-type="float" office:value="42442752">
            <text:p>42442752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cache</text:p>
          </table:table-cell>
          <table:table-cell office:value-type="float" office:value="33554432">
            <text:p>33554432</text:p>
          </table:table-cell>
          <table:table-cell table:number-columns-repeated="8"/>
        </table:table-row>
        <table:table-row table:style-name="ro2">
          <table:table-cell office:value-type="string">
            <text:p>bucket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option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60">
            <text:p>2260</text:p>
          </table:table-cell>
          <table:table-cell office:value-type="float" office:value="1537">
            <text:p>1537</text:p>
          </table:table-cell>
          <table:table-cell office:value-type="float" office:value="144819">
            <text:p>144819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309">
            <text:p>5309</text:p>
          </table:table-cell>
          <table:table-cell office:value-type="float" office:value="3276">
            <text:p>3276</text:p>
          </table:table-cell>
          <table:table-cell office:value-type="float" office:value="149265">
            <text:p>149265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469">
            <text:p>9469</text:p>
          </table:table-cell>
          <table:table-cell office:value-type="float" office:value="4773">
            <text:p>4773</text:p>
          </table:table-cell>
          <table:table-cell office:value-type="float" office:value="153411">
            <text:p>153411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089">
            <text:p>13089</text:p>
          </table:table-cell>
          <table:table-cell office:value-type="float" office:value="6249">
            <text:p>6249</text:p>
          </table:table-cell>
          <table:table-cell office:value-type="float" office:value="157514">
            <text:p>157514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327">
            <text:p>16327</text:p>
          </table:table-cell>
          <table:table-cell office:value-type="float" office:value="7704">
            <text:p>7704</text:p>
          </table:table-cell>
          <table:table-cell office:value-type="float" office:value="161163">
            <text:p>161163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26">
            <text:p>20126</text:p>
          </table:table-cell>
          <table:table-cell office:value-type="float" office:value="9183">
            <text:p>9183</text:p>
          </table:table-cell>
          <table:table-cell office:value-type="float" office:value="165696">
            <text:p>165696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3663">
            <text:p>23663</text:p>
          </table:table-cell>
          <table:table-cell office:value-type="float" office:value="10666">
            <text:p>10666</text:p>
          </table:table-cell>
          <table:table-cell office:value-type="float" office:value="169600">
            <text:p>16960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662">
            <text:p>27662</text:p>
          </table:table-cell>
          <table:table-cell office:value-type="float" office:value="12148">
            <text:p>12148</text:p>
          </table:table-cell>
          <table:table-cell office:value-type="float" office:value="173424">
            <text:p>173424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961">
            <text:p>30961</text:p>
          </table:table-cell>
          <table:table-cell office:value-type="float" office:value="13601">
            <text:p>13601</text:p>
          </table:table-cell>
          <table:table-cell office:value-type="float" office:value="177852">
            <text:p>177852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375">
            <text:p>34375</text:p>
          </table:table-cell>
          <table:table-cell office:value-type="float" office:value="15063">
            <text:p>15063</text:p>
          </table:table-cell>
          <table:table-cell office:value-type="float" office:value="181769">
            <text:p>181769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458">
            <text:p>38458</text:p>
          </table:table-cell>
          <table:table-cell office:value-type="float" office:value="16548">
            <text:p>16548</text:p>
          </table:table-cell>
          <table:table-cell office:value-type="float" office:value="186046">
            <text:p>186046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650">
            <text:p>42650</text:p>
          </table:table-cell>
          <table:table-cell office:value-type="float" office:value="18039">
            <text:p>18039</text:p>
          </table:table-cell>
          <table:table-cell office:value-type="float" office:value="190161">
            <text:p>19016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565">
            <text:p>46565</text:p>
          </table:table-cell>
          <table:table-cell office:value-type="float" office:value="19521">
            <text:p>19521</text:p>
          </table:table-cell>
          <table:table-cell office:value-type="float" office:value="194442">
            <text:p>194442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241">
            <text:p>50241</text:p>
          </table:table-cell>
          <table:table-cell office:value-type="float" office:value="20984">
            <text:p>20984</text:p>
          </table:table-cell>
          <table:table-cell office:value-type="float" office:value="198162">
            <text:p>198162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4142">
            <text:p>54142</text:p>
          </table:table-cell>
          <table:table-cell office:value-type="float" office:value="22452">
            <text:p>22452</text:p>
          </table:table-cell>
          <table:table-cell office:value-type="float" office:value="202409">
            <text:p>202409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8016">
            <text:p>58016</text:p>
          </table:table-cell>
          <table:table-cell office:value-type="float" office:value="23936">
            <text:p>23936</text:p>
          </table:table-cell>
          <table:table-cell office:value-type="float" office:value="206476">
            <text:p>206476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2257">
            <text:p>62257</text:p>
          </table:table-cell>
          <table:table-cell office:value-type="float" office:value="25425">
            <text:p>25425</text:p>
          </table:table-cell>
          <table:table-cell office:value-type="float" office:value="210568">
            <text:p>210568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998">
            <text:p>65998</text:p>
          </table:table-cell>
          <table:table-cell office:value-type="float" office:value="26889">
            <text:p>26889</text:p>
          </table:table-cell>
          <table:table-cell office:value-type="float" office:value="214334">
            <text:p>214334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9335">
            <text:p>69335</text:p>
          </table:table-cell>
          <table:table-cell office:value-type="float" office:value="28348">
            <text:p>28348</text:p>
          </table:table-cell>
          <table:table-cell office:value-type="float" office:value="218088">
            <text:p>218088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4037">
            <text:p>74037</text:p>
          </table:table-cell>
          <table:table-cell office:value-type="float" office:value="29851">
            <text:p>29851</text:p>
          </table:table-cell>
          <table:table-cell office:value-type="float" office:value="223087">
            <text:p>223087</text:p>
          </table:table-cell>
          <table:table-cell table:number-columns-repeated="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8462">
            <text:p>78462</text:p>
          </table:table-cell>
          <table:table-cell office:value-type="float" office:value="31356">
            <text:p>31356</text:p>
          </table:table-cell>
          <table:table-cell office:value-type="float" office:value="227970">
            <text:p>227970</text:p>
          </table:table-cell>
          <table:table-cell table:number-columns-repeated="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3154">
            <text:p>83154</text:p>
          </table:table-cell>
          <table:table-cell office:value-type="float" office:value="32857">
            <text:p>32857</text:p>
          </table:table-cell>
          <table:table-cell office:value-type="float" office:value="232790">
            <text:p>232790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6840">
            <text:p>86840</text:p>
          </table:table-cell>
          <table:table-cell office:value-type="float" office:value="34801">
            <text:p>34801</text:p>
          </table:table-cell>
          <table:table-cell office:value-type="float" office:value="237548">
            <text:p>237548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0797">
            <text:p>90797</text:p>
          </table:table-cell>
          <table:table-cell office:value-type="float" office:value="36274">
            <text:p>36274</text:p>
          </table:table-cell>
          <table:table-cell office:value-type="float" office:value="242797">
            <text:p>242797</text:p>
          </table:table-cell>
          <table:table-cell table:number-columns-repeated="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5019">
            <text:p>95019</text:p>
          </table:table-cell>
          <table:table-cell office:value-type="float" office:value="37760">
            <text:p>37760</text:p>
          </table:table-cell>
          <table:table-cell office:value-type="float" office:value="248436">
            <text:p>248436</text:p>
          </table:table-cell>
          <table:table-cell table:number-columns-repeated="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9627">
            <text:p>99627</text:p>
          </table:table-cell>
          <table:table-cell office:value-type="float" office:value="39315">
            <text:p>39315</text:p>
          </table:table-cell>
          <table:table-cell office:value-type="float" office:value="253610">
            <text:p>253610</text:p>
          </table:table-cell>
          <table:table-cell table:number-columns-repeated="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3644">
            <text:p>103644</text:p>
          </table:table-cell>
          <table:table-cell office:value-type="float" office:value="40799">
            <text:p>40799</text:p>
          </table:table-cell>
          <table:table-cell office:value-type="float" office:value="259068">
            <text:p>259068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7964">
            <text:p>107964</text:p>
          </table:table-cell>
          <table:table-cell office:value-type="float" office:value="42268">
            <text:p>42268</text:p>
          </table:table-cell>
          <table:table-cell office:value-type="float" office:value="263882">
            <text:p>263882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2731">
            <text:p>112731</text:p>
          </table:table-cell>
          <table:table-cell office:value-type="float" office:value="43779">
            <text:p>43779</text:p>
          </table:table-cell>
          <table:table-cell office:value-type="float" office:value="269376">
            <text:p>269376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7886">
            <text:p>117886</text:p>
          </table:table-cell>
          <table:table-cell office:value-type="float" office:value="45304">
            <text:p>45304</text:p>
          </table:table-cell>
          <table:table-cell office:value-type="float" office:value="275098">
            <text:p>275098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3038">
            <text:p>123038</text:p>
          </table:table-cell>
          <table:table-cell office:value-type="float" office:value="46828">
            <text:p>46828</text:p>
          </table:table-cell>
          <table:table-cell office:value-type="float" office:value="280433">
            <text:p>280433</text:p>
          </table:table-cell>
          <table:table-cell table:number-columns-repeated="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8032">
            <text:p>128032</text:p>
          </table:table-cell>
          <table:table-cell office:value-type="float" office:value="48331">
            <text:p>48331</text:p>
          </table:table-cell>
          <table:table-cell office:value-type="float" office:value="285231">
            <text:p>285231</text:p>
          </table:table-cell>
          <table:table-cell table:number-columns-repeated="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2081">
            <text:p>132081</text:p>
          </table:table-cell>
          <table:table-cell office:value-type="float" office:value="49816">
            <text:p>49816</text:p>
          </table:table-cell>
          <table:table-cell office:value-type="float" office:value="289954">
            <text:p>289954</text:p>
          </table:table-cell>
          <table:table-cell table:number-columns-repeated="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6869">
            <text:p>136869</text:p>
          </table:table-cell>
          <table:table-cell office:value-type="float" office:value="51327">
            <text:p>51327</text:p>
          </table:table-cell>
          <table:table-cell office:value-type="float" office:value="295612">
            <text:p>295612</text:p>
          </table:table-cell>
          <table:table-cell table:number-columns-repeated="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2313">
            <text:p>142313</text:p>
          </table:table-cell>
          <table:table-cell office:value-type="float" office:value="52840">
            <text:p>52840</text:p>
          </table:table-cell>
          <table:table-cell office:value-type="float" office:value="301177">
            <text:p>301177</text:p>
          </table:table-cell>
          <table:table-cell table:number-columns-repeated="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7281">
            <text:p>147281</text:p>
          </table:table-cell>
          <table:table-cell office:value-type="float" office:value="54349">
            <text:p>54349</text:p>
          </table:table-cell>
          <table:table-cell office:value-type="float" office:value="306420">
            <text:p>306420</text:p>
          </table:table-cell>
          <table:table-cell table:number-columns-repeated="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1636">
            <text:p>151636</text:p>
          </table:table-cell>
          <table:table-cell office:value-type="float" office:value="55830">
            <text:p>55830</text:p>
          </table:table-cell>
          <table:table-cell office:value-type="float" office:value="311410">
            <text:p>311410</text:p>
          </table:table-cell>
          <table:table-cell table:number-columns-repeated="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6529">
            <text:p>156529</text:p>
          </table:table-cell>
          <table:table-cell office:value-type="float" office:value="57329">
            <text:p>57329</text:p>
          </table:table-cell>
          <table:table-cell office:value-type="float" office:value="316281">
            <text:p>316281</text:p>
          </table:table-cell>
          <table:table-cell table:number-columns-repeated="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61440">
            <text:p>161440</text:p>
          </table:table-cell>
          <table:table-cell office:value-type="float" office:value="58840">
            <text:p>58840</text:p>
          </table:table-cell>
          <table:table-cell office:value-type="float" office:value="322043">
            <text:p>322043</text:p>
          </table:table-cell>
          <table:table-cell table:number-columns-repeated="6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6787">
            <text:p>166787</text:p>
          </table:table-cell>
          <table:table-cell office:value-type="float" office:value="60368">
            <text:p>60368</text:p>
          </table:table-cell>
          <table:table-cell office:value-type="float" office:value="327393">
            <text:p>327393</text:p>
          </table:table-cell>
          <table:table-cell table:number-columns-repeated="6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71821">
            <text:p>171821</text:p>
          </table:table-cell>
          <table:table-cell office:value-type="float" office:value="61879">
            <text:p>61879</text:p>
          </table:table-cell>
          <table:table-cell office:value-type="float" office:value="332873">
            <text:p>332873</text:p>
          </table:table-cell>
          <table:table-cell table:number-columns-repeated="6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76470">
            <text:p>176470</text:p>
          </table:table-cell>
          <table:table-cell office:value-type="float" office:value="63376">
            <text:p>63376</text:p>
          </table:table-cell>
          <table:table-cell office:value-type="float" office:value="338389">
            <text:p>338389</text:p>
          </table:table-cell>
          <table:table-cell table:number-columns-repeated="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81150">
            <text:p>181150</text:p>
          </table:table-cell>
          <table:table-cell office:value-type="float" office:value="64877">
            <text:p>64877</text:p>
          </table:table-cell>
          <table:table-cell office:value-type="float" office:value="343225">
            <text:p>343225</text:p>
          </table:table-cell>
          <table:table-cell table:number-columns-repeated="6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86291">
            <text:p>186291</text:p>
          </table:table-cell>
          <table:table-cell office:value-type="float" office:value="66395">
            <text:p>66395</text:p>
          </table:table-cell>
          <table:table-cell office:value-type="float" office:value="347935">
            <text:p>347935</text:p>
          </table:table-cell>
          <table:table-cell table:number-columns-repeated="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91382">
            <text:p>191382</text:p>
          </table:table-cell>
          <table:table-cell office:value-type="float" office:value="67907">
            <text:p>67907</text:p>
          </table:table-cell>
          <table:table-cell office:value-type="float" office:value="352505">
            <text:p>352505</text:p>
          </table:table-cell>
          <table:table-cell table:number-columns-repeated="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95742">
            <text:p>195742</text:p>
          </table:table-cell>
          <table:table-cell office:value-type="float" office:value="69395">
            <text:p>69395</text:p>
          </table:table-cell>
          <table:table-cell office:value-type="float" office:value="356704">
            <text:p>356704</text:p>
          </table:table-cell>
          <table:table-cell table:number-columns-repeated="6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00015">
            <text:p>200015</text:p>
          </table:table-cell>
          <table:table-cell office:value-type="float" office:value="70876">
            <text:p>70876</text:p>
          </table:table-cell>
          <table:table-cell office:value-type="float" office:value="361343">
            <text:p>361343</text:p>
          </table:table-cell>
          <table:table-cell table:number-columns-repeated="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05047">
            <text:p>205047</text:p>
          </table:table-cell>
          <table:table-cell office:value-type="float" office:value="72380">
            <text:p>72380</text:p>
          </table:table-cell>
          <table:table-cell office:value-type="float" office:value="366516">
            <text:p>366516</text:p>
          </table:table-cell>
          <table:table-cell table:number-columns-repeated="6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09822">
            <text:p>209822</text:p>
          </table:table-cell>
          <table:table-cell office:value-type="float" office:value="73896">
            <text:p>73896</text:p>
          </table:table-cell>
          <table:table-cell office:value-type="float" office:value="372235">
            <text:p>372235</text:p>
          </table:table-cell>
          <table:table-cell table:number-columns-repeated="6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4967">
            <text:p>214967</text:p>
          </table:table-cell>
          <table:table-cell office:value-type="float" office:value="75407">
            <text:p>75407</text:p>
          </table:table-cell>
          <table:table-cell office:value-type="float" office:value="377409">
            <text:p>377409</text:p>
          </table:table-cell>
          <table:table-cell table:number-columns-repeated="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19151">
            <text:p>219151</text:p>
          </table:table-cell>
          <table:table-cell office:value-type="float" office:value="76889">
            <text:p>76889</text:p>
          </table:table-cell>
          <table:table-cell office:value-type="float" office:value="382394">
            <text:p>382394</text:p>
          </table:table-cell>
          <table:table-cell table:number-columns-repeated="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23359">
            <text:p>223359</text:p>
          </table:table-cell>
          <table:table-cell office:value-type="float" office:value="78369">
            <text:p>78369</text:p>
          </table:table-cell>
          <table:table-cell office:value-type="float" office:value="387096">
            <text:p>387096</text:p>
          </table:table-cell>
          <table:table-cell table:number-columns-repeated="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28008">
            <text:p>228008</text:p>
          </table:table-cell>
          <table:table-cell office:value-type="float" office:value="79865">
            <text:p>79865</text:p>
          </table:table-cell>
          <table:table-cell office:value-type="float" office:value="391478">
            <text:p>391478</text:p>
          </table:table-cell>
          <table:table-cell table:number-columns-repeated="6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32827">
            <text:p>232827</text:p>
          </table:table-cell>
          <table:table-cell office:value-type="float" office:value="81372">
            <text:p>81372</text:p>
          </table:table-cell>
          <table:table-cell office:value-type="float" office:value="396310">
            <text:p>396310</text:p>
          </table:table-cell>
          <table:table-cell table:number-columns-repeated="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37035">
            <text:p>237035</text:p>
          </table:table-cell>
          <table:table-cell office:value-type="float" office:value="82856">
            <text:p>82856</text:p>
          </table:table-cell>
          <table:table-cell office:value-type="float" office:value="401436">
            <text:p>401436</text:p>
          </table:table-cell>
          <table:table-cell table:number-columns-repeated="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40969">
            <text:p>240969</text:p>
          </table:table-cell>
          <table:table-cell office:value-type="float" office:value="84324">
            <text:p>84324</text:p>
          </table:table-cell>
          <table:table-cell office:value-type="float" office:value="405841">
            <text:p>405841</text:p>
          </table:table-cell>
          <table:table-cell table:number-columns-repeated="6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45822">
            <text:p>245822</text:p>
          </table:table-cell>
          <table:table-cell office:value-type="float" office:value="85821">
            <text:p>85821</text:p>
          </table:table-cell>
          <table:table-cell office:value-type="float" office:value="411376">
            <text:p>411376</text:p>
          </table:table-cell>
          <table:table-cell table:number-columns-repeated="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1014">
            <text:p>251014</text:p>
          </table:table-cell>
          <table:table-cell office:value-type="float" office:value="87329">
            <text:p>87329</text:p>
          </table:table-cell>
          <table:table-cell office:value-type="float" office:value="416590">
            <text:p>416590</text:p>
          </table:table-cell>
          <table:table-cell table:number-columns-repeated="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56073">
            <text:p>256073</text:p>
          </table:table-cell>
          <table:table-cell office:value-type="float" office:value="88833">
            <text:p>88833</text:p>
          </table:table-cell>
          <table:table-cell office:value-type="float" office:value="421538">
            <text:p>421538</text:p>
          </table:table-cell>
          <table:table-cell table:number-columns-repeated="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60715">
            <text:p>260715</text:p>
          </table:table-cell>
          <table:table-cell office:value-type="float" office:value="90317">
            <text:p>90317</text:p>
          </table:table-cell>
          <table:table-cell office:value-type="float" office:value="426072">
            <text:p>426072</text:p>
          </table:table-cell>
          <table:table-cell table:number-columns-repeated="6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64719">
            <text:p>264719</text:p>
          </table:table-cell>
          <table:table-cell office:value-type="float" office:value="91792">
            <text:p>91792</text:p>
          </table:table-cell>
          <table:table-cell office:value-type="float" office:value="431774">
            <text:p>431774</text:p>
          </table:table-cell>
          <table:table-cell table:number-columns-repeated="6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69348">
            <text:p>269348</text:p>
          </table:table-cell>
          <table:table-cell office:value-type="float" office:value="93288">
            <text:p>93288</text:p>
          </table:table-cell>
          <table:table-cell office:value-type="float" office:value="437839">
            <text:p>437839</text:p>
          </table:table-cell>
          <table:table-cell table:number-columns-repeated="6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74269">
            <text:p>274269</text:p>
          </table:table-cell>
          <table:table-cell office:value-type="float" office:value="94792">
            <text:p>94792</text:p>
          </table:table-cell>
          <table:table-cell office:value-type="float" office:value="443016">
            <text:p>443016</text:p>
          </table:table-cell>
          <table:table-cell table:number-columns-repeated="6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79057">
            <text:p>279057</text:p>
          </table:table-cell>
          <table:table-cell office:value-type="float" office:value="96289">
            <text:p>96289</text:p>
          </table:table-cell>
          <table:table-cell office:value-type="float" office:value="447670">
            <text:p>447670</text:p>
          </table:table-cell>
          <table:table-cell table:number-columns-repeated="6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83219">
            <text:p>283219</text:p>
          </table:table-cell>
          <table:table-cell office:value-type="float" office:value="97762">
            <text:p>97762</text:p>
          </table:table-cell>
          <table:table-cell office:value-type="float" office:value="454373">
            <text:p>454373</text:p>
          </table:table-cell>
          <table:table-cell table:number-columns-repeated="6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87705">
            <text:p>287705</text:p>
          </table:table-cell>
          <table:table-cell office:value-type="float" office:value="99269">
            <text:p>99269</text:p>
          </table:table-cell>
          <table:table-cell office:value-type="float" office:value="459834">
            <text:p>459834</text:p>
          </table:table-cell>
          <table:table-cell table:number-columns-repeated="6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94778">
            <text:p>294778</text:p>
          </table:table-cell>
          <table:table-cell office:value-type="float" office:value="100795">
            <text:p>100795</text:p>
          </table:table-cell>
          <table:table-cell office:value-type="float" office:value="465855">
            <text:p>465855</text:p>
          </table:table-cell>
          <table:table-cell table:number-columns-repeated="6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00466">
            <text:p>300466</text:p>
          </table:table-cell>
          <table:table-cell office:value-type="float" office:value="102320">
            <text:p>102320</text:p>
          </table:table-cell>
          <table:table-cell office:value-type="float" office:value="473338">
            <text:p>473338</text:p>
          </table:table-cell>
          <table:table-cell table:number-columns-repeated="6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05551">
            <text:p>305551</text:p>
          </table:table-cell>
          <table:table-cell office:value-type="float" office:value="103823">
            <text:p>103823</text:p>
          </table:table-cell>
          <table:table-cell office:value-type="float" office:value="479407">
            <text:p>479407</text:p>
          </table:table-cell>
          <table:table-cell table:number-columns-repeated="6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9981">
            <text:p>309981</text:p>
          </table:table-cell>
          <table:table-cell office:value-type="float" office:value="105305">
            <text:p>105305</text:p>
          </table:table-cell>
          <table:table-cell office:value-type="float" office:value="484810">
            <text:p>484810</text:p>
          </table:table-cell>
          <table:table-cell table:number-columns-repeated="6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15049">
            <text:p>315049</text:p>
          </table:table-cell>
          <table:table-cell office:value-type="float" office:value="106809">
            <text:p>106809</text:p>
          </table:table-cell>
          <table:table-cell office:value-type="float" office:value="491236">
            <text:p>491236</text:p>
          </table:table-cell>
          <table:table-cell table:number-columns-repeated="6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19703">
            <text:p>319703</text:p>
          </table:table-cell>
          <table:table-cell office:value-type="float" office:value="108317">
            <text:p>108317</text:p>
          </table:table-cell>
          <table:table-cell office:value-type="float" office:value="497894">
            <text:p>497894</text:p>
          </table:table-cell>
          <table:table-cell table:number-columns-repeated="6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24997">
            <text:p>324997</text:p>
          </table:table-cell>
          <table:table-cell office:value-type="float" office:value="109828">
            <text:p>109828</text:p>
          </table:table-cell>
          <table:table-cell office:value-type="float" office:value="505226">
            <text:p>505226</text:p>
          </table:table-cell>
          <table:table-cell table:number-columns-repeated="6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29748">
            <text:p>329748</text:p>
          </table:table-cell>
          <table:table-cell office:value-type="float" office:value="111312">
            <text:p>111312</text:p>
          </table:table-cell>
          <table:table-cell office:value-type="float" office:value="510846">
            <text:p>510846</text:p>
          </table:table-cell>
          <table:table-cell table:number-columns-repeated="6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4944">
            <text:p>334944</text:p>
          </table:table-cell>
          <table:table-cell office:value-type="float" office:value="112819">
            <text:p>112819</text:p>
          </table:table-cell>
          <table:table-cell office:value-type="float" office:value="516496">
            <text:p>516496</text:p>
          </table:table-cell>
          <table:table-cell table:number-columns-repeated="6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0800">
            <text:p>340800</text:p>
          </table:table-cell>
          <table:table-cell office:value-type="float" office:value="114354">
            <text:p>114354</text:p>
          </table:table-cell>
          <table:table-cell office:value-type="float" office:value="522945">
            <text:p>522945</text:p>
          </table:table-cell>
          <table:table-cell table:number-columns-repeated="6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7020">
            <text:p>347020</text:p>
          </table:table-cell>
          <table:table-cell office:value-type="float" office:value="115904">
            <text:p>115904</text:p>
          </table:table-cell>
          <table:table-cell office:value-type="float" office:value="529131">
            <text:p>529131</text:p>
          </table:table-cell>
          <table:table-cell table:number-columns-repeated="6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2793">
            <text:p>352793</text:p>
          </table:table-cell>
          <table:table-cell office:value-type="float" office:value="117437">
            <text:p>117437</text:p>
          </table:table-cell>
          <table:table-cell office:value-type="float" office:value="534818">
            <text:p>534818</text:p>
          </table:table-cell>
          <table:table-cell table:number-columns-repeated="6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58288">
            <text:p>358288</text:p>
          </table:table-cell>
          <table:table-cell office:value-type="float" office:value="118947">
            <text:p>118947</text:p>
          </table:table-cell>
          <table:table-cell office:value-type="float" office:value="540097">
            <text:p>540097</text:p>
          </table:table-cell>
          <table:table-cell table:number-columns-repeated="6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3602">
            <text:p>363602</text:p>
          </table:table-cell>
          <table:table-cell office:value-type="float" office:value="120465">
            <text:p>120465</text:p>
          </table:table-cell>
          <table:table-cell office:value-type="float" office:value="546511">
            <text:p>546511</text:p>
          </table:table-cell>
          <table:table-cell table:number-columns-repeated="6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9334">
            <text:p>369334</text:p>
          </table:table-cell>
          <table:table-cell office:value-type="float" office:value="121997">
            <text:p>121997</text:p>
          </table:table-cell>
          <table:table-cell office:value-type="float" office:value="552605">
            <text:p>552605</text:p>
          </table:table-cell>
          <table:table-cell table:number-columns-repeated="6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75186">
            <text:p>375186</text:p>
          </table:table-cell>
          <table:table-cell office:value-type="float" office:value="123528">
            <text:p>123528</text:p>
          </table:table-cell>
          <table:table-cell office:value-type="float" office:value="558852">
            <text:p>558852</text:p>
          </table:table-cell>
          <table:table-cell table:number-columns-repeated="6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80519">
            <text:p>380519</text:p>
          </table:table-cell>
          <table:table-cell office:value-type="float" office:value="125037">
            <text:p>125037</text:p>
          </table:table-cell>
          <table:table-cell office:value-type="float" office:value="565136">
            <text:p>565136</text:p>
          </table:table-cell>
          <table:table-cell table:number-columns-repeated="6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85632">
            <text:p>385632</text:p>
          </table:table-cell>
          <table:table-cell office:value-type="float" office:value="126537">
            <text:p>126537</text:p>
          </table:table-cell>
          <table:table-cell office:value-type="float" office:value="570465">
            <text:p>570465</text:p>
          </table:table-cell>
          <table:table-cell table:number-columns-repeated="6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91496">
            <text:p>391496</text:p>
          </table:table-cell>
          <table:table-cell office:value-type="float" office:value="128071">
            <text:p>128071</text:p>
          </table:table-cell>
          <table:table-cell office:value-type="float" office:value="576285">
            <text:p>576285</text:p>
          </table:table-cell>
          <table:table-cell table:number-columns-repeated="6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97337">
            <text:p>397337</text:p>
          </table:table-cell>
          <table:table-cell office:value-type="float" office:value="129607">
            <text:p>129607</text:p>
          </table:table-cell>
          <table:table-cell office:value-type="float" office:value="582474">
            <text:p>582474</text:p>
          </table:table-cell>
          <table:table-cell table:number-columns-repeated="6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03563">
            <text:p>403563</text:p>
          </table:table-cell>
          <table:table-cell office:value-type="float" office:value="131146">
            <text:p>131146</text:p>
          </table:table-cell>
          <table:table-cell office:value-type="float" office:value="588269">
            <text:p>588269</text:p>
          </table:table-cell>
          <table:table-cell table:number-columns-repeated="6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08887">
            <text:p>408887</text:p>
          </table:table-cell>
          <table:table-cell office:value-type="float" office:value="132666">
            <text:p>132666</text:p>
          </table:table-cell>
          <table:table-cell office:value-type="float" office:value="593545">
            <text:p>593545</text:p>
          </table:table-cell>
          <table:table-cell table:number-columns-repeated="6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14149">
            <text:p>414149</text:p>
          </table:table-cell>
          <table:table-cell office:value-type="float" office:value="134181">
            <text:p>134181</text:p>
          </table:table-cell>
          <table:table-cell office:value-type="float" office:value="598448">
            <text:p>598448</text:p>
          </table:table-cell>
          <table:table-cell table:number-columns-repeated="6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19562">
            <text:p>419562</text:p>
          </table:table-cell>
          <table:table-cell office:value-type="float" office:value="135705">
            <text:p>135705</text:p>
          </table:table-cell>
          <table:table-cell office:value-type="float" office:value="603729">
            <text:p>603729</text:p>
          </table:table-cell>
          <table:table-cell table:number-columns-repeated="6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25588">
            <text:p>425588</text:p>
          </table:table-cell>
          <table:table-cell office:value-type="float" office:value="137245">
            <text:p>137245</text:p>
          </table:table-cell>
          <table:table-cell office:value-type="float" office:value="609151">
            <text:p>609151</text:p>
          </table:table-cell>
          <table:table-cell table:number-columns-repeated="6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31243">
            <text:p>431243</text:p>
          </table:table-cell>
          <table:table-cell office:value-type="float" office:value="138768">
            <text:p>138768</text:p>
          </table:table-cell>
          <table:table-cell office:value-type="float" office:value="614482">
            <text:p>614482</text:p>
          </table:table-cell>
          <table:table-cell table:number-columns-repeated="6"/>
        </table:table-row>
        <table:table-row table:style-name="ro1">
          <table:table-cell office:value-type="string">
            <text:p>loading 9283620 file into hash database in 435478ms</text:p>
          </table:table-cell>
          <table:table-cell table:number-columns-repeated="9"/>
        </table:table-row>
        <table:table-row table:style-name="ro1">
          <table:table-cell office:value-type="string">
            <text:p>load</text:p>
          </table:table-cell>
          <table:table-cell office:value-type="float" office:value="435478">
            <text:p>435478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float" office:value="9283620">
            <text:p>9283620</text:p>
          </table:table-cell>
          <table:table-cell table:number-columns-repeated="8"/>
        </table:table-row>
        <table:table-row table:style-name="ro2">
          <table:table-cell office:value-type="string">
            <text:p>seen</text:p>
          </table:table-cell>
          <table:table-cell office:value-type="float" office:value="140025">
            <text:p>140025</text:p>
          </table:table-cell>
          <table:table-cell table:number-columns-repeated="8"/>
        </table:table-row>
        <table:table-row table:style-name="ro1">
          <table:table-cell office:value-type="string">
            <text:p>walk</text:p>
          </table:table-cell>
          <table:table-cell office:value-type="float" office:value="618235">
            <text:p>618235</text:p>
          </table:table-cell>
          <table:table-cell table:number-columns-repeated="8"/>
        </table:table-row>
        <table:table-row table:style-name="ro1">
          <table:table-cell office:value-type="string">
            <text:p>heap</text:p>
          </table:table-cell>
          <table:table-cell office:value-type="float" office:value="42442752">
            <text:p>42442752</text:p>
          </table:table-cell>
          <table:table-cell table:number-columns-repeated="8"/>
        </table:table-row>
      </table:table>
      <table:table table:name="Tokyo" table:style-name="ta1" table:print="false">
        <office:forms form:automatic-focus="false" form:apply-design-mode="false"/>
        <table:table-column table:style-name="co3" table:number-columns-repeated="10" table:default-cell-style-name="Default"/>
        <table:table-row table:style-name="ro2">
          <table:table-cell office:value-type="string">
            <text:p>cache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2">
          <table:table-cell office:value-type="string">
            <text:p>bucket</text:p>
          </table:table-cell>
          <table:table-cell office:value-type="float" office:value="3200000">
            <text:p>3200000</text:p>
          </table:table-cell>
          <table:table-cell table:number-columns-repeated="8"/>
        </table:table-row>
        <table:table-row table:style-name="ro2">
          <table:table-cell office:value-type="string">
            <text:p>optio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string">
            <text:p>time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1898">
            <text:p>1898</text:p>
          </table:table-cell>
          <table:table-cell office:value-type="float" office:value="15466">
            <text:p>15466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49">
            <text:p>1949</text:p>
          </table:table-cell>
          <table:table-cell office:value-type="float" office:value="3852">
            <text:p>3852</text:p>
          </table:table-cell>
          <table:table-cell office:value-type="float" office:value="15985">
            <text:p>15985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20">
            <text:p>3320</text:p>
          </table:table-cell>
          <table:table-cell office:value-type="float" office:value="5812">
            <text:p>5812</text:p>
          </table:table-cell>
          <table:table-cell office:value-type="float" office:value="16516">
            <text:p>16516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523">
            <text:p>4523</text:p>
          </table:table-cell>
          <table:table-cell office:value-type="float" office:value="7604">
            <text:p>7604</text:p>
          </table:table-cell>
          <table:table-cell office:value-type="float" office:value="17052">
            <text:p>17052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618">
            <text:p>5618</text:p>
          </table:table-cell>
          <table:table-cell office:value-type="float" office:value="9218">
            <text:p>9218</text:p>
          </table:table-cell>
          <table:table-cell office:value-type="float" office:value="17591">
            <text:p>17591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873">
            <text:p>6873</text:p>
          </table:table-cell>
          <table:table-cell office:value-type="float" office:value="11076">
            <text:p>11076</text:p>
          </table:table-cell>
          <table:table-cell office:value-type="float" office:value="18136">
            <text:p>18136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849">
            <text:p>8849</text:p>
          </table:table-cell>
          <table:table-cell office:value-type="float" office:value="12889">
            <text:p>12889</text:p>
          </table:table-cell>
          <table:table-cell office:value-type="float" office:value="18662">
            <text:p>18662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183">
            <text:p>10183</text:p>
          </table:table-cell>
          <table:table-cell office:value-type="float" office:value="14774">
            <text:p>14774</text:p>
          </table:table-cell>
          <table:table-cell office:value-type="float" office:value="18663">
            <text:p>18663</text:p>
          </table:table-cell>
          <table:table-cell table:number-columns-repeated="6"/>
        </table:table-row>
        <table:table-row table:style-name="ro1">
          <table:table-cell office:value-type="string">
            <text:p>loading 800000 file into hash database in 10183ms</text:p>
          </table:table-cell>
          <table:table-cell table:number-columns-repeated="8"/>
          <table:table-cell table:formula="oooc:=1/1024/1024" office:value-type="float" office:value="0.00000095367431640625">
            <text:p>0</text:p>
          </table:table-cell>
        </table:table-row>
        <table:table-row table:style-name="ro2">
          <table:table-cell office:value-type="string">
            <text:p>load</text:p>
          </table:table-cell>
          <table:table-cell office:value-type="float" office:value="10183">
            <text:p>10183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float" office:value="800000">
            <text:p>800000</text:p>
          </table:table-cell>
          <table:table-cell table:number-columns-repeated="3"/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office:value-type="string">
            <text:p>heap</text:p>
          </table:table-cell>
        </table:table-row>
        <table:table-row table:style-name="ro2">
          <table:table-cell office:value-type="string">
            <text:p>seen</text:p>
          </table:table-cell>
          <table:table-cell office:value-type="float" office:value="14774">
            <text:p>14774</text:p>
          </table:table-cell>
          <table:table-cell table:number-columns-repeated="3"/>
          <table:table-cell table:formula="oooc:=[.B15]" office:value-type="float" office:value="800000">
            <text:p>800000</text:p>
          </table:table-cell>
          <table:table-cell table:formula="oooc:=[.B14]" office:value-type="float" office:value="10183">
            <text:p>10183</text:p>
          </table:table-cell>
          <table:table-cell table:formula="oooc:=[.B16]" office:value-type="float" office:value="14774">
            <text:p>14774</text:p>
          </table:table-cell>
          <table:table-cell table:formula="oooc:=[.B17]" office:value-type="float" office:value="19194">
            <text:p>19194</text:p>
          </table:table-cell>
          <table:table-cell table:formula="oooc:=[.B18]*[.J13]" office:value-type="float" office:value="17.8046875">
            <text:p>17,8</text:p>
          </table:table-cell>
        </table:table-row>
        <table:table-row table:style-name="ro2">
          <table:table-cell office:value-type="string">
            <text:p>walk</text:p>
          </table:table-cell>
          <table:table-cell office:value-type="float" office:value="19194">
            <text:p>19194</text:p>
          </table:table-cell>
          <table:table-cell table:number-columns-repeated="3"/>
          <table:table-cell table:formula="oooc:=[.B39]" office:value-type="float" office:value="1200000">
            <text:p>1200000</text:p>
          </table:table-cell>
          <table:table-cell table:formula="oooc:=[.B38]" office:value-type="float" office:value="15297">
            <text:p>15297</text:p>
          </table:table-cell>
          <table:table-cell table:formula="oooc:=[.B40]" office:value-type="float" office:value="22066">
            <text:p>22066</text:p>
          </table:table-cell>
          <table:table-cell table:formula="oooc:=[.B41]" office:value-type="float" office:value="28703">
            <text:p>28703</text:p>
          </table:table-cell>
          <table:table-cell table:formula="oooc:=[.B42]*[.J13]" office:value-type="float" office:value="18.6953125">
            <text:p>18,7</text:p>
          </table:table-cell>
        </table:table-row>
        <table:table-row table:style-name="ro2">
          <table:table-cell office:value-type="string">
            <text:p>heap</text:p>
          </table:table-cell>
          <table:table-cell office:value-type="float" office:value="18669568">
            <text:p>18669568</text:p>
          </table:table-cell>
          <table:table-cell table:number-columns-repeated="3"/>
          <table:table-cell table:formula="oooc:=[.B71]" office:value-type="float" office:value="2000000">
            <text:p>2000000</text:p>
          </table:table-cell>
          <table:table-cell table:formula="oooc:=[.B70]" office:value-type="float" office:value="29294">
            <text:p>29294</text:p>
          </table:table-cell>
          <table:table-cell table:formula="oooc:=[.B72]" office:value-type="float" office:value="43908">
            <text:p>43908</text:p>
          </table:table-cell>
          <table:table-cell table:formula="oooc:=[.B73]" office:value-type="float" office:value="54710">
            <text:p>54710</text:p>
          </table:table-cell>
          <table:table-cell table:formula="oooc:=[.B74]*[.J13]" office:value-type="float" office:value="20.6875">
            <text:p>20,69</text:p>
          </table:table-cell>
        </table:table-row>
        <table:table-row table:style-name="ro2">
          <table:table-cell table:number-columns-repeated="5"/>
          <table:table-cell table:formula="oooc:=[.B113]" office:value-type="float" office:value="3000000">
            <text:p>3000000</text:p>
          </table:table-cell>
          <table:table-cell table:formula="oooc:=[.B112]" office:value-type="float" office:value="47027">
            <text:p>47027</text:p>
          </table:table-cell>
          <table:table-cell table:formula="oooc:=[.B114]" office:value-type="float" office:value="81845">
            <text:p>81845</text:p>
          </table:table-cell>
          <table:table-cell table:formula="oooc:=[.B115]" office:value-type="float" office:value="116586">
            <text:p>116586</text:p>
          </table:table-cell>
          <table:table-cell table:formula="oooc:=[.B116]*[.J13]" office:value-type="float" office:value="23.2734375">
            <text:p>23,27</text:p>
          </table:table-cell>
        </table:table-row>
        <table:table-row table:style-name="ro2">
          <table:table-cell table:number-columns-repeated="5"/>
          <table:table-cell table:formula="oooc:=[.B171]" office:value-type="float" office:value="4641810">
            <text:p>4641810</text:p>
          </table:table-cell>
          <table:table-cell table:formula="oooc:=[.B170]" office:value-type="float" office:value="76730">
            <text:p>76730</text:p>
          </table:table-cell>
          <table:table-cell table:formula="oooc:=[.B172]" office:value-type="float" office:value="135187">
            <text:p>135187</text:p>
          </table:table-cell>
          <table:table-cell table:formula="oooc:=[.B173]" office:value-type="float" office:value="189752">
            <text:p>189752</text:p>
          </table:table-cell>
          <table:table-cell table:formula="oooc:=[.B174]*[.J13]" office:value-type="float" office:value="25.47265625">
            <text:p>25,47</text:p>
          </table:table-cell>
        </table:table-row>
        <table:table-row table:style-name="ro2">
          <table:table-cell office:value-type="string">
            <text:p>cache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B275]" office:value-type="float" office:value="9283620">
            <text:p>9283620</text:p>
          </table:table-cell>
          <table:table-cell table:formula="oooc:=[.B274]" office:value-type="float" office:value="166708">
            <text:p>166708</text:p>
          </table:table-cell>
          <table:table-cell table:formula="oooc:=[.B276]" office:value-type="float" office:value="296849">
            <text:p>296849</text:p>
          </table:table-cell>
          <table:table-cell table:formula="oooc:=[.B277]" office:value-type="float" office:value="410060">
            <text:p>410060</text:p>
          </table:table-cell>
          <table:table-cell table:formula="oooc:=[.B278]*[.J13]" office:value-type="float" office:value="31.4375">
            <text:p>31,44</text:p>
          </table:table-cell>
        </table:table-row>
        <table:table-row table:style-name="ro2">
          <table:table-cell office:value-type="string">
            <text:p>bucket</text:p>
          </table:table-cell>
          <table:table-cell office:value-type="float" office:value="4800000">
            <text:p>4800000</text:p>
          </table:table-cell>
          <table:table-cell table:number-columns-repeated="8"/>
        </table:table-row>
        <table:table-row table:style-name="ro2">
          <table:table-cell office:value-type="string">
            <text:p>optio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string">
            <text:p>time</text:p>
          </table:table-cell>
          <table:table-cell table:number-columns-repeated="2"/>
          <table:table-cell>
            <draw:frame table:end-cell-address="Tokyo.J37" table:end-x="0.789cm" table:end-y="0.228cm" draw:z-index="2" draw:style-name="gr1" svg:width="9.841cm" svg:height="5.679cm" svg:x="2.238cm" svg:y="0.419cm">
              <draw:object draw:notify-on-update-of-ranges="Tokyo.F15:Tokyo.I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office:value-type="float" office:value="1943">
            <text:p>1943</text:p>
          </table:table-cell>
          <table:table-cell office:value-type="float" office:value="22790">
            <text:p>22790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3">
            <text:p>1963</text:p>
          </table:table-cell>
          <table:table-cell office:value-type="float" office:value="3859">
            <text:p>3859</text:p>
          </table:table-cell>
          <table:table-cell office:value-type="float" office:value="23314">
            <text:p>23314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759">
            <text:p>3759</text:p>
          </table:table-cell>
          <table:table-cell office:value-type="float" office:value="5857">
            <text:p>5857</text:p>
          </table:table-cell>
          <table:table-cell office:value-type="float" office:value="23853">
            <text:p>23853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60">
            <text:p>4960</text:p>
          </table:table-cell>
          <table:table-cell office:value-type="float" office:value="7644">
            <text:p>7644</text:p>
          </table:table-cell>
          <table:table-cell office:value-type="float" office:value="24391">
            <text:p>24391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060">
            <text:p>6060</text:p>
          </table:table-cell>
          <table:table-cell office:value-type="float" office:value="9262">
            <text:p>9262</text:p>
          </table:table-cell>
          <table:table-cell office:value-type="float" office:value="24937">
            <text:p>24937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14">
            <text:p>7314</text:p>
          </table:table-cell>
          <table:table-cell office:value-type="float" office:value="11152">
            <text:p>11152</text:p>
          </table:table-cell>
          <table:table-cell office:value-type="float" office:value="25489">
            <text:p>25489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635">
            <text:p>8635</text:p>
          </table:table-cell>
          <table:table-cell office:value-type="float" office:value="13006">
            <text:p>13006</text:p>
          </table:table-cell>
          <table:table-cell office:value-type="float" office:value="26019">
            <text:p>26019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32">
            <text:p>10032</text:p>
          </table:table-cell>
          <table:table-cell office:value-type="float" office:value="14916">
            <text:p>14916</text:p>
          </table:table-cell>
          <table:table-cell office:value-type="float" office:value="26557">
            <text:p>26557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223">
            <text:p>11223</text:p>
          </table:table-cell>
          <table:table-cell office:value-type="float" office:value="16551">
            <text:p>16551</text:p>
          </table:table-cell>
          <table:table-cell office:value-type="float" office:value="27085">
            <text:p>27085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404">
            <text:p>12404</text:p>
          </table:table-cell>
          <table:table-cell office:value-type="float" office:value="18173">
            <text:p>18173</text:p>
          </table:table-cell>
          <table:table-cell office:value-type="float" office:value="27636">
            <text:p>27636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787">
            <text:p>13787</text:p>
          </table:table-cell>
          <table:table-cell office:value-type="float" office:value="20185">
            <text:p>20185</text:p>
          </table:table-cell>
          <table:table-cell office:value-type="float" office:value="28176">
            <text:p>28176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297">
            <text:p>15297</text:p>
          </table:table-cell>
          <table:table-cell office:value-type="float" office:value="22066">
            <text:p>22066</text:p>
          </table:table-cell>
          <table:table-cell office:value-type="float" office:value="28177">
            <text:p>28177</text:p>
          </table:table-cell>
          <table:table-cell table:number-columns-repeated="6"/>
        </table:table-row>
        <table:table-row table:style-name="ro2">
          <table:table-cell office:value-type="string">
            <text:p>loading 1200000 file into hash database in 15297ms</text:p>
          </table:table-cell>
          <table:table-cell table:number-columns-repeated="9"/>
        </table:table-row>
        <table:table-row table:style-name="ro2">
          <table:table-cell office:value-type="string">
            <text:p>load</text:p>
          </table:table-cell>
          <table:table-cell office:value-type="float" office:value="15297">
            <text:p>15297</text:p>
          </table:table-cell>
          <table:table-cell table:number-columns-repeated="3"/>
          <table:table-cell>
            <draw:frame table:end-cell-address="Tokyo.J51" table:end-x="0.768cm" table:end-y="0.021cm" draw:z-index="0" draw:style-name="gr1" svg:width="8.991cm" svg:height="5.686cm" svg:x="0.809cm" svg:y="0.205cm">
              <draw:object draw:notify-on-update-of-ranges="Tokyo.F15:Tokyo.F21 Tokyo.J15:Tokyo.J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string">
            <text:p>elt</text:p>
          </table:table-cell>
          <table:table-cell office:value-type="float" office:value="1200000">
            <text:p>1200000</text:p>
          </table:table-cell>
          <table:table-cell table:number-columns-repeated="8"/>
        </table:table-row>
        <table:table-row table:style-name="ro2">
          <table:table-cell office:value-type="string">
            <text:p>seen</text:p>
          </table:table-cell>
          <table:table-cell office:value-type="float" office:value="22066">
            <text:p>22066</text:p>
          </table:table-cell>
          <table:table-cell table:number-columns-repeated="8"/>
        </table:table-row>
        <table:table-row table:style-name="ro2">
          <table:table-cell office:value-type="string">
            <text:p>walk</text:p>
          </table:table-cell>
          <table:table-cell office:value-type="float" office:value="28703">
            <text:p>28703</text:p>
          </table:table-cell>
          <table:table-cell table:number-columns-repeated="8"/>
        </table:table-row>
        <table:table-row table:style-name="ro2">
          <table:table-cell office:value-type="string">
            <text:p>heap</text:p>
          </table:table-cell>
          <table:table-cell office:value-type="float" office:value="19603456">
            <text:p>19603456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cache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2">
          <table:table-cell office:value-type="string">
            <text:p>bucket</text:p>
          </table:table-cell>
          <table:table-cell office:value-type="float" office:value="8000000">
            <text:p>8000000</text:p>
          </table:table-cell>
          <table:table-cell table:number-columns-repeated="8"/>
        </table:table-row>
        <table:table-row table:style-name="ro2">
          <table:table-cell office:value-type="string">
            <text:p>optio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string">
            <text:p>time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85">
            <text:p>885</text:p>
          </table:table-cell>
          <table:table-cell office:value-type="float" office:value="2254">
            <text:p>2254</text:p>
          </table:table-cell>
          <table:table-cell office:value-type="float" office:value="44656">
            <text:p>44656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97">
            <text:p>2097</text:p>
          </table:table-cell>
          <table:table-cell office:value-type="float" office:value="5040">
            <text:p>5040</text:p>
          </table:table-cell>
          <table:table-cell office:value-type="float" office:value="45178">
            <text:p>45178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84">
            <text:p>3384</text:p>
          </table:table-cell>
          <table:table-cell office:value-type="float" office:value="7315">
            <text:p>7315</text:p>
          </table:table-cell>
          <table:table-cell office:value-type="float" office:value="45707">
            <text:p>45707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232">
            <text:p>5232</text:p>
          </table:table-cell>
          <table:table-cell office:value-type="float" office:value="9376">
            <text:p>9376</text:p>
          </table:table-cell>
          <table:table-cell office:value-type="float" office:value="46236">
            <text:p>46236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339">
            <text:p>6339</text:p>
          </table:table-cell>
          <table:table-cell office:value-type="float" office:value="11326">
            <text:p>11326</text:p>
          </table:table-cell>
          <table:table-cell office:value-type="float" office:value="46773">
            <text:p>46773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03">
            <text:p>7603</text:p>
          </table:table-cell>
          <table:table-cell office:value-type="float" office:value="13624">
            <text:p>13624</text:p>
          </table:table-cell>
          <table:table-cell office:value-type="float" office:value="47317">
            <text:p>47317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889">
            <text:p>8889</text:p>
          </table:table-cell>
          <table:table-cell office:value-type="float" office:value="15880">
            <text:p>15880</text:p>
          </table:table-cell>
          <table:table-cell office:value-type="float" office:value="47846">
            <text:p>47846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678">
            <text:p>10678</text:p>
          </table:table-cell>
          <table:table-cell office:value-type="float" office:value="18325">
            <text:p>18325</text:p>
          </table:table-cell>
          <table:table-cell office:value-type="float" office:value="48380">
            <text:p>4838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869">
            <text:p>11869</text:p>
          </table:table-cell>
          <table:table-cell office:value-type="float" office:value="20403">
            <text:p>20403</text:p>
          </table:table-cell>
          <table:table-cell office:value-type="float" office:value="48900">
            <text:p>4890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046">
            <text:p>13046</text:p>
          </table:table-cell>
          <table:table-cell office:value-type="float" office:value="22325">
            <text:p>22325</text:p>
          </table:table-cell>
          <table:table-cell office:value-type="float" office:value="49444">
            <text:p>49444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417">
            <text:p>14417</text:p>
          </table:table-cell>
          <table:table-cell office:value-type="float" office:value="24859">
            <text:p>24859</text:p>
          </table:table-cell>
          <table:table-cell office:value-type="float" office:value="49967">
            <text:p>49967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847">
            <text:p>15847</text:p>
          </table:table-cell>
          <table:table-cell office:value-type="float" office:value="27323">
            <text:p>27323</text:p>
          </table:table-cell>
          <table:table-cell office:value-type="float" office:value="50501">
            <text:p>5050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317">
            <text:p>17317</text:p>
          </table:table-cell>
          <table:table-cell office:value-type="float" office:value="29760">
            <text:p>29760</text:p>
          </table:table-cell>
          <table:table-cell office:value-type="float" office:value="51027">
            <text:p>51027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629">
            <text:p>18629</text:p>
          </table:table-cell>
          <table:table-cell office:value-type="float" office:value="31818">
            <text:p>31818</text:p>
          </table:table-cell>
          <table:table-cell office:value-type="float" office:value="51544">
            <text:p>51544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943">
            <text:p>19943</text:p>
          </table:table-cell>
          <table:table-cell office:value-type="float" office:value="34063">
            <text:p>34063</text:p>
          </table:table-cell>
          <table:table-cell office:value-type="float" office:value="52088">
            <text:p>52088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072">
            <text:p>22072</text:p>
          </table:table-cell>
          <table:table-cell office:value-type="float" office:value="36251">
            <text:p>36251</text:p>
          </table:table-cell>
          <table:table-cell office:value-type="float" office:value="52593">
            <text:p>52593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054">
            <text:p>25054</text:p>
          </table:table-cell>
          <table:table-cell office:value-type="float" office:value="38253">
            <text:p>38253</text:p>
          </table:table-cell>
          <table:table-cell office:value-type="float" office:value="53125">
            <text:p>53125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392">
            <text:p>26392</text:p>
          </table:table-cell>
          <table:table-cell office:value-type="float" office:value="40054">
            <text:p>40054</text:p>
          </table:table-cell>
          <table:table-cell office:value-type="float" office:value="53645">
            <text:p>53645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831">
            <text:p>27831</text:p>
          </table:table-cell>
          <table:table-cell office:value-type="float" office:value="41680">
            <text:p>41680</text:p>
          </table:table-cell>
          <table:table-cell office:value-type="float" office:value="54170">
            <text:p>54170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294">
            <text:p>29294</text:p>
          </table:table-cell>
          <table:table-cell office:value-type="float" office:value="43907">
            <text:p>43907</text:p>
          </table:table-cell>
          <table:table-cell office:value-type="float" office:value="54171">
            <text:p>54171</text:p>
          </table:table-cell>
          <table:table-cell table:number-columns-repeated="6"/>
        </table:table-row>
        <table:table-row table:style-name="ro2">
          <table:table-cell office:value-type="string">
            <text:p>loading 2000000 file into hash database in 29294ms</text:p>
          </table:table-cell>
          <table:table-cell table:number-columns-repeated="9"/>
        </table:table-row>
        <table:table-row table:style-name="ro2">
          <table:table-cell office:value-type="string">
            <text:p>load</text:p>
          </table:table-cell>
          <table:table-cell office:value-type="float" office:value="29294">
            <text:p>29294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float" office:value="2000000">
            <text:p>2000000</text:p>
          </table:table-cell>
          <table:table-cell table:number-columns-repeated="8"/>
        </table:table-row>
        <table:table-row table:style-name="ro2">
          <table:table-cell office:value-type="string">
            <text:p>seen</text:p>
          </table:table-cell>
          <table:table-cell office:value-type="float" office:value="43908">
            <text:p>43908</text:p>
          </table:table-cell>
          <table:table-cell table:number-columns-repeated="8"/>
        </table:table-row>
        <table:table-row table:style-name="ro2">
          <table:table-cell office:value-type="string">
            <text:p>walk</text:p>
          </table:table-cell>
          <table:table-cell office:value-type="float" office:value="54710">
            <text:p>54710</text:p>
          </table:table-cell>
          <table:table-cell table:number-columns-repeated="8"/>
        </table:table-row>
        <table:table-row table:style-name="ro2">
          <table:table-cell office:value-type="string">
            <text:p>heap</text:p>
          </table:table-cell>
          <table:table-cell office:value-type="float" office:value="21692416">
            <text:p>21692416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cache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2">
          <table:table-cell office:value-type="string">
            <text:p>bucket</text:p>
          </table:table-cell>
          <table:table-cell office:value-type="float" office:value="12000000">
            <text:p>12000000</text:p>
          </table:table-cell>
          <table:table-cell table:number-columns-repeated="8"/>
        </table:table-row>
        <table:table-row table:style-name="ro2">
          <table:table-cell office:value-type="string">
            <text:p>optio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98">
            <text:p>1298</text:p>
          </table:table-cell>
          <table:table-cell office:value-type="float" office:value="2584">
            <text:p>2584</text:p>
          </table:table-cell>
          <table:table-cell office:value-type="float" office:value="83284">
            <text:p>83284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549">
            <text:p>2549</text:p>
          </table:table-cell>
          <table:table-cell office:value-type="float" office:value="5685">
            <text:p>5685</text:p>
          </table:table-cell>
          <table:table-cell office:value-type="float" office:value="84187">
            <text:p>84187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028">
            <text:p>5028</text:p>
          </table:table-cell>
          <table:table-cell office:value-type="float" office:value="8359">
            <text:p>8359</text:p>
          </table:table-cell>
          <table:table-cell office:value-type="float" office:value="85157">
            <text:p>85157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249">
            <text:p>6249</text:p>
          </table:table-cell>
          <table:table-cell office:value-type="float" office:value="10945">
            <text:p>10945</text:p>
          </table:table-cell>
          <table:table-cell office:value-type="float" office:value="86199">
            <text:p>86199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364">
            <text:p>7364</text:p>
          </table:table-cell>
          <table:table-cell office:value-type="float" office:value="13420">
            <text:p>13420</text:p>
          </table:table-cell>
          <table:table-cell office:value-type="float" office:value="87132">
            <text:p>87132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631">
            <text:p>8631</text:p>
          </table:table-cell>
          <table:table-cell office:value-type="float" office:value="16126">
            <text:p>16126</text:p>
          </table:table-cell>
          <table:table-cell office:value-type="float" office:value="88067">
            <text:p>88067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272">
            <text:p>10272</text:p>
          </table:table-cell>
          <table:table-cell office:value-type="float" office:value="18726">
            <text:p>18726</text:p>
          </table:table-cell>
          <table:table-cell office:value-type="float" office:value="89012">
            <text:p>89012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990">
            <text:p>11990</text:p>
          </table:table-cell>
          <table:table-cell office:value-type="float" office:value="21440">
            <text:p>21440</text:p>
          </table:table-cell>
          <table:table-cell office:value-type="float" office:value="89982">
            <text:p>89982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89">
            <text:p>13189</text:p>
          </table:table-cell>
          <table:table-cell office:value-type="float" office:value="23927">
            <text:p>23927</text:p>
          </table:table-cell>
          <table:table-cell office:value-type="float" office:value="90920">
            <text:p>9092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385">
            <text:p>14385</text:p>
          </table:table-cell>
          <table:table-cell office:value-type="float" office:value="26336">
            <text:p>26336</text:p>
          </table:table-cell>
          <table:table-cell office:value-type="float" office:value="91865">
            <text:p>91865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526">
            <text:p>16526</text:p>
          </table:table-cell>
          <table:table-cell office:value-type="float" office:value="29189">
            <text:p>29189</text:p>
          </table:table-cell>
          <table:table-cell office:value-type="float" office:value="92784">
            <text:p>92784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916">
            <text:p>17916</text:p>
          </table:table-cell>
          <table:table-cell office:value-type="float" office:value="32163">
            <text:p>32163</text:p>
          </table:table-cell>
          <table:table-cell office:value-type="float" office:value="93797">
            <text:p>93797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303">
            <text:p>19303</text:p>
          </table:table-cell>
          <table:table-cell office:value-type="float" office:value="34817">
            <text:p>34817</text:p>
          </table:table-cell>
          <table:table-cell office:value-type="float" office:value="94797">
            <text:p>94797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582">
            <text:p>20582</text:p>
          </table:table-cell>
          <table:table-cell office:value-type="float" office:value="37191">
            <text:p>37191</text:p>
          </table:table-cell>
          <table:table-cell office:value-type="float" office:value="95698">
            <text:p>95698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786">
            <text:p>22786</text:p>
          </table:table-cell>
          <table:table-cell office:value-type="float" office:value="39777">
            <text:p>39777</text:p>
          </table:table-cell>
          <table:table-cell office:value-type="float" office:value="96728">
            <text:p>96728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132">
            <text:p>24132</text:p>
          </table:table-cell>
          <table:table-cell office:value-type="float" office:value="42501">
            <text:p>42501</text:p>
          </table:table-cell>
          <table:table-cell office:value-type="float" office:value="97919">
            <text:p>97919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523">
            <text:p>25523</text:p>
          </table:table-cell>
          <table:table-cell office:value-type="float" office:value="45301">
            <text:p>45301</text:p>
          </table:table-cell>
          <table:table-cell office:value-type="float" office:value="99400">
            <text:p>99400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884">
            <text:p>26884</text:p>
          </table:table-cell>
          <table:table-cell office:value-type="float" office:value="47767">
            <text:p>47767</text:p>
          </table:table-cell>
          <table:table-cell office:value-type="float" office:value="100746">
            <text:p>100746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729">
            <text:p>28729</text:p>
          </table:table-cell>
          <table:table-cell office:value-type="float" office:value="50071">
            <text:p>50071</text:p>
          </table:table-cell>
          <table:table-cell office:value-type="float" office:value="102113">
            <text:p>102113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300">
            <text:p>30300</text:p>
          </table:table-cell>
          <table:table-cell office:value-type="float" office:value="53037">
            <text:p>53037</text:p>
          </table:table-cell>
          <table:table-cell office:value-type="float" office:value="104422">
            <text:p>104422</text:p>
          </table:table-cell>
          <table:table-cell table:number-columns-repeated="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785">
            <text:p>31785</text:p>
          </table:table-cell>
          <table:table-cell office:value-type="float" office:value="56050">
            <text:p>56050</text:p>
          </table:table-cell>
          <table:table-cell office:value-type="float" office:value="106070">
            <text:p>106070</text:p>
          </table:table-cell>
          <table:table-cell table:number-columns-repeated="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980">
            <text:p>33980</text:p>
          </table:table-cell>
          <table:table-cell office:value-type="float" office:value="59047">
            <text:p>59047</text:p>
          </table:table-cell>
          <table:table-cell office:value-type="float" office:value="107227">
            <text:p>107227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361">
            <text:p>35361</text:p>
          </table:table-cell>
          <table:table-cell office:value-type="float" office:value="61790">
            <text:p>61790</text:p>
          </table:table-cell>
          <table:table-cell office:value-type="float" office:value="108228">
            <text:p>108228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684">
            <text:p>36684</text:p>
          </table:table-cell>
          <table:table-cell office:value-type="float" office:value="64332">
            <text:p>64332</text:p>
          </table:table-cell>
          <table:table-cell office:value-type="float" office:value="108895">
            <text:p>108895</text:p>
          </table:table-cell>
          <table:table-cell table:number-columns-repeated="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8139">
            <text:p>38139</text:p>
          </table:table-cell>
          <table:table-cell office:value-type="float" office:value="67253">
            <text:p>67253</text:p>
          </table:table-cell>
          <table:table-cell office:value-type="float" office:value="109467">
            <text:p>109467</text:p>
          </table:table-cell>
          <table:table-cell table:number-columns-repeated="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0330">
            <text:p>40330</text:p>
          </table:table-cell>
          <table:table-cell office:value-type="float" office:value="70162">
            <text:p>70162</text:p>
          </table:table-cell>
          <table:table-cell office:value-type="float" office:value="110299">
            <text:p>110299</text:p>
          </table:table-cell>
          <table:table-cell table:number-columns-repeated="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1756">
            <text:p>41756</text:p>
          </table:table-cell>
          <table:table-cell office:value-type="float" office:value="73018">
            <text:p>73018</text:p>
          </table:table-cell>
          <table:table-cell office:value-type="float" office:value="112292">
            <text:p>112292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3094">
            <text:p>43094</text:p>
          </table:table-cell>
          <table:table-cell office:value-type="float" office:value="75557">
            <text:p>75557</text:p>
          </table:table-cell>
          <table:table-cell office:value-type="float" office:value="114534">
            <text:p>114534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5349">
            <text:p>45349</text:p>
          </table:table-cell>
          <table:table-cell office:value-type="float" office:value="78621">
            <text:p>78621</text:p>
          </table:table-cell>
          <table:table-cell office:value-type="float" office:value="115573">
            <text:p>115573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7026">
            <text:p>47026</text:p>
          </table:table-cell>
          <table:table-cell office:value-type="float" office:value="81845">
            <text:p>81845</text:p>
          </table:table-cell>
          <table:table-cell office:value-type="float" office:value="115574">
            <text:p>115574</text:p>
          </table:table-cell>
          <table:table-cell table:number-columns-repeated="6"/>
        </table:table-row>
        <table:table-row table:style-name="ro2">
          <table:table-cell office:value-type="string">
            <text:p>loading 3000000 file into hash database in 47027ms</text:p>
          </table:table-cell>
          <table:table-cell table:number-columns-repeated="9"/>
        </table:table-row>
        <table:table-row table:style-name="ro2">
          <table:table-cell office:value-type="string">
            <text:p>load</text:p>
          </table:table-cell>
          <table:table-cell office:value-type="float" office:value="47027">
            <text:p>47027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float" office:value="3000000">
            <text:p>3000000</text:p>
          </table:table-cell>
          <table:table-cell table:number-columns-repeated="8"/>
        </table:table-row>
        <table:table-row table:style-name="ro2">
          <table:table-cell office:value-type="string">
            <text:p>seen</text:p>
          </table:table-cell>
          <table:table-cell office:value-type="float" office:value="81845">
            <text:p>81845</text:p>
          </table:table-cell>
          <table:table-cell table:number-columns-repeated="8"/>
        </table:table-row>
        <table:table-row table:style-name="ro2">
          <table:table-cell office:value-type="string">
            <text:p>walk</text:p>
          </table:table-cell>
          <table:table-cell office:value-type="float" office:value="116586">
            <text:p>116586</text:p>
          </table:table-cell>
          <table:table-cell table:number-columns-repeated="8"/>
        </table:table-row>
        <table:table-row table:style-name="ro2">
          <table:table-cell office:value-type="string">
            <text:p>heap</text:p>
          </table:table-cell>
          <table:table-cell office:value-type="float" office:value="24403968">
            <text:p>24403968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cache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2">
          <table:table-cell office:value-type="string">
            <text:p>bucket</text:p>
          </table:table-cell>
          <table:table-cell office:value-type="float" office:value="18567240">
            <text:p>18567240</text:p>
          </table:table-cell>
          <table:table-cell table:number-columns-repeated="8"/>
        </table:table-row>
        <table:table-row table:style-name="ro2">
          <table:table-cell office:value-type="string">
            <text:p>optio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string">
            <text:p>time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74">
            <text:p>1274</text:p>
          </table:table-cell>
          <table:table-cell office:value-type="float" office:value="3269">
            <text:p>3269</text:p>
          </table:table-cell>
          <table:table-cell office:value-type="float" office:value="136702">
            <text:p>136702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609">
            <text:p>2609</text:p>
          </table:table-cell>
          <table:table-cell office:value-type="float" office:value="5973">
            <text:p>5973</text:p>
          </table:table-cell>
          <table:table-cell office:value-type="float" office:value="137690">
            <text:p>137690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07">
            <text:p>4807</text:p>
          </table:table-cell>
          <table:table-cell office:value-type="float" office:value="8891">
            <text:p>8891</text:p>
          </table:table-cell>
          <table:table-cell office:value-type="float" office:value="138809">
            <text:p>138809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038">
            <text:p>6038</text:p>
          </table:table-cell>
          <table:table-cell office:value-type="float" office:value="11362">
            <text:p>11362</text:p>
          </table:table-cell>
          <table:table-cell office:value-type="float" office:value="139908">
            <text:p>139908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158">
            <text:p>7158</text:p>
          </table:table-cell>
          <table:table-cell office:value-type="float" office:value="13937">
            <text:p>13937</text:p>
          </table:table-cell>
          <table:table-cell office:value-type="float" office:value="140892">
            <text:p>140892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431">
            <text:p>8431</text:p>
          </table:table-cell>
          <table:table-cell office:value-type="float" office:value="16616">
            <text:p>16616</text:p>
          </table:table-cell>
          <table:table-cell office:value-type="float" office:value="142010">
            <text:p>14201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444">
            <text:p>10444</text:p>
          </table:table-cell>
          <table:table-cell office:value-type="float" office:value="19277">
            <text:p>19277</text:p>
          </table:table-cell>
          <table:table-cell office:value-type="float" office:value="142999">
            <text:p>142999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786">
            <text:p>11786</text:p>
          </table:table-cell>
          <table:table-cell office:value-type="float" office:value="22103">
            <text:p>22103</text:p>
          </table:table-cell>
          <table:table-cell office:value-type="float" office:value="144033">
            <text:p>144033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997">
            <text:p>12997</text:p>
          </table:table-cell>
          <table:table-cell office:value-type="float" office:value="24528">
            <text:p>24528</text:p>
          </table:table-cell>
          <table:table-cell office:value-type="float" office:value="145004">
            <text:p>145004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194">
            <text:p>14194</text:p>
          </table:table-cell>
          <table:table-cell office:value-type="float" office:value="26882">
            <text:p>26882</text:p>
          </table:table-cell>
          <table:table-cell office:value-type="float" office:value="146014">
            <text:p>146014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383">
            <text:p>16383</text:p>
          </table:table-cell>
          <table:table-cell office:value-type="float" office:value="29649">
            <text:p>29649</text:p>
          </table:table-cell>
          <table:table-cell office:value-type="float" office:value="147016">
            <text:p>147016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759">
            <text:p>17759</text:p>
          </table:table-cell>
          <table:table-cell office:value-type="float" office:value="32538">
            <text:p>32538</text:p>
          </table:table-cell>
          <table:table-cell office:value-type="float" office:value="148462">
            <text:p>148462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837">
            <text:p>19837</text:p>
          </table:table-cell>
          <table:table-cell office:value-type="float" office:value="35377">
            <text:p>35377</text:p>
          </table:table-cell>
          <table:table-cell office:value-type="float" office:value="150055">
            <text:p>150055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1352">
            <text:p>21352</text:p>
          </table:table-cell>
          <table:table-cell office:value-type="float" office:value="37846">
            <text:p>37846</text:p>
          </table:table-cell>
          <table:table-cell office:value-type="float" office:value="151302">
            <text:p>151302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744">
            <text:p>22744</text:p>
          </table:table-cell>
          <table:table-cell office:value-type="float" office:value="40366">
            <text:p>40366</text:p>
          </table:table-cell>
          <table:table-cell office:value-type="float" office:value="152734">
            <text:p>152734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164">
            <text:p>24164</text:p>
          </table:table-cell>
          <table:table-cell office:value-type="float" office:value="43255">
            <text:p>43255</text:p>
          </table:table-cell>
          <table:table-cell office:value-type="float" office:value="154263">
            <text:p>154263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556">
            <text:p>25556</text:p>
          </table:table-cell>
          <table:table-cell office:value-type="float" office:value="46002">
            <text:p>46002</text:p>
          </table:table-cell>
          <table:table-cell office:value-type="float" office:value="155615">
            <text:p>155615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215">
            <text:p>27215</text:p>
          </table:table-cell>
          <table:table-cell office:value-type="float" office:value="48547">
            <text:p>48547</text:p>
          </table:table-cell>
          <table:table-cell office:value-type="float" office:value="156707">
            <text:p>156707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432">
            <text:p>28432</text:p>
          </table:table-cell>
          <table:table-cell office:value-type="float" office:value="50845">
            <text:p>50845</text:p>
          </table:table-cell>
          <table:table-cell office:value-type="float" office:value="157769">
            <text:p>157769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899">
            <text:p>29899</text:p>
          </table:table-cell>
          <table:table-cell office:value-type="float" office:value="54138">
            <text:p>54138</text:p>
          </table:table-cell>
          <table:table-cell office:value-type="float" office:value="159017">
            <text:p>159017</text:p>
          </table:table-cell>
          <table:table-cell table:number-columns-repeated="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232">
            <text:p>32232</text:p>
          </table:table-cell>
          <table:table-cell office:value-type="float" office:value="57098">
            <text:p>57098</text:p>
          </table:table-cell>
          <table:table-cell office:value-type="float" office:value="160323">
            <text:p>160323</text:p>
          </table:table-cell>
          <table:table-cell table:number-columns-repeated="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770">
            <text:p>33770</text:p>
          </table:table-cell>
          <table:table-cell office:value-type="float" office:value="60242">
            <text:p>60242</text:p>
          </table:table-cell>
          <table:table-cell office:value-type="float" office:value="161409">
            <text:p>161409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167">
            <text:p>35167</text:p>
          </table:table-cell>
          <table:table-cell office:value-type="float" office:value="63033">
            <text:p>63033</text:p>
          </table:table-cell>
          <table:table-cell office:value-type="float" office:value="162435">
            <text:p>162435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496">
            <text:p>36496</text:p>
          </table:table-cell>
          <table:table-cell office:value-type="float" office:value="65748">
            <text:p>65748</text:p>
          </table:table-cell>
          <table:table-cell office:value-type="float" office:value="163584">
            <text:p>163584</text:p>
          </table:table-cell>
          <table:table-cell table:number-columns-repeated="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8612">
            <text:p>38612</text:p>
          </table:table-cell>
          <table:table-cell office:value-type="float" office:value="68685">
            <text:p>68685</text:p>
          </table:table-cell>
          <table:table-cell office:value-type="float" office:value="164714">
            <text:p>164714</text:p>
          </table:table-cell>
          <table:table-cell table:number-columns-repeated="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0054">
            <text:p>40054</text:p>
          </table:table-cell>
          <table:table-cell office:value-type="float" office:value="71631">
            <text:p>71631</text:p>
          </table:table-cell>
          <table:table-cell office:value-type="float" office:value="165728">
            <text:p>165728</text:p>
          </table:table-cell>
          <table:table-cell table:number-columns-repeated="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1474">
            <text:p>41474</text:p>
          </table:table-cell>
          <table:table-cell office:value-type="float" office:value="74438">
            <text:p>74438</text:p>
          </table:table-cell>
          <table:table-cell office:value-type="float" office:value="166907">
            <text:p>166907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3469">
            <text:p>43469</text:p>
          </table:table-cell>
          <table:table-cell office:value-type="float" office:value="77061">
            <text:p>77061</text:p>
          </table:table-cell>
          <table:table-cell office:value-type="float" office:value="167961">
            <text:p>167961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5021">
            <text:p>45021</text:p>
          </table:table-cell>
          <table:table-cell office:value-type="float" office:value="80163">
            <text:p>80163</text:p>
          </table:table-cell>
          <table:table-cell office:value-type="float" office:value="169312">
            <text:p>169312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6690">
            <text:p>46690</text:p>
          </table:table-cell>
          <table:table-cell office:value-type="float" office:value="83613">
            <text:p>83613</text:p>
          </table:table-cell>
          <table:table-cell office:value-type="float" office:value="170457">
            <text:p>170457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8416">
            <text:p>48416</text:p>
          </table:table-cell>
          <table:table-cell office:value-type="float" office:value="87074">
            <text:p>87074</text:p>
          </table:table-cell>
          <table:table-cell office:value-type="float" office:value="171766">
            <text:p>171766</text:p>
          </table:table-cell>
          <table:table-cell table:number-columns-repeated="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0631">
            <text:p>50631</text:p>
          </table:table-cell>
          <table:table-cell office:value-type="float" office:value="90133">
            <text:p>90133</text:p>
          </table:table-cell>
          <table:table-cell office:value-type="float" office:value="172910">
            <text:p>172910</text:p>
          </table:table-cell>
          <table:table-cell table:number-columns-repeated="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2076">
            <text:p>52076</text:p>
          </table:table-cell>
          <table:table-cell office:value-type="float" office:value="92877">
            <text:p>92877</text:p>
          </table:table-cell>
          <table:table-cell office:value-type="float" office:value="174033">
            <text:p>174033</text:p>
          </table:table-cell>
          <table:table-cell table:number-columns-repeated="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3700">
            <text:p>53700</text:p>
          </table:table-cell>
          <table:table-cell office:value-type="float" office:value="96112">
            <text:p>96112</text:p>
          </table:table-cell>
          <table:table-cell office:value-type="float" office:value="175121">
            <text:p>175121</text:p>
          </table:table-cell>
          <table:table-cell table:number-columns-repeated="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6072">
            <text:p>56072</text:p>
          </table:table-cell>
          <table:table-cell office:value-type="float" office:value="99301">
            <text:p>99301</text:p>
          </table:table-cell>
          <table:table-cell office:value-type="float" office:value="176365">
            <text:p>176365</text:p>
          </table:table-cell>
          <table:table-cell table:number-columns-repeated="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7786">
            <text:p>57786</text:p>
          </table:table-cell>
          <table:table-cell office:value-type="float" office:value="102463">
            <text:p>102463</text:p>
          </table:table-cell>
          <table:table-cell office:value-type="float" office:value="177559">
            <text:p>177559</text:p>
          </table:table-cell>
          <table:table-cell table:number-columns-repeated="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9302">
            <text:p>59302</text:p>
          </table:table-cell>
          <table:table-cell office:value-type="float" office:value="105444">
            <text:p>105444</text:p>
          </table:table-cell>
          <table:table-cell office:value-type="float" office:value="178677">
            <text:p>178677</text:p>
          </table:table-cell>
          <table:table-cell table:number-columns-repeated="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61540">
            <text:p>61540</text:p>
          </table:table-cell>
          <table:table-cell office:value-type="float" office:value="108390">
            <text:p>108390</text:p>
          </table:table-cell>
          <table:table-cell office:value-type="float" office:value="179765">
            <text:p>179765</text:p>
          </table:table-cell>
          <table:table-cell table:number-columns-repeated="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63218">
            <text:p>63218</text:p>
          </table:table-cell>
          <table:table-cell office:value-type="float" office:value="111653">
            <text:p>111653</text:p>
          </table:table-cell>
          <table:table-cell office:value-type="float" office:value="180948">
            <text:p>180948</text:p>
          </table:table-cell>
          <table:table-cell table:number-columns-repeated="6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4931">
            <text:p>64931</text:p>
          </table:table-cell>
          <table:table-cell office:value-type="float" office:value="115106">
            <text:p>115106</text:p>
          </table:table-cell>
          <table:table-cell office:value-type="float" office:value="182031">
            <text:p>182031</text:p>
          </table:table-cell>
          <table:table-cell table:number-columns-repeated="6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7403">
            <text:p>67403</text:p>
          </table:table-cell>
          <table:table-cell office:value-type="float" office:value="118298">
            <text:p>118298</text:p>
          </table:table-cell>
          <table:table-cell office:value-type="float" office:value="183443">
            <text:p>183443</text:p>
          </table:table-cell>
          <table:table-cell table:number-columns-repeated="6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8906">
            <text:p>68906</text:p>
          </table:table-cell>
          <table:table-cell office:value-type="float" office:value="121359">
            <text:p>121359</text:p>
          </table:table-cell>
          <table:table-cell office:value-type="float" office:value="184501">
            <text:p>184501</text:p>
          </table:table-cell>
          <table:table-cell table:number-columns-repeated="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0486">
            <text:p>70486</text:p>
          </table:table-cell>
          <table:table-cell office:value-type="float" office:value="124440">
            <text:p>124440</text:p>
          </table:table-cell>
          <table:table-cell office:value-type="float" office:value="185730">
            <text:p>185730</text:p>
          </table:table-cell>
          <table:table-cell table:number-columns-repeated="6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2902">
            <text:p>72902</text:p>
          </table:table-cell>
          <table:table-cell office:value-type="float" office:value="127810">
            <text:p>127810</text:p>
          </table:table-cell>
          <table:table-cell office:value-type="float" office:value="186794">
            <text:p>186794</text:p>
          </table:table-cell>
          <table:table-cell table:number-columns-repeated="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4569">
            <text:p>74569</text:p>
          </table:table-cell>
          <table:table-cell office:value-type="float" office:value="131072">
            <text:p>131072</text:p>
          </table:table-cell>
          <table:table-cell office:value-type="float" office:value="188087">
            <text:p>188087</text:p>
          </table:table-cell>
          <table:table-cell table:number-columns-repeated="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6139">
            <text:p>76139</text:p>
          </table:table-cell>
          <table:table-cell office:value-type="float" office:value="134095">
            <text:p>134095</text:p>
          </table:table-cell>
          <table:table-cell office:value-type="float" office:value="189262">
            <text:p>189262</text:p>
          </table:table-cell>
          <table:table-cell table:number-columns-repeated="6"/>
        </table:table-row>
        <table:table-row table:style-name="ro2">
          <table:table-cell office:value-type="string">
            <text:p>loading 4641810 file into hash database in 76730ms</text:p>
          </table:table-cell>
          <table:table-cell table:number-columns-repeated="9"/>
        </table:table-row>
        <table:table-row table:style-name="ro2">
          <table:table-cell office:value-type="string">
            <text:p>load</text:p>
          </table:table-cell>
          <table:table-cell office:value-type="float" office:value="76730">
            <text:p>76730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float" office:value="4641810">
            <text:p>4641810</text:p>
          </table:table-cell>
          <table:table-cell table:number-columns-repeated="8"/>
        </table:table-row>
        <table:table-row table:style-name="ro2">
          <table:table-cell office:value-type="string">
            <text:p>seen</text:p>
          </table:table-cell>
          <table:table-cell office:value-type="float" office:value="135187">
            <text:p>135187</text:p>
          </table:table-cell>
          <table:table-cell table:number-columns-repeated="8"/>
        </table:table-row>
        <table:table-row table:style-name="ro2">
          <table:table-cell office:value-type="string">
            <text:p>walk</text:p>
          </table:table-cell>
          <table:table-cell office:value-type="float" office:value="189752">
            <text:p>189752</text:p>
          </table:table-cell>
          <table:table-cell table:number-columns-repeated="8"/>
        </table:table-row>
        <table:table-row table:style-name="ro2">
          <table:table-cell office:value-type="string">
            <text:p>heap</text:p>
          </table:table-cell>
          <table:table-cell office:value-type="float" office:value="26710016">
            <text:p>26710016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cache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2">
          <table:table-cell office:value-type="string">
            <text:p>bucket</text:p>
          </table:table-cell>
          <table:table-cell office:value-type="float" office:value="37134480">
            <text:p>37134480</text:p>
          </table:table-cell>
          <table:table-cell table:number-columns-repeated="8"/>
        </table:table-row>
        <table:table-row table:style-name="ro2">
          <table:table-cell office:value-type="string">
            <text:p>option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elt</text:p>
          </table:table-cell>
          <table:table-cell office:value-type="string">
            <text:p>load</text:p>
          </table:table-cell>
          <table:table-cell office:value-type="string">
            <text:p>seen</text:p>
          </table:table-cell>
          <table:table-cell office:value-type="string">
            <text:p>walk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55">
            <text:p>4555</text:p>
          </table:table-cell>
          <table:table-cell office:value-type="float" office:value="2861">
            <text:p>2861</text:p>
          </table:table-cell>
          <table:table-cell office:value-type="float" office:value="298360">
            <text:p>298360</text:p>
          </table:table-cell>
          <table:table-cell>
            <draw:frame table:end-cell-address="Tokyo.M201" table:end-x="0.666cm" table:end-y="0.274cm" draw:z-index="1" draw:style-name="gr1" svg:width="17.526cm" svg:height="9.248cm" svg:x="1.204cm" svg:y="0.058cm">
              <draw:object draw:notify-on-update-of-ranges="Tokyo.A180:Tokyo.D27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41">
            <text:p>5741</text:p>
          </table:table-cell>
          <table:table-cell office:value-type="float" office:value="5991">
            <text:p>5991</text:p>
          </table:table-cell>
          <table:table-cell office:value-type="float" office:value="299435">
            <text:p>299435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33">
            <text:p>7033</text:p>
          </table:table-cell>
          <table:table-cell office:value-type="float" office:value="8867">
            <text:p>8867</text:p>
          </table:table-cell>
          <table:table-cell office:value-type="float" office:value="300471">
            <text:p>300471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249">
            <text:p>8249</text:p>
          </table:table-cell>
          <table:table-cell office:value-type="float" office:value="11531">
            <text:p>11531</text:p>
          </table:table-cell>
          <table:table-cell office:value-type="float" office:value="301573">
            <text:p>301573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151">
            <text:p>10151</text:p>
          </table:table-cell>
          <table:table-cell office:value-type="float" office:value="14524">
            <text:p>14524</text:p>
          </table:table-cell>
          <table:table-cell office:value-type="float" office:value="302595">
            <text:p>302595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418">
            <text:p>11418</text:p>
          </table:table-cell>
          <table:table-cell office:value-type="float" office:value="17315">
            <text:p>17315</text:p>
          </table:table-cell>
          <table:table-cell office:value-type="float" office:value="303634">
            <text:p>303634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712">
            <text:p>12712</text:p>
          </table:table-cell>
          <table:table-cell office:value-type="float" office:value="20155">
            <text:p>20155</text:p>
          </table:table-cell>
          <table:table-cell office:value-type="float" office:value="304615">
            <text:p>304615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051">
            <text:p>14051</text:p>
          </table:table-cell>
          <table:table-cell office:value-type="float" office:value="23095">
            <text:p>23095</text:p>
          </table:table-cell>
          <table:table-cell office:value-type="float" office:value="305693">
            <text:p>305693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759">
            <text:p>15759</text:p>
          </table:table-cell>
          <table:table-cell office:value-type="float" office:value="25655">
            <text:p>25655</text:p>
          </table:table-cell>
          <table:table-cell office:value-type="float" office:value="306724">
            <text:p>306724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135">
            <text:p>17135</text:p>
          </table:table-cell>
          <table:table-cell office:value-type="float" office:value="28302">
            <text:p>28302</text:p>
          </table:table-cell>
          <table:table-cell office:value-type="float" office:value="307776">
            <text:p>307776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541">
            <text:p>18541</text:p>
          </table:table-cell>
          <table:table-cell office:value-type="float" office:value="31512">
            <text:p>31512</text:p>
          </table:table-cell>
          <table:table-cell office:value-type="float" office:value="308825">
            <text:p>308825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923">
            <text:p>19923</text:p>
          </table:table-cell>
          <table:table-cell office:value-type="float" office:value="34933">
            <text:p>34933</text:p>
          </table:table-cell>
          <table:table-cell office:value-type="float" office:value="310382">
            <text:p>310382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2174">
            <text:p>22174</text:p>
          </table:table-cell>
          <table:table-cell office:value-type="float" office:value="37791">
            <text:p>37791</text:p>
          </table:table-cell>
          <table:table-cell office:value-type="float" office:value="312241">
            <text:p>31224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448">
            <text:p>23448</text:p>
          </table:table-cell>
          <table:table-cell office:value-type="float" office:value="40510">
            <text:p>40510</text:p>
          </table:table-cell>
          <table:table-cell office:value-type="float" office:value="313821">
            <text:p>31382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748">
            <text:p>24748</text:p>
          </table:table-cell>
          <table:table-cell office:value-type="float" office:value="43360">
            <text:p>43360</text:p>
          </table:table-cell>
          <table:table-cell office:value-type="float" office:value="315367">
            <text:p>315367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098">
            <text:p>26098</text:p>
          </table:table-cell>
          <table:table-cell office:value-type="float" office:value="46695">
            <text:p>46695</text:p>
          </table:table-cell>
          <table:table-cell office:value-type="float" office:value="316875">
            <text:p>316875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268">
            <text:p>28268</text:p>
          </table:table-cell>
          <table:table-cell office:value-type="float" office:value="49683">
            <text:p>49683</text:p>
          </table:table-cell>
          <table:table-cell office:value-type="float" office:value="318244">
            <text:p>318244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550">
            <text:p>29550</text:p>
          </table:table-cell>
          <table:table-cell office:value-type="float" office:value="52355">
            <text:p>52355</text:p>
          </table:table-cell>
          <table:table-cell office:value-type="float" office:value="319367">
            <text:p>319367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784">
            <text:p>30784</text:p>
          </table:table-cell>
          <table:table-cell office:value-type="float" office:value="54798">
            <text:p>54798</text:p>
          </table:table-cell>
          <table:table-cell office:value-type="float" office:value="320378">
            <text:p>320378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250">
            <text:p>32250</text:p>
          </table:table-cell>
          <table:table-cell office:value-type="float" office:value="58086">
            <text:p>58086</text:p>
          </table:table-cell>
          <table:table-cell office:value-type="float" office:value="321593">
            <text:p>321593</text:p>
          </table:table-cell>
          <table:table-cell table:number-columns-repeated="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469">
            <text:p>34469</text:p>
          </table:table-cell>
          <table:table-cell office:value-type="float" office:value="61243">
            <text:p>61243</text:p>
          </table:table-cell>
          <table:table-cell office:value-type="float" office:value="322699">
            <text:p>322699</text:p>
          </table:table-cell>
          <table:table-cell table:number-columns-repeated="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998">
            <text:p>35998</text:p>
          </table:table-cell>
          <table:table-cell office:value-type="float" office:value="64426">
            <text:p>64426</text:p>
          </table:table-cell>
          <table:table-cell office:value-type="float" office:value="323925">
            <text:p>323925</text:p>
          </table:table-cell>
          <table:table-cell table:number-columns-repeated="6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7409">
            <text:p>37409</text:p>
          </table:table-cell>
          <table:table-cell office:value-type="float" office:value="67260">
            <text:p>67260</text:p>
          </table:table-cell>
          <table:table-cell office:value-type="float" office:value="324962">
            <text:p>324962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476">
            <text:p>39476</text:p>
          </table:table-cell>
          <table:table-cell office:value-type="float" office:value="70073">
            <text:p>70073</text:p>
          </table:table-cell>
          <table:table-cell office:value-type="float" office:value="326097">
            <text:p>326097</text:p>
          </table:table-cell>
          <table:table-cell table:number-columns-repeated="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916">
            <text:p>40916</text:p>
          </table:table-cell>
          <table:table-cell office:value-type="float" office:value="73058">
            <text:p>73058</text:p>
          </table:table-cell>
          <table:table-cell office:value-type="float" office:value="327310">
            <text:p>327310</text:p>
          </table:table-cell>
          <table:table-cell table:number-columns-repeated="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2381">
            <text:p>42381</text:p>
          </table:table-cell>
          <table:table-cell office:value-type="float" office:value="76182">
            <text:p>76182</text:p>
          </table:table-cell>
          <table:table-cell office:value-type="float" office:value="328419">
            <text:p>328419</text:p>
          </table:table-cell>
          <table:table-cell table:number-columns-repeated="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3812">
            <text:p>43812</text:p>
          </table:table-cell>
          <table:table-cell office:value-type="float" office:value="79013">
            <text:p>79013</text:p>
          </table:table-cell>
          <table:table-cell office:value-type="float" office:value="329711">
            <text:p>329711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5892">
            <text:p>45892</text:p>
          </table:table-cell>
          <table:table-cell office:value-type="float" office:value="81725">
            <text:p>81725</text:p>
          </table:table-cell>
          <table:table-cell office:value-type="float" office:value="330849">
            <text:p>330849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7473">
            <text:p>47473</text:p>
          </table:table-cell>
          <table:table-cell office:value-type="float" office:value="84906">
            <text:p>84906</text:p>
          </table:table-cell>
          <table:table-cell office:value-type="float" office:value="331989">
            <text:p>331989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9134">
            <text:p>49134</text:p>
          </table:table-cell>
          <table:table-cell office:value-type="float" office:value="88485">
            <text:p>88485</text:p>
          </table:table-cell>
          <table:table-cell office:value-type="float" office:value="333149">
            <text:p>333149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1496">
            <text:p>51496</text:p>
          </table:table-cell>
          <table:table-cell office:value-type="float" office:value="92076">
            <text:p>92076</text:p>
          </table:table-cell>
          <table:table-cell office:value-type="float" office:value="334314">
            <text:p>334314</text:p>
          </table:table-cell>
          <table:table-cell table:number-columns-repeated="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3045">
            <text:p>53045</text:p>
          </table:table-cell>
          <table:table-cell office:value-type="float" office:value="95178">
            <text:p>95178</text:p>
          </table:table-cell>
          <table:table-cell office:value-type="float" office:value="335541">
            <text:p>335541</text:p>
          </table:table-cell>
          <table:table-cell table:number-columns-repeated="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4485">
            <text:p>54485</text:p>
          </table:table-cell>
          <table:table-cell office:value-type="float" office:value="98031">
            <text:p>98031</text:p>
          </table:table-cell>
          <table:table-cell office:value-type="float" office:value="336820">
            <text:p>336820</text:p>
          </table:table-cell>
          <table:table-cell table:number-columns-repeated="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6812">
            <text:p>56812</text:p>
          </table:table-cell>
          <table:table-cell office:value-type="float" office:value="101339">
            <text:p>101339</text:p>
          </table:table-cell>
          <table:table-cell office:value-type="float" office:value="337968">
            <text:p>337968</text:p>
          </table:table-cell>
          <table:table-cell table:number-columns-repeated="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8426">
            <text:p>58426</text:p>
          </table:table-cell>
          <table:table-cell office:value-type="float" office:value="104560">
            <text:p>104560</text:p>
          </table:table-cell>
          <table:table-cell office:value-type="float" office:value="339255">
            <text:p>339255</text:p>
          </table:table-cell>
          <table:table-cell table:number-columns-repeated="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0064">
            <text:p>60064</text:p>
          </table:table-cell>
          <table:table-cell office:value-type="float" office:value="107775">
            <text:p>107775</text:p>
          </table:table-cell>
          <table:table-cell office:value-type="float" office:value="340680">
            <text:p>340680</text:p>
          </table:table-cell>
          <table:table-cell table:number-columns-repeated="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62358">
            <text:p>62358</text:p>
          </table:table-cell>
          <table:table-cell office:value-type="float" office:value="110872">
            <text:p>110872</text:p>
          </table:table-cell>
          <table:table-cell office:value-type="float" office:value="341804">
            <text:p>341804</text:p>
          </table:table-cell>
          <table:table-cell table:number-columns-repeated="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63890">
            <text:p>63890</text:p>
          </table:table-cell>
          <table:table-cell office:value-type="float" office:value="114042">
            <text:p>114042</text:p>
          </table:table-cell>
          <table:table-cell office:value-type="float" office:value="342940">
            <text:p>342940</text:p>
          </table:table-cell>
          <table:table-cell table:number-columns-repeated="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65563">
            <text:p>65563</text:p>
          </table:table-cell>
          <table:table-cell office:value-type="float" office:value="117562">
            <text:p>117562</text:p>
          </table:table-cell>
          <table:table-cell office:value-type="float" office:value="344060">
            <text:p>344060</text:p>
          </table:table-cell>
          <table:table-cell table:number-columns-repeated="6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67273">
            <text:p>67273</text:p>
          </table:table-cell>
          <table:table-cell office:value-type="float" office:value="121122">
            <text:p>121122</text:p>
          </table:table-cell>
          <table:table-cell office:value-type="float" office:value="345155">
            <text:p>345155</text:p>
          </table:table-cell>
          <table:table-cell table:number-columns-repeated="6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9667">
            <text:p>69667</text:p>
          </table:table-cell>
          <table:table-cell office:value-type="float" office:value="124391">
            <text:p>124391</text:p>
          </table:table-cell>
          <table:table-cell office:value-type="float" office:value="346308">
            <text:p>346308</text:p>
          </table:table-cell>
          <table:table-cell table:number-columns-repeated="6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1177">
            <text:p>71177</text:p>
          </table:table-cell>
          <table:table-cell office:value-type="float" office:value="127506">
            <text:p>127506</text:p>
          </table:table-cell>
          <table:table-cell office:value-type="float" office:value="347390">
            <text:p>347390</text:p>
          </table:table-cell>
          <table:table-cell table:number-columns-repeated="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2752">
            <text:p>72752</text:p>
          </table:table-cell>
          <table:table-cell office:value-type="float" office:value="130702">
            <text:p>130702</text:p>
          </table:table-cell>
          <table:table-cell office:value-type="float" office:value="348727">
            <text:p>348727</text:p>
          </table:table-cell>
          <table:table-cell table:number-columns-repeated="6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5112">
            <text:p>75112</text:p>
          </table:table-cell>
          <table:table-cell office:value-type="float" office:value="134092">
            <text:p>134092</text:p>
          </table:table-cell>
          <table:table-cell office:value-type="float" office:value="349750">
            <text:p>349750</text:p>
          </table:table-cell>
          <table:table-cell table:number-columns-repeated="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6773">
            <text:p>76773</text:p>
          </table:table-cell>
          <table:table-cell office:value-type="float" office:value="137462">
            <text:p>137462</text:p>
          </table:table-cell>
          <table:table-cell office:value-type="float" office:value="350860">
            <text:p>350860</text:p>
          </table:table-cell>
          <table:table-cell table:number-columns-repeated="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8329">
            <text:p>78329</text:p>
          </table:table-cell>
          <table:table-cell office:value-type="float" office:value="140693">
            <text:p>140693</text:p>
          </table:table-cell>
          <table:table-cell office:value-type="float" office:value="352020">
            <text:p>352020</text:p>
          </table:table-cell>
          <table:table-cell table:number-columns-repeated="6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0458">
            <text:p>80458</text:p>
          </table:table-cell>
          <table:table-cell office:value-type="float" office:value="143537">
            <text:p>143537</text:p>
          </table:table-cell>
          <table:table-cell office:value-type="float" office:value="353299">
            <text:p>353299</text:p>
          </table:table-cell>
          <table:table-cell table:number-columns-repeated="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2072">
            <text:p>82072</text:p>
          </table:table-cell>
          <table:table-cell office:value-type="float" office:value="146874">
            <text:p>146874</text:p>
          </table:table-cell>
          <table:table-cell office:value-type="float" office:value="354430">
            <text:p>354430</text:p>
          </table:table-cell>
          <table:table-cell table:number-columns-repeated="6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3606">
            <text:p>83606</text:p>
          </table:table-cell>
          <table:table-cell office:value-type="float" office:value="150086">
            <text:p>150086</text:p>
          </table:table-cell>
          <table:table-cell office:value-type="float" office:value="355734">
            <text:p>355734</text:p>
          </table:table-cell>
          <table:table-cell table:number-columns-repeated="6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5903">
            <text:p>85903</text:p>
          </table:table-cell>
          <table:table-cell office:value-type="float" office:value="153403">
            <text:p>153403</text:p>
          </table:table-cell>
          <table:table-cell office:value-type="float" office:value="356876">
            <text:p>356876</text:p>
          </table:table-cell>
          <table:table-cell table:number-columns-repeated="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7343">
            <text:p>87343</text:p>
          </table:table-cell>
          <table:table-cell office:value-type="float" office:value="156292">
            <text:p>156292</text:p>
          </table:table-cell>
          <table:table-cell office:value-type="float" office:value="358015">
            <text:p>358015</text:p>
          </table:table-cell>
          <table:table-cell table:number-columns-repeated="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8770">
            <text:p>88770</text:p>
          </table:table-cell>
          <table:table-cell office:value-type="float" office:value="159287">
            <text:p>159287</text:p>
          </table:table-cell>
          <table:table-cell office:value-type="float" office:value="359145">
            <text:p>359145</text:p>
          </table:table-cell>
          <table:table-cell table:number-columns-repeated="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90275">
            <text:p>90275</text:p>
          </table:table-cell>
          <table:table-cell office:value-type="float" office:value="162370">
            <text:p>162370</text:p>
          </table:table-cell>
          <table:table-cell office:value-type="float" office:value="360359">
            <text:p>360359</text:p>
          </table:table-cell>
          <table:table-cell table:number-columns-repeated="6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92505">
            <text:p>92505</text:p>
          </table:table-cell>
          <table:table-cell office:value-type="float" office:value="165529">
            <text:p>165529</text:p>
          </table:table-cell>
          <table:table-cell office:value-type="float" office:value="361559">
            <text:p>361559</text:p>
          </table:table-cell>
          <table:table-cell table:number-columns-repeated="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93975">
            <text:p>93975</text:p>
          </table:table-cell>
          <table:table-cell office:value-type="float" office:value="168596">
            <text:p>168596</text:p>
          </table:table-cell>
          <table:table-cell office:value-type="float" office:value="362896">
            <text:p>362896</text:p>
          </table:table-cell>
          <table:table-cell table:number-columns-repeated="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5325">
            <text:p>95325</text:p>
          </table:table-cell>
          <table:table-cell office:value-type="float" office:value="171318">
            <text:p>171318</text:p>
          </table:table-cell>
          <table:table-cell office:value-type="float" office:value="363943">
            <text:p>363943</text:p>
          </table:table-cell>
          <table:table-cell table:number-columns-repeated="6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97596">
            <text:p>97596</text:p>
          </table:table-cell>
          <table:table-cell office:value-type="float" office:value="174523">
            <text:p>174523</text:p>
          </table:table-cell>
          <table:table-cell office:value-type="float" office:value="365120">
            <text:p>365120</text:p>
          </table:table-cell>
          <table:table-cell table:number-columns-repeated="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9187">
            <text:p>99187</text:p>
          </table:table-cell>
          <table:table-cell office:value-type="float" office:value="177819">
            <text:p>177819</text:p>
          </table:table-cell>
          <table:table-cell office:value-type="float" office:value="366249">
            <text:p>366249</text:p>
          </table:table-cell>
          <table:table-cell table:number-columns-repeated="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00812">
            <text:p>100812</text:p>
          </table:table-cell>
          <table:table-cell office:value-type="float" office:value="181084">
            <text:p>181084</text:p>
          </table:table-cell>
          <table:table-cell office:value-type="float" office:value="367417">
            <text:p>367417</text:p>
          </table:table-cell>
          <table:table-cell table:number-columns-repeated="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02978">
            <text:p>102978</text:p>
          </table:table-cell>
          <table:table-cell office:value-type="float" office:value="184138">
            <text:p>184138</text:p>
          </table:table-cell>
          <table:table-cell office:value-type="float" office:value="368539">
            <text:p>368539</text:p>
          </table:table-cell>
          <table:table-cell table:number-columns-repeated="6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04329">
            <text:p>104329</text:p>
          </table:table-cell>
          <table:table-cell office:value-type="float" office:value="186924">
            <text:p>186924</text:p>
          </table:table-cell>
          <table:table-cell office:value-type="float" office:value="369781">
            <text:p>369781</text:p>
          </table:table-cell>
          <table:table-cell table:number-columns-repeated="6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05906">
            <text:p>105906</text:p>
          </table:table-cell>
          <table:table-cell office:value-type="float" office:value="190147">
            <text:p>190147</text:p>
          </table:table-cell>
          <table:table-cell office:value-type="float" office:value="370941">
            <text:p>370941</text:p>
          </table:table-cell>
          <table:table-cell table:number-columns-repeated="6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07406">
            <text:p>107406</text:p>
          </table:table-cell>
          <table:table-cell office:value-type="float" office:value="193388">
            <text:p>193388</text:p>
          </table:table-cell>
          <table:table-cell office:value-type="float" office:value="372044">
            <text:p>372044</text:p>
          </table:table-cell>
          <table:table-cell table:number-columns-repeated="6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9566">
            <text:p>109566</text:p>
          </table:table-cell>
          <table:table-cell office:value-type="float" office:value="196478">
            <text:p>196478</text:p>
          </table:table-cell>
          <table:table-cell office:value-type="float" office:value="373279">
            <text:p>373279</text:p>
          </table:table-cell>
          <table:table-cell table:number-columns-repeated="6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0974">
            <text:p>110974</text:p>
          </table:table-cell>
          <table:table-cell office:value-type="float" office:value="199263">
            <text:p>199263</text:p>
          </table:table-cell>
          <table:table-cell office:value-type="float" office:value="374434">
            <text:p>374434</text:p>
          </table:table-cell>
          <table:table-cell table:number-columns-repeated="6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12542">
            <text:p>112542</text:p>
          </table:table-cell>
          <table:table-cell office:value-type="float" office:value="202409">
            <text:p>202409</text:p>
          </table:table-cell>
          <table:table-cell office:value-type="float" office:value="375671">
            <text:p>375671</text:p>
          </table:table-cell>
          <table:table-cell table:number-columns-repeated="6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14941">
            <text:p>114941</text:p>
          </table:table-cell>
          <table:table-cell office:value-type="float" office:value="205823">
            <text:p>205823</text:p>
          </table:table-cell>
          <table:table-cell office:value-type="float" office:value="376758">
            <text:p>376758</text:p>
          </table:table-cell>
          <table:table-cell table:number-columns-repeated="6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16663">
            <text:p>116663</text:p>
          </table:table-cell>
          <table:table-cell office:value-type="float" office:value="209447">
            <text:p>209447</text:p>
          </table:table-cell>
          <table:table-cell office:value-type="float" office:value="377888">
            <text:p>377888</text:p>
          </table:table-cell>
          <table:table-cell table:number-columns-repeated="6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18288">
            <text:p>118288</text:p>
          </table:table-cell>
          <table:table-cell office:value-type="float" office:value="212697">
            <text:p>212697</text:p>
          </table:table-cell>
          <table:table-cell office:value-type="float" office:value="379110">
            <text:p>379110</text:p>
          </table:table-cell>
          <table:table-cell table:number-columns-repeated="6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20403">
            <text:p>120403</text:p>
          </table:table-cell>
          <table:table-cell office:value-type="float" office:value="215686">
            <text:p>215686</text:p>
          </table:table-cell>
          <table:table-cell office:value-type="float" office:value="380331">
            <text:p>380331</text:p>
          </table:table-cell>
          <table:table-cell table:number-columns-repeated="6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22052">
            <text:p>122052</text:p>
          </table:table-cell>
          <table:table-cell office:value-type="float" office:value="219027">
            <text:p>219027</text:p>
          </table:table-cell>
          <table:table-cell office:value-type="float" office:value="381518">
            <text:p>381518</text:p>
          </table:table-cell>
          <table:table-cell table:number-columns-repeated="6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3671">
            <text:p>123671</text:p>
          </table:table-cell>
          <table:table-cell office:value-type="float" office:value="222195">
            <text:p>222195</text:p>
          </table:table-cell>
          <table:table-cell office:value-type="float" office:value="382631">
            <text:p>382631</text:p>
          </table:table-cell>
          <table:table-cell table:number-columns-repeated="6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26131">
            <text:p>126131</text:p>
          </table:table-cell>
          <table:table-cell office:value-type="float" office:value="225595">
            <text:p>225595</text:p>
          </table:table-cell>
          <table:table-cell office:value-type="float" office:value="383898">
            <text:p>383898</text:p>
          </table:table-cell>
          <table:table-cell table:number-columns-repeated="6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27676">
            <text:p>127676</text:p>
          </table:table-cell>
          <table:table-cell office:value-type="float" office:value="228651">
            <text:p>228651</text:p>
          </table:table-cell>
          <table:table-cell office:value-type="float" office:value="385226">
            <text:p>385226</text:p>
          </table:table-cell>
          <table:table-cell table:number-columns-repeated="6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29247">
            <text:p>129247</text:p>
          </table:table-cell>
          <table:table-cell office:value-type="float" office:value="231738">
            <text:p>231738</text:p>
          </table:table-cell>
          <table:table-cell office:value-type="float" office:value="386449">
            <text:p>386449</text:p>
          </table:table-cell>
          <table:table-cell table:number-columns-repeated="6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31818">
            <text:p>131818</text:p>
          </table:table-cell>
          <table:table-cell office:value-type="float" office:value="235513">
            <text:p>235513</text:p>
          </table:table-cell>
          <table:table-cell office:value-type="float" office:value="387640">
            <text:p>387640</text:p>
          </table:table-cell>
          <table:table-cell table:number-columns-repeated="6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33641">
            <text:p>133641</text:p>
          </table:table-cell>
          <table:table-cell office:value-type="float" office:value="239283">
            <text:p>239283</text:p>
          </table:table-cell>
          <table:table-cell office:value-type="float" office:value="388792">
            <text:p>388792</text:p>
          </table:table-cell>
          <table:table-cell table:number-columns-repeated="6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5511">
            <text:p>135511</text:p>
          </table:table-cell>
          <table:table-cell office:value-type="float" office:value="242881">
            <text:p>242881</text:p>
          </table:table-cell>
          <table:table-cell office:value-type="float" office:value="390024">
            <text:p>390024</text:p>
          </table:table-cell>
          <table:table-cell table:number-columns-repeated="6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37804">
            <text:p>137804</text:p>
          </table:table-cell>
          <table:table-cell office:value-type="float" office:value="246215">
            <text:p>246215</text:p>
          </table:table-cell>
          <table:table-cell office:value-type="float" office:value="391116">
            <text:p>391116</text:p>
          </table:table-cell>
          <table:table-cell table:number-columns-repeated="6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39506">
            <text:p>139506</text:p>
          </table:table-cell>
          <table:table-cell office:value-type="float" office:value="249574">
            <text:p>249574</text:p>
          </table:table-cell>
          <table:table-cell office:value-type="float" office:value="392534">
            <text:p>392534</text:p>
          </table:table-cell>
          <table:table-cell table:number-columns-repeated="6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41303">
            <text:p>141303</text:p>
          </table:table-cell>
          <table:table-cell office:value-type="float" office:value="253231">
            <text:p>253231</text:p>
          </table:table-cell>
          <table:table-cell office:value-type="float" office:value="393781">
            <text:p>393781</text:p>
          </table:table-cell>
          <table:table-cell table:number-columns-repeated="6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43838">
            <text:p>143838</text:p>
          </table:table-cell>
          <table:table-cell office:value-type="float" office:value="256962">
            <text:p>256962</text:p>
          </table:table-cell>
          <table:table-cell office:value-type="float" office:value="395068">
            <text:p>395068</text:p>
          </table:table-cell>
          <table:table-cell table:number-columns-repeated="6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45607">
            <text:p>145607</text:p>
          </table:table-cell>
          <table:table-cell office:value-type="float" office:value="260360">
            <text:p>260360</text:p>
          </table:table-cell>
          <table:table-cell office:value-type="float" office:value="396677">
            <text:p>396677</text:p>
          </table:table-cell>
          <table:table-cell table:number-columns-repeated="6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47221">
            <text:p>147221</text:p>
          </table:table-cell>
          <table:table-cell office:value-type="float" office:value="263502">
            <text:p>263502</text:p>
          </table:table-cell>
          <table:table-cell office:value-type="float" office:value="398077">
            <text:p>398077</text:p>
          </table:table-cell>
          <table:table-cell table:number-columns-repeated="6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49697">
            <text:p>149697</text:p>
          </table:table-cell>
          <table:table-cell office:value-type="float" office:value="267394">
            <text:p>267394</text:p>
          </table:table-cell>
          <table:table-cell office:value-type="float" office:value="399813">
            <text:p>399813</text:p>
          </table:table-cell>
          <table:table-cell table:number-columns-repeated="6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51503">
            <text:p>151503</text:p>
          </table:table-cell>
          <table:table-cell office:value-type="float" office:value="271065">
            <text:p>271065</text:p>
          </table:table-cell>
          <table:table-cell office:value-type="float" office:value="401135">
            <text:p>401135</text:p>
          </table:table-cell>
          <table:table-cell table:number-columns-repeated="6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54118">
            <text:p>154118</text:p>
          </table:table-cell>
          <table:table-cell office:value-type="float" office:value="275175">
            <text:p>275175</text:p>
          </table:table-cell>
          <table:table-cell office:value-type="float" office:value="402784">
            <text:p>402784</text:p>
          </table:table-cell>
          <table:table-cell table:number-columns-repeated="6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56099">
            <text:p>156099</text:p>
          </table:table-cell>
          <table:table-cell office:value-type="float" office:value="278815">
            <text:p>278815</text:p>
          </table:table-cell>
          <table:table-cell office:value-type="float" office:value="404086">
            <text:p>404086</text:p>
          </table:table-cell>
          <table:table-cell table:number-columns-repeated="6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58009">
            <text:p>158009</text:p>
          </table:table-cell>
          <table:table-cell office:value-type="float" office:value="282474">
            <text:p>282474</text:p>
          </table:table-cell>
          <table:table-cell office:value-type="float" office:value="405378">
            <text:p>405378</text:p>
          </table:table-cell>
          <table:table-cell table:number-columns-repeated="6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60611">
            <text:p>160611</text:p>
          </table:table-cell>
          <table:table-cell office:value-type="float" office:value="286174">
            <text:p>286174</text:p>
          </table:table-cell>
          <table:table-cell office:value-type="float" office:value="406515">
            <text:p>406515</text:p>
          </table:table-cell>
          <table:table-cell table:number-columns-repeated="6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62532">
            <text:p>162532</text:p>
          </table:table-cell>
          <table:table-cell office:value-type="float" office:value="290176">
            <text:p>290176</text:p>
          </table:table-cell>
          <table:table-cell office:value-type="float" office:value="407794">
            <text:p>407794</text:p>
          </table:table-cell>
          <table:table-cell table:number-columns-repeated="6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64522">
            <text:p>164522</text:p>
          </table:table-cell>
          <table:table-cell office:value-type="float" office:value="294196">
            <text:p>294196</text:p>
          </table:table-cell>
          <table:table-cell office:value-type="float" office:value="409050">
            <text:p>409050</text:p>
          </table:table-cell>
          <table:table-cell table:number-columns-repeated="6"/>
        </table:table-row>
        <table:table-row table:style-name="ro2">
          <table:table-cell office:value-type="string">
            <text:p>loading 9283620 file into hash database in 166708ms</text:p>
          </table:table-cell>
          <table:table-cell table:number-columns-repeated="9"/>
        </table:table-row>
        <table:table-row table:style-name="ro2">
          <table:table-cell office:value-type="string">
            <text:p>load</text:p>
          </table:table-cell>
          <table:table-cell office:value-type="float" office:value="166708">
            <text:p>166708</text:p>
          </table:table-cell>
          <table:table-cell table:number-columns-repeated="8"/>
        </table:table-row>
        <table:table-row table:style-name="ro2">
          <table:table-cell office:value-type="string">
            <text:p>elt</text:p>
          </table:table-cell>
          <table:table-cell office:value-type="float" office:value="9283620">
            <text:p>9283620</text:p>
          </table:table-cell>
          <table:table-cell table:number-columns-repeated="8"/>
        </table:table-row>
        <table:table-row table:style-name="ro2">
          <table:table-cell office:value-type="string">
            <text:p>seen</text:p>
          </table:table-cell>
          <table:table-cell office:value-type="float" office:value="296849">
            <text:p>296849</text:p>
          </table:table-cell>
          <table:table-cell table:number-columns-repeated="8"/>
        </table:table-row>
        <table:table-row table:style-name="ro2">
          <table:table-cell office:value-type="string">
            <text:p>walk</text:p>
          </table:table-cell>
          <table:table-cell office:value-type="float" office:value="410060">
            <text:p>410060</text:p>
          </table:table-cell>
          <table:table-cell table:number-columns-repeated="8"/>
        </table:table-row>
        <table:table-row table:style-name="ro2">
          <table:table-cell office:value-type="string">
            <text:p>heap</text:p>
          </table:table-cell>
          <table:table-cell office:value-type="float" office:value="32964608">
            <text:p>32964608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0">10/05/2008</text:date>, <text:time>18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29T21:35:58</meta:creation-date>
    <dc:date>2008-05-10T18:40:53</dc:date>
    <dc:language>fr-FR</dc:language>
    <meta:editing-cycles>61</meta:editing-cycles>
    <meta:editing-duration>PT8H8M6S</meta:editing-duration>
    <meta:user-defined meta:name="Info 1"/>
    <meta:user-defined meta:name="Info 2"/>
    <meta:user-defined meta:name="Info 3"/>
    <meta:user-defined meta:name="Info 4"/>
    <meta:document-statistic meta:table-count="3" meta:cell-count="200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2.6999998092651pt" style:font-family-asian="'DejaVu Sans'" style:font-family-generic-asian="system" style:font-pitch-asian="variable" style:font-size-asian="12.6999998092651pt" style:font-family-complex="'DejaVu Sans'" style:font-family-generic-complex="system" style:font-pitch-complex="variable" style:font-size-complex="12.6999998092651pt"/>
    </style:style>
    <style:style style:name="ch3" style:family="chart">
      <style:graphic-properties draw:fill="none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6.80000019073486pt" style:font-family-asian="'DejaVu Sans'" style:font-family-generic-asian="system" style:font-pitch-asian="variable" style:font-size-asian="6.80000019073486pt" style:font-family-complex="'DejaVu Sans'" style:font-family-generic-complex="system" style:font-pitch-complex="variable" style:font-size-complex="6.80000019073486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6.80000019073486pt" style:font-family-asian="'DejaVu Sans'" style:font-family-generic-asian="system" style:font-pitch-asian="variable" style:font-size-asian="6.80000019073486pt" style:font-family-complex="'DejaVu Sans'" style:font-family-generic-complex="system" style:font-pitch-complex="variable" style:font-size-complex="6.80000019073486pt"/>
    </style:style>
    <style:style style:name="ch8" style:family="chart">
      <style:graphic-properties draw:fill-color="#ff6f00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9" style:family="chart">
      <style:graphic-properties draw:fill-color="#800080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10" style:family="chart">
      <style:graphic-properties draw:fill-color="#666666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4.006cm" svg:height="6.84cm" chart:class="chart:bar" chart:style-name="ch1">
        <chart:title svg:x="5.901cm" svg:y="0.136cm" chart:style-name="ch2">
          <text:p>DB Bench</text:p>
        </chart:title>
        <chart:legend chart:legend-position="end" svg:x="12.85cm" svg:y="2.929cm" chart:style-name="ch3"/>
        <chart:plot-area chart:style-name="ch4" table:cell-range-address="DB.$F$15:.$I$21" chart:data-source-has-labels="both" chart:table-number-list="1" svg:x="0.28cm" svg:y="0.925cm" svg:width="12.367cm" svg:height="5.779cm">
          <chart:axis chart:dimension="x" chart:name="primary-x" chart:style-name="ch5">
            <chart:title svg:x="5.96cm" svg:y="6.354cm" chart:style-name="ch6">
              <text:p>Nb elt (by 100.000)</text:p>
            </chart:title>
            <chart:categories table:cell-range-address="local-table.A2:.A7"/>
          </chart:axis>
          <chart:axis chart:dimension="y" chart:name="primary-y" chart:style-name="ch7">
            <chart:title svg:x="0.28cm" svg:y="4.048cm" chart:style-name="ch6">
              <text:p>Time (ms)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</table:table-cell>
              <table:table-cell office:value-type="string">
                <text:p>seen</text:p>
              </table:table-cell>
              <table:table-cell office:value-type="string">
                <text:p>walk</text:p>
              </table:table-cell>
            </table:table-row>
          </table:table-header-rows>
          <table:table-rows>
            <table:table-row>
              <table:table-cell office:value-type="string">
                <text:p>800000</text:p>
              </table:table-cell>
              <table:table-cell office:value-type="float" office:value="26746">
                <text:p>26746</text:p>
              </table:table-cell>
              <table:table-cell office:value-type="float" office:value="9448">
                <text:p>9448</text:p>
              </table:table-cell>
              <table:table-cell office:value-type="float" office:value="14806">
                <text:p>14806</text:p>
              </table:table-cell>
            </table:table-row>
            <table:table-row>
              <table:table-cell office:value-type="string">
                <text:p>1200000</text:p>
              </table:table-cell>
              <table:table-cell office:value-type="float" office:value="40763">
                <text:p>40763</text:p>
              </table:table-cell>
              <table:table-cell office:value-type="float" office:value="16578">
                <text:p>16578</text:p>
              </table:table-cell>
              <table:table-cell office:value-type="float" office:value="33031">
                <text:p>33031</text:p>
              </table:table-cell>
            </table:table-row>
            <table:table-row>
              <table:table-cell office:value-type="string">
                <text:p>2000000</text:p>
              </table:table-cell>
              <table:table-cell office:value-type="float" office:value="77498">
                <text:p>77498</text:p>
              </table:table-cell>
              <table:table-cell office:value-type="float" office:value="26802">
                <text:p>26802</text:p>
              </table:table-cell>
              <table:table-cell office:value-type="float" office:value="109445">
                <text:p>109445</text:p>
              </table:table-cell>
            </table:table-row>
            <table:table-row>
              <table:table-cell office:value-type="string">
                <text:p>3000000</text:p>
              </table:table-cell>
              <table:table-cell office:value-type="float" office:value="126497">
                <text:p>126497</text:p>
              </table:table-cell>
              <table:table-cell office:value-type="float" office:value="40396">
                <text:p>40396</text:p>
              </table:table-cell>
              <table:table-cell office:value-type="float" office:value="171384">
                <text:p>171384</text:p>
              </table:table-cell>
            </table:table-row>
            <table:table-row>
              <table:table-cell office:value-type="string">
                <text:p>4641810</text:p>
              </table:table-cell>
              <table:table-cell office:value-type="float" office:value="198686">
                <text:p>198686</text:p>
              </table:table-cell>
              <table:table-cell office:value-type="float" office:value="68138">
                <text:p>68138</text:p>
              </table:table-cell>
              <table:table-cell office:value-type="float" office:value="285969">
                <text:p>285969</text:p>
              </table:table-cell>
            </table:table-row>
            <table:table-row>
              <table:table-cell office:value-type="string">
                <text:p>9283620</text:p>
              </table:table-cell>
              <table:table-cell office:value-type="float" office:value="435478">
                <text:p>435478</text:p>
              </table:table-cell>
              <table:table-cell office:value-type="float" office:value="140025">
                <text:p>140025</text:p>
              </table:table-cell>
              <table:table-cell office:value-type="float" office:value="618235">
                <text:p>61823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3" style:family="chart">
      <style:graphic-properties draw:fill="none" draw:fill-color="#ffffff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6f00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8" style:family="chart">
      <style:graphic-properties draw:stroke="none" draw:fill="none" draw:fill-color="#ffffff"/>
    </style:style>
    <style:style style:name="ch9" style:family="chart">
      <style:graphic-properties draw:stroke="none" draw:fill-color="#999999"/>
    </style:style>
  </office:automatic-styles>
  <office:body>
    <office:chart>
      <chart:chart svg:width="8.992cm" svg:height="5.687cm" chart:class="chart:area" chart:style-name="ch1">
        <chart:title svg:x="1.532cm" svg:y="0.112cm" chart:style-name="ch2">
          <text:p>Tokyo Heap size (bucket=elt*4)</text:p>
        </chart:title>
        <chart:legend chart:legend-position="end" svg:x="8.018cm" svg:y="2.685cm" chart:style-name="ch3"/>
        <chart:plot-area chart:style-name="ch4" table:cell-range-address="Tokyo.$F$15:.$F$21 Tokyo.$J$15:.$J$21" chart:data-source-has-labels="both" chart:table-number-list="2 2" svg:x="0.178cm" svg:y="0.768cm" svg:width="7.485cm" svg:height="4.807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</text:p>
              </table:table-cell>
            </table:table-row>
          </table:table-header-rows>
          <table:table-rows>
            <table:table-row>
              <table:table-cell office:value-type="string">
                <text:p>800000</text:p>
              </table:table-cell>
              <table:table-cell office:value-type="float" office:value="17.8046875">
                <text:p>17.8046875</text:p>
              </table:table-cell>
            </table:table-row>
            <table:table-row>
              <table:table-cell office:value-type="string">
                <text:p>1200000</text:p>
              </table:table-cell>
              <table:table-cell office:value-type="float" office:value="18.6953125">
                <text:p>18.6953125</text:p>
              </table:table-cell>
            </table:table-row>
            <table:table-row>
              <table:table-cell office:value-type="string">
                <text:p>2000000</text:p>
              </table:table-cell>
              <table:table-cell office:value-type="float" office:value="20.6875">
                <text:p>20.6875</text:p>
              </table:table-cell>
            </table:table-row>
            <table:table-row>
              <table:table-cell office:value-type="string">
                <text:p>3000000</text:p>
              </table:table-cell>
              <table:table-cell office:value-type="float" office:value="23.2734375">
                <text:p>23.2734375</text:p>
              </table:table-cell>
            </table:table-row>
            <table:table-row>
              <table:table-cell office:value-type="string">
                <text:p>4641810</text:p>
              </table:table-cell>
              <table:table-cell office:value-type="float" office:value="25.47265625">
                <text:p>25.47265625</text:p>
              </table:table-cell>
            </table:table-row>
            <table:table-row>
              <table:table-cell office:value-type="string">
                <text:p>9283620</text:p>
              </table:table-cell>
              <table:table-cell office:value-type="float" office:value="31.4375">
                <text:p>31.4375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3" style:family="chart">
      <style:graphic-properties draw:fill="none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6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7.30000019073486pt" style:font-family-asian="'DejaVu Sans'" style:font-family-generic-asian="system" style:font-pitch-asian="variable" style:font-size-asian="7.30000019073486pt" style:font-family-complex="'DejaVu Sans'" style:font-family-generic-complex="system" style:font-pitch-complex="variable" style:font-size-complex="7.3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8" style:family="chart">
      <style:graphic-properties draw:fill-color="#ff6f00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9" style:family="chart">
      <style:graphic-properties draw:fill-color="#800080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10" style:family="chart">
      <style:graphic-properties draw:fill-color="#666666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9.842cm" svg:height="5.68cm" chart:class="chart:bar" chart:style-name="ch1">
        <chart:title svg:x="3.231cm" svg:y="0.112cm" chart:style-name="ch2">
          <text:p>Tokyo DBM Bench</text:p>
        </chart:title>
        <chart:legend chart:legend-position="end" svg:x="8.903cm" svg:y="2.422cm" chart:style-name="ch3"/>
        <chart:plot-area chart:style-name="ch4" table:cell-range-address="Tokyo.$F$15:.$I$21" chart:data-source-has-labels="both" chart:table-number-list="2" svg:x="0.196cm" svg:y="0.768cm" svg:width="8.316cm" svg:height="4.8cm">
          <chart:axis chart:dimension="x" chart:name="primary-x" chart:style-name="ch5">
            <chart:title svg:x="3.902cm" svg:y="5.269cm" chart:style-name="ch6">
              <text:p>Nb elt (by 100.000)</text:p>
            </chart:title>
            <chart:categories table:cell-range-address="local-table.A2:.A7"/>
          </chart:axis>
          <chart:axis chart:dimension="y" chart:name="primary-y" chart:style-name="ch7">
            <chart:title svg:x="0.196cm" svg:y="3.32cm" chart:style-name="ch6">
              <text:p>Time (ms)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</table:table-cell>
              <table:table-cell office:value-type="string">
                <text:p>seen</text:p>
              </table:table-cell>
              <table:table-cell office:value-type="string">
                <text:p>walk</text:p>
              </table:table-cell>
            </table:table-row>
          </table:table-header-rows>
          <table:table-rows>
            <table:table-row>
              <table:table-cell office:value-type="string">
                <text:p>800000</text:p>
              </table:table-cell>
              <table:table-cell office:value-type="float" office:value="10183">
                <text:p>10183</text:p>
              </table:table-cell>
              <table:table-cell office:value-type="float" office:value="14774">
                <text:p>14774</text:p>
              </table:table-cell>
              <table:table-cell office:value-type="float" office:value="19194">
                <text:p>19194</text:p>
              </table:table-cell>
            </table:table-row>
            <table:table-row>
              <table:table-cell office:value-type="string">
                <text:p>1200000</text:p>
              </table:table-cell>
              <table:table-cell office:value-type="float" office:value="15297">
                <text:p>15297</text:p>
              </table:table-cell>
              <table:table-cell office:value-type="float" office:value="22066">
                <text:p>22066</text:p>
              </table:table-cell>
              <table:table-cell office:value-type="float" office:value="28703">
                <text:p>28703</text:p>
              </table:table-cell>
            </table:table-row>
            <table:table-row>
              <table:table-cell office:value-type="string">
                <text:p>2000000</text:p>
              </table:table-cell>
              <table:table-cell office:value-type="float" office:value="29294">
                <text:p>29294</text:p>
              </table:table-cell>
              <table:table-cell office:value-type="float" office:value="43908">
                <text:p>43908</text:p>
              </table:table-cell>
              <table:table-cell office:value-type="float" office:value="54710">
                <text:p>54710</text:p>
              </table:table-cell>
            </table:table-row>
            <table:table-row>
              <table:table-cell office:value-type="string">
                <text:p>3000000</text:p>
              </table:table-cell>
              <table:table-cell office:value-type="float" office:value="47027">
                <text:p>47027</text:p>
              </table:table-cell>
              <table:table-cell office:value-type="float" office:value="81845">
                <text:p>81845</text:p>
              </table:table-cell>
              <table:table-cell office:value-type="float" office:value="116586">
                <text:p>116586</text:p>
              </table:table-cell>
            </table:table-row>
            <table:table-row>
              <table:table-cell office:value-type="string">
                <text:p>4641810</text:p>
              </table:table-cell>
              <table:table-cell office:value-type="float" office:value="76730">
                <text:p>76730</text:p>
              </table:table-cell>
              <table:table-cell office:value-type="float" office:value="135187">
                <text:p>135187</text:p>
              </table:table-cell>
              <table:table-cell office:value-type="float" office:value="189752">
                <text:p>189752</text:p>
              </table:table-cell>
            </table:table-row>
            <table:table-row>
              <table:table-cell office:value-type="string">
                <text:p>9283620</text:p>
              </table:table-cell>
              <table:table-cell office:value-type="float" office:value="166708">
                <text:p>166708</text:p>
              </table:table-cell>
              <table:table-cell office:value-type="float" office:value="296849">
                <text:p>296849</text:p>
              </table:table-cell>
              <table:table-cell office:value-type="float" office:value="410060">
                <text:p>41006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2.6999998092651pt" style:font-family-asian="'DejaVu Sans'" style:font-family-generic-asian="system" style:font-pitch-asian="variable" style:font-size-asian="12.6999998092651pt" style:font-family-complex="'DejaVu Sans'" style:font-family-generic-complex="system" style:font-pitch-complex="variable" style:font-size-complex="12.6999998092651pt"/>
    </style:style>
    <style:style style:name="ch3" style:family="chart">
      <style:graphic-properties draw:fill="none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6.80000019073486pt" style:font-family-asian="'DejaVu Sans'" style:font-family-generic-asian="system" style:font-pitch-asian="variable" style:font-size-asian="6.80000019073486pt" style:font-family-complex="'DejaVu Sans'" style:font-family-generic-complex="system" style:font-pitch-complex="variable" style:font-size-complex="6.8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6.80000019073486pt" style:font-family-asian="'DejaVu Sans'" style:font-family-generic-asian="system" style:font-pitch-asian="variable" style:font-size-asian="6.80000019073486pt" style:font-family-complex="'DejaVu Sans'" style:font-family-generic-complex="system" style:font-pitch-complex="variable" style:font-size-complex="6.8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5.80000019073486pt" style:font-family-asian="'DejaVu Sans'" style:font-family-generic-asian="system" style:font-pitch-asian="variable" style:font-size-asian="5.80000019073486pt" style:font-family-complex="'DejaVu Sans'" style:font-family-generic-complex="system" style:font-pitch-complex="variable" style:font-size-complex="5.80000019073486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4.006cm" svg:height="6.84cm" chart:class="chart:bar" chart:style-name="ch1">
        <chart:title svg:x="5.901cm" svg:y="0.136cm" chart:style-name="ch2">
          <text:p>DB Bench</text:p>
        </chart:title>
        <chart:legend chart:legend-position="end" svg:x="12.85cm" svg:y="2.929cm" chart:style-name="ch3"/>
        <chart:plot-area chart:style-name="ch4" table:cell-range-address="DB.$F$15:.$I$21" chart:data-source-has-labels="both" chart:table-number-list="1" svg:x="0.28cm" svg:y="0.925cm" svg:width="12.367cm" svg:height="5.779cm">
          <chart:axis chart:dimension="x" chart:name="primary-x" chart:style-name="ch5">
            <chart:title svg:x="5.86cm" svg:y="6.344cm" chart:style-name="ch6">
              <text:p>Nb elt (by 100.000)</text:p>
            </chart:title>
            <chart:categories table:cell-range-address="local-table.A2:.A7"/>
          </chart:axis>
          <chart:axis chart:dimension="y" chart:name="primary-y" chart:style-name="ch7">
            <chart:title svg:x="0.28cm" svg:y="4.048cm" chart:style-name="ch6">
              <text:p>Time (ms)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</table:table-cell>
              <table:table-cell office:value-type="string">
                <text:p>seen</text:p>
              </table:table-cell>
              <table:table-cell office:value-type="string">
                <text:p>walk</text:p>
              </table:table-cell>
            </table:table-row>
          </table:table-header-rows>
          <table:table-rows>
            <table:table-row>
              <table:table-cell office:value-type="string">
                <text:p>800000</text:p>
              </table:table-cell>
              <table:table-cell office:value-type="float" office:value="26746">
                <text:p>26746</text:p>
              </table:table-cell>
              <table:table-cell office:value-type="float" office:value="9448">
                <text:p>9448</text:p>
              </table:table-cell>
              <table:table-cell office:value-type="float" office:value="14806">
                <text:p>14806</text:p>
              </table:table-cell>
            </table:table-row>
            <table:table-row>
              <table:table-cell office:value-type="string">
                <text:p>1200000</text:p>
              </table:table-cell>
              <table:table-cell office:value-type="float" office:value="40763">
                <text:p>40763</text:p>
              </table:table-cell>
              <table:table-cell office:value-type="float" office:value="16578">
                <text:p>16578</text:p>
              </table:table-cell>
              <table:table-cell office:value-type="float" office:value="33031">
                <text:p>33031</text:p>
              </table:table-cell>
            </table:table-row>
            <table:table-row>
              <table:table-cell office:value-type="string">
                <text:p>2000000</text:p>
              </table:table-cell>
              <table:table-cell office:value-type="float" office:value="77498">
                <text:p>77498</text:p>
              </table:table-cell>
              <table:table-cell office:value-type="float" office:value="26802">
                <text:p>26802</text:p>
              </table:table-cell>
              <table:table-cell office:value-type="float" office:value="109445">
                <text:p>109445</text:p>
              </table:table-cell>
            </table:table-row>
            <table:table-row>
              <table:table-cell office:value-type="string">
                <text:p>3000000</text:p>
              </table:table-cell>
              <table:table-cell office:value-type="float" office:value="126497">
                <text:p>126497</text:p>
              </table:table-cell>
              <table:table-cell office:value-type="float" office:value="40396">
                <text:p>40396</text:p>
              </table:table-cell>
              <table:table-cell office:value-type="float" office:value="171384">
                <text:p>171384</text:p>
              </table:table-cell>
            </table:table-row>
            <table:table-row>
              <table:table-cell office:value-type="string">
                <text:p>4641810</text:p>
              </table:table-cell>
              <table:table-cell office:value-type="float" office:value="198686">
                <text:p>198686</text:p>
              </table:table-cell>
              <table:table-cell office:value-type="float" office:value="68138">
                <text:p>68138</text:p>
              </table:table-cell>
              <table:table-cell office:value-type="float" office:value="285969">
                <text:p>285969</text:p>
              </table:table-cell>
            </table:table-row>
            <table:table-row>
              <table:table-cell office:value-type="string">
                <text:p>9283620</text:p>
              </table:table-cell>
              <table:table-cell office:value-type="float" office:value="435478">
                <text:p>435478</text:p>
              </table:table-cell>
              <table:table-cell office:value-type="float" office:value="140025">
                <text:p>140025</text:p>
              </table:table-cell>
              <table:table-cell office:value-type="float" office:value="618235">
                <text:p>61823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7.2000007629395pt" style:font-family-asian="'DejaVu Sans'" style:font-family-generic-asian="system" style:font-pitch-asian="variable" style:font-size-asian="17.2000007629395pt" style:font-family-complex="'DejaVu Sans'" style:font-family-generic-complex="system" style:font-pitch-complex="variable" style:font-size-complex="17.2000007629395pt"/>
    </style:style>
    <style:style style:name="ch3" style:family="chart">
      <style:graphic-properties draw:fill="none"/>
      <style:text-properties fo:font-family="'DejaVu Sans'" style:font-family-generic="swiss" style:font-pitch="variable" fo:font-size="7.90000009536743pt" style:font-family-asian="'DejaVu Sans'" style:font-family-generic-asian="system" style:font-pitch-asian="variable" style:font-size-asian="7.90000009536743pt" style:font-family-complex="'DejaVu Sans'" style:font-family-generic-complex="system" style:font-pitch-complex="variable" style:font-size-complex="7.9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9.19999980926514pt" style:font-family-asian="'DejaVu Sans'" style:font-family-generic-asian="system" style:font-pitch-asian="variable" style:font-size-asian="9.19999980926514pt" style:font-family-complex="'DejaVu Sans'" style:font-family-generic-complex="system" style:font-pitch-complex="variable" style:font-size-complex="9.1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9.19999980926514pt" style:font-family-asian="'DejaVu Sans'" style:font-family-generic-asian="system" style:font-pitch-asian="variable" style:font-size-asian="9.19999980926514pt" style:font-family-complex="'DejaVu Sans'" style:font-family-generic-complex="system" style:font-pitch-complex="variable" style:font-size-complex="9.19999980926514pt"/>
    </style:style>
    <style:style style:name="ch7" style:family="chart">
      <style:graphic-properties draw:fill-color="#ff6f00"/>
      <style:text-properties fo:font-family="'DejaVu Sans'" style:font-family-generic="swiss" style:font-pitch="variable" fo:font-size="7.90000009536743pt" style:font-family-asian="'DejaVu Sans'" style:font-family-generic-asian="system" style:font-pitch-asian="variable" style:font-size-asian="7.90000009536743pt" style:font-family-complex="'DejaVu Sans'" style:font-family-generic-complex="system" style:font-pitch-complex="variable" style:font-size-complex="7.90000009536743pt"/>
    </style:style>
    <style:style style:name="ch8" style:family="chart">
      <style:graphic-properties draw:fill-color="#800080"/>
      <style:text-properties fo:font-family="'DejaVu Sans'" style:font-family-generic="swiss" style:font-pitch="variable" fo:font-size="7.90000009536743pt" style:font-family-asian="'DejaVu Sans'" style:font-family-generic-asian="system" style:font-pitch-asian="variable" style:font-size-asian="7.90000009536743pt" style:font-family-complex="'DejaVu Sans'" style:font-family-generic-complex="system" style:font-pitch-complex="variable" style:font-size-complex="7.90000009536743pt"/>
    </style:style>
    <style:style style:name="ch9" style:family="chart">
      <style:graphic-properties draw:fill-color="#666666"/>
      <style:text-properties fo:font-family="'DejaVu Sans'" style:font-family-generic="swiss" style:font-pitch="variable" fo:font-size="7.90000009536743pt" style:font-family-asian="'DejaVu Sans'" style:font-family-generic-asian="system" style:font-pitch-asian="variable" style:font-size-asian="7.90000009536743pt" style:font-family-complex="'DejaVu Sans'" style:font-family-generic-complex="system" style:font-pitch-complex="variable" style:font-size-complex="7.9000000953674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7.527cm" svg:height="9.249cm" chart:class="chart:area" chart:style-name="ch1">
        <chart:title svg:x="6.641cm" svg:y="0.184cm" chart:style-name="ch2">
          <text:p>Titre principal</text:p>
        </chart:title>
        <chart:legend chart:legend-position="end" svg:x="15.961cm" svg:y="3.945cm" chart:style-name="ch3"/>
        <chart:plot-area chart:style-name="ch4" table:cell-range-address="Tokyo.$A$180:.$D$272" chart:data-source-has-labels="both" chart:table-number-list="2" svg:x="0.35cm" svg:y="1.263cm" svg:width="14.912cm" svg:height="7.802cm">
          <chart:axis chart:dimension="x" chart:name="primary-x" chart:style-name="ch5">
            <chart:categories table:cell-range-address="local-table.A2:.A9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92"/>
          </chart:series>
          <chart:series chart:style-name="ch8">
            <chart:data-point chart:repeated="92"/>
          </chart:series>
          <chart:series chart:style-name="ch9">
            <chart:data-point chart:repeated="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</table:table-cell>
              <table:table-cell office:value-type="string">
                <text:p>seen</text:p>
              </table:table-cell>
              <table:table-cell office:value-type="string">
                <text:p>wal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55">
                <text:p>4555</text:p>
              </table:table-cell>
              <table:table-cell office:value-type="float" office:value="2861">
                <text:p>2861</text:p>
              </table:table-cell>
              <table:table-cell office:value-type="float" office:value="298360">
                <text:p>2983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41">
                <text:p>5741</text:p>
              </table:table-cell>
              <table:table-cell office:value-type="float" office:value="5991">
                <text:p>5991</text:p>
              </table:table-cell>
              <table:table-cell office:value-type="float" office:value="299435">
                <text:p>299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33">
                <text:p>7033</text:p>
              </table:table-cell>
              <table:table-cell office:value-type="float" office:value="8867">
                <text:p>8867</text:p>
              </table:table-cell>
              <table:table-cell office:value-type="float" office:value="300471">
                <text:p>300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49">
                <text:p>8249</text:p>
              </table:table-cell>
              <table:table-cell office:value-type="float" office:value="11531">
                <text:p>11531</text:p>
              </table:table-cell>
              <table:table-cell office:value-type="float" office:value="301573">
                <text:p>301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51">
                <text:p>10151</text:p>
              </table:table-cell>
              <table:table-cell office:value-type="float" office:value="14524">
                <text:p>14524</text:p>
              </table:table-cell>
              <table:table-cell office:value-type="float" office:value="302595">
                <text:p>302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18">
                <text:p>11418</text:p>
              </table:table-cell>
              <table:table-cell office:value-type="float" office:value="17315">
                <text:p>17315</text:p>
              </table:table-cell>
              <table:table-cell office:value-type="float" office:value="303634">
                <text:p>303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12">
                <text:p>12712</text:p>
              </table:table-cell>
              <table:table-cell office:value-type="float" office:value="20155">
                <text:p>20155</text:p>
              </table:table-cell>
              <table:table-cell office:value-type="float" office:value="304615">
                <text:p>304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51">
                <text:p>14051</text:p>
              </table:table-cell>
              <table:table-cell office:value-type="float" office:value="23095">
                <text:p>23095</text:p>
              </table:table-cell>
              <table:table-cell office:value-type="float" office:value="305693">
                <text:p>305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59">
                <text:p>15759</text:p>
              </table:table-cell>
              <table:table-cell office:value-type="float" office:value="25655">
                <text:p>25655</text:p>
              </table:table-cell>
              <table:table-cell office:value-type="float" office:value="306724">
                <text:p>306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35">
                <text:p>17135</text:p>
              </table:table-cell>
              <table:table-cell office:value-type="float" office:value="28302">
                <text:p>28302</text:p>
              </table:table-cell>
              <table:table-cell office:value-type="float" office:value="307776">
                <text:p>307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41">
                <text:p>18541</text:p>
              </table:table-cell>
              <table:table-cell office:value-type="float" office:value="31512">
                <text:p>31512</text:p>
              </table:table-cell>
              <table:table-cell office:value-type="float" office:value="308825">
                <text:p>308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23">
                <text:p>19923</text:p>
              </table:table-cell>
              <table:table-cell office:value-type="float" office:value="34933">
                <text:p>34933</text:p>
              </table:table-cell>
              <table:table-cell office:value-type="float" office:value="310382">
                <text:p>310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174">
                <text:p>22174</text:p>
              </table:table-cell>
              <table:table-cell office:value-type="float" office:value="37791">
                <text:p>37791</text:p>
              </table:table-cell>
              <table:table-cell office:value-type="float" office:value="312241">
                <text:p>312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448">
                <text:p>23448</text:p>
              </table:table-cell>
              <table:table-cell office:value-type="float" office:value="40510">
                <text:p>40510</text:p>
              </table:table-cell>
              <table:table-cell office:value-type="float" office:value="313821">
                <text:p>313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748">
                <text:p>24748</text:p>
              </table:table-cell>
              <table:table-cell office:value-type="float" office:value="43360">
                <text:p>43360</text:p>
              </table:table-cell>
              <table:table-cell office:value-type="float" office:value="315367">
                <text:p>315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098">
                <text:p>26098</text:p>
              </table:table-cell>
              <table:table-cell office:value-type="float" office:value="46695">
                <text:p>46695</text:p>
              </table:table-cell>
              <table:table-cell office:value-type="float" office:value="316875">
                <text:p>31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268">
                <text:p>28268</text:p>
              </table:table-cell>
              <table:table-cell office:value-type="float" office:value="49683">
                <text:p>49683</text:p>
              </table:table-cell>
              <table:table-cell office:value-type="float" office:value="318244">
                <text:p>318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550">
                <text:p>29550</text:p>
              </table:table-cell>
              <table:table-cell office:value-type="float" office:value="52355">
                <text:p>52355</text:p>
              </table:table-cell>
              <table:table-cell office:value-type="float" office:value="319367">
                <text:p>319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784">
                <text:p>30784</text:p>
              </table:table-cell>
              <table:table-cell office:value-type="float" office:value="54798">
                <text:p>54798</text:p>
              </table:table-cell>
              <table:table-cell office:value-type="float" office:value="320378">
                <text:p>320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250">
                <text:p>32250</text:p>
              </table:table-cell>
              <table:table-cell office:value-type="float" office:value="58086">
                <text:p>58086</text:p>
              </table:table-cell>
              <table:table-cell office:value-type="float" office:value="321593">
                <text:p>321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469">
                <text:p>34469</text:p>
              </table:table-cell>
              <table:table-cell office:value-type="float" office:value="61243">
                <text:p>61243</text:p>
              </table:table-cell>
              <table:table-cell office:value-type="float" office:value="322699">
                <text:p>3226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998">
                <text:p>35998</text:p>
              </table:table-cell>
              <table:table-cell office:value-type="float" office:value="64426">
                <text:p>64426</text:p>
              </table:table-cell>
              <table:table-cell office:value-type="float" office:value="323925">
                <text:p>323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09">
                <text:p>37409</text:p>
              </table:table-cell>
              <table:table-cell office:value-type="float" office:value="67260">
                <text:p>67260</text:p>
              </table:table-cell>
              <table:table-cell office:value-type="float" office:value="324962">
                <text:p>324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476">
                <text:p>39476</text:p>
              </table:table-cell>
              <table:table-cell office:value-type="float" office:value="70073">
                <text:p>70073</text:p>
              </table:table-cell>
              <table:table-cell office:value-type="float" office:value="326097">
                <text:p>3260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16">
                <text:p>40916</text:p>
              </table:table-cell>
              <table:table-cell office:value-type="float" office:value="73058">
                <text:p>73058</text:p>
              </table:table-cell>
              <table:table-cell office:value-type="float" office:value="327310">
                <text:p>3273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381">
                <text:p>42381</text:p>
              </table:table-cell>
              <table:table-cell office:value-type="float" office:value="76182">
                <text:p>76182</text:p>
              </table:table-cell>
              <table:table-cell office:value-type="float" office:value="328419">
                <text:p>3284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812">
                <text:p>43812</text:p>
              </table:table-cell>
              <table:table-cell office:value-type="float" office:value="79013">
                <text:p>79013</text:p>
              </table:table-cell>
              <table:table-cell office:value-type="float" office:value="329711">
                <text:p>3297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892">
                <text:p>45892</text:p>
              </table:table-cell>
              <table:table-cell office:value-type="float" office:value="81725">
                <text:p>81725</text:p>
              </table:table-cell>
              <table:table-cell office:value-type="float" office:value="330849">
                <text:p>3308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473">
                <text:p>47473</text:p>
              </table:table-cell>
              <table:table-cell office:value-type="float" office:value="84906">
                <text:p>84906</text:p>
              </table:table-cell>
              <table:table-cell office:value-type="float" office:value="331989">
                <text:p>331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134">
                <text:p>49134</text:p>
              </table:table-cell>
              <table:table-cell office:value-type="float" office:value="88485">
                <text:p>88485</text:p>
              </table:table-cell>
              <table:table-cell office:value-type="float" office:value="333149">
                <text:p>333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496">
                <text:p>51496</text:p>
              </table:table-cell>
              <table:table-cell office:value-type="float" office:value="92076">
                <text:p>92076</text:p>
              </table:table-cell>
              <table:table-cell office:value-type="float" office:value="334314">
                <text:p>334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045">
                <text:p>53045</text:p>
              </table:table-cell>
              <table:table-cell office:value-type="float" office:value="95178">
                <text:p>95178</text:p>
              </table:table-cell>
              <table:table-cell office:value-type="float" office:value="335541">
                <text:p>335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485">
                <text:p>54485</text:p>
              </table:table-cell>
              <table:table-cell office:value-type="float" office:value="98031">
                <text:p>98031</text:p>
              </table:table-cell>
              <table:table-cell office:value-type="float" office:value="336820">
                <text:p>3368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812">
                <text:p>56812</text:p>
              </table:table-cell>
              <table:table-cell office:value-type="float" office:value="101339">
                <text:p>101339</text:p>
              </table:table-cell>
              <table:table-cell office:value-type="float" office:value="337968">
                <text:p>337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426">
                <text:p>58426</text:p>
              </table:table-cell>
              <table:table-cell office:value-type="float" office:value="104560">
                <text:p>104560</text:p>
              </table:table-cell>
              <table:table-cell office:value-type="float" office:value="339255">
                <text:p>339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64">
                <text:p>60064</text:p>
              </table:table-cell>
              <table:table-cell office:value-type="float" office:value="107775">
                <text:p>107775</text:p>
              </table:table-cell>
              <table:table-cell office:value-type="float" office:value="340680">
                <text:p>340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358">
                <text:p>62358</text:p>
              </table:table-cell>
              <table:table-cell office:value-type="float" office:value="110872">
                <text:p>110872</text:p>
              </table:table-cell>
              <table:table-cell office:value-type="float" office:value="341804">
                <text:p>3418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890">
                <text:p>63890</text:p>
              </table:table-cell>
              <table:table-cell office:value-type="float" office:value="114042">
                <text:p>114042</text:p>
              </table:table-cell>
              <table:table-cell office:value-type="float" office:value="342940">
                <text:p>3429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563">
                <text:p>65563</text:p>
              </table:table-cell>
              <table:table-cell office:value-type="float" office:value="117562">
                <text:p>117562</text:p>
              </table:table-cell>
              <table:table-cell office:value-type="float" office:value="344060">
                <text:p>3440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273">
                <text:p>67273</text:p>
              </table:table-cell>
              <table:table-cell office:value-type="float" office:value="121122">
                <text:p>121122</text:p>
              </table:table-cell>
              <table:table-cell office:value-type="float" office:value="345155">
                <text:p>345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667">
                <text:p>69667</text:p>
              </table:table-cell>
              <table:table-cell office:value-type="float" office:value="124391">
                <text:p>124391</text:p>
              </table:table-cell>
              <table:table-cell office:value-type="float" office:value="346308">
                <text:p>3463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177">
                <text:p>71177</text:p>
              </table:table-cell>
              <table:table-cell office:value-type="float" office:value="127506">
                <text:p>127506</text:p>
              </table:table-cell>
              <table:table-cell office:value-type="float" office:value="347390">
                <text:p>3473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752">
                <text:p>72752</text:p>
              </table:table-cell>
              <table:table-cell office:value-type="float" office:value="130702">
                <text:p>130702</text:p>
              </table:table-cell>
              <table:table-cell office:value-type="float" office:value="348727">
                <text:p>348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112">
                <text:p>75112</text:p>
              </table:table-cell>
              <table:table-cell office:value-type="float" office:value="134092">
                <text:p>134092</text:p>
              </table:table-cell>
              <table:table-cell office:value-type="float" office:value="349750">
                <text:p>3497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773">
                <text:p>76773</text:p>
              </table:table-cell>
              <table:table-cell office:value-type="float" office:value="137462">
                <text:p>137462</text:p>
              </table:table-cell>
              <table:table-cell office:value-type="float" office:value="350860">
                <text:p>3508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329">
                <text:p>78329</text:p>
              </table:table-cell>
              <table:table-cell office:value-type="float" office:value="140693">
                <text:p>140693</text:p>
              </table:table-cell>
              <table:table-cell office:value-type="float" office:value="352020">
                <text:p>3520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458">
                <text:p>80458</text:p>
              </table:table-cell>
              <table:table-cell office:value-type="float" office:value="143537">
                <text:p>143537</text:p>
              </table:table-cell>
              <table:table-cell office:value-type="float" office:value="353299">
                <text:p>353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072">
                <text:p>82072</text:p>
              </table:table-cell>
              <table:table-cell office:value-type="float" office:value="146874">
                <text:p>146874</text:p>
              </table:table-cell>
              <table:table-cell office:value-type="float" office:value="354430">
                <text:p>3544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606">
                <text:p>83606</text:p>
              </table:table-cell>
              <table:table-cell office:value-type="float" office:value="150086">
                <text:p>150086</text:p>
              </table:table-cell>
              <table:table-cell office:value-type="float" office:value="355734">
                <text:p>3557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903">
                <text:p>85903</text:p>
              </table:table-cell>
              <table:table-cell office:value-type="float" office:value="153403">
                <text:p>153403</text:p>
              </table:table-cell>
              <table:table-cell office:value-type="float" office:value="356876">
                <text:p>3568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343">
                <text:p>87343</text:p>
              </table:table-cell>
              <table:table-cell office:value-type="float" office:value="156292">
                <text:p>156292</text:p>
              </table:table-cell>
              <table:table-cell office:value-type="float" office:value="358015">
                <text:p>358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770">
                <text:p>88770</text:p>
              </table:table-cell>
              <table:table-cell office:value-type="float" office:value="159287">
                <text:p>159287</text:p>
              </table:table-cell>
              <table:table-cell office:value-type="float" office:value="359145">
                <text:p>359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275">
                <text:p>90275</text:p>
              </table:table-cell>
              <table:table-cell office:value-type="float" office:value="162370">
                <text:p>162370</text:p>
              </table:table-cell>
              <table:table-cell office:value-type="float" office:value="360359">
                <text:p>3603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505">
                <text:p>92505</text:p>
              </table:table-cell>
              <table:table-cell office:value-type="float" office:value="165529">
                <text:p>165529</text:p>
              </table:table-cell>
              <table:table-cell office:value-type="float" office:value="361559">
                <text:p>3615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975">
                <text:p>93975</text:p>
              </table:table-cell>
              <table:table-cell office:value-type="float" office:value="168596">
                <text:p>168596</text:p>
              </table:table-cell>
              <table:table-cell office:value-type="float" office:value="362896">
                <text:p>3628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325">
                <text:p>95325</text:p>
              </table:table-cell>
              <table:table-cell office:value-type="float" office:value="171318">
                <text:p>171318</text:p>
              </table:table-cell>
              <table:table-cell office:value-type="float" office:value="363943">
                <text:p>363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596">
                <text:p>97596</text:p>
              </table:table-cell>
              <table:table-cell office:value-type="float" office:value="174523">
                <text:p>174523</text:p>
              </table:table-cell>
              <table:table-cell office:value-type="float" office:value="365120">
                <text:p>3651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187">
                <text:p>99187</text:p>
              </table:table-cell>
              <table:table-cell office:value-type="float" office:value="177819">
                <text:p>177819</text:p>
              </table:table-cell>
              <table:table-cell office:value-type="float" office:value="366249">
                <text:p>366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812">
                <text:p>100812</text:p>
              </table:table-cell>
              <table:table-cell office:value-type="float" office:value="181084">
                <text:p>181084</text:p>
              </table:table-cell>
              <table:table-cell office:value-type="float" office:value="367417">
                <text:p>367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978">
                <text:p>102978</text:p>
              </table:table-cell>
              <table:table-cell office:value-type="float" office:value="184138">
                <text:p>184138</text:p>
              </table:table-cell>
              <table:table-cell office:value-type="float" office:value="368539">
                <text:p>3685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329">
                <text:p>104329</text:p>
              </table:table-cell>
              <table:table-cell office:value-type="float" office:value="186924">
                <text:p>186924</text:p>
              </table:table-cell>
              <table:table-cell office:value-type="float" office:value="369781">
                <text:p>369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906">
                <text:p>105906</text:p>
              </table:table-cell>
              <table:table-cell office:value-type="float" office:value="190147">
                <text:p>190147</text:p>
              </table:table-cell>
              <table:table-cell office:value-type="float" office:value="370941">
                <text:p>370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406">
                <text:p>107406</text:p>
              </table:table-cell>
              <table:table-cell office:value-type="float" office:value="193388">
                <text:p>193388</text:p>
              </table:table-cell>
              <table:table-cell office:value-type="float" office:value="372044">
                <text:p>3720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566">
                <text:p>109566</text:p>
              </table:table-cell>
              <table:table-cell office:value-type="float" office:value="196478">
                <text:p>196478</text:p>
              </table:table-cell>
              <table:table-cell office:value-type="float" office:value="373279">
                <text:p>3732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0974">
                <text:p>110974</text:p>
              </table:table-cell>
              <table:table-cell office:value-type="float" office:value="199263">
                <text:p>199263</text:p>
              </table:table-cell>
              <table:table-cell office:value-type="float" office:value="374434">
                <text:p>374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542">
                <text:p>112542</text:p>
              </table:table-cell>
              <table:table-cell office:value-type="float" office:value="202409">
                <text:p>202409</text:p>
              </table:table-cell>
              <table:table-cell office:value-type="float" office:value="375671">
                <text:p>3756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4941">
                <text:p>114941</text:p>
              </table:table-cell>
              <table:table-cell office:value-type="float" office:value="205823">
                <text:p>205823</text:p>
              </table:table-cell>
              <table:table-cell office:value-type="float" office:value="376758">
                <text:p>376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663">
                <text:p>116663</text:p>
              </table:table-cell>
              <table:table-cell office:value-type="float" office:value="209447">
                <text:p>209447</text:p>
              </table:table-cell>
              <table:table-cell office:value-type="float" office:value="377888">
                <text:p>377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8288">
                <text:p>118288</text:p>
              </table:table-cell>
              <table:table-cell office:value-type="float" office:value="212697">
                <text:p>212697</text:p>
              </table:table-cell>
              <table:table-cell office:value-type="float" office:value="379110">
                <text:p>3791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0403">
                <text:p>120403</text:p>
              </table:table-cell>
              <table:table-cell office:value-type="float" office:value="215686">
                <text:p>215686</text:p>
              </table:table-cell>
              <table:table-cell office:value-type="float" office:value="380331">
                <text:p>3803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052">
                <text:p>122052</text:p>
              </table:table-cell>
              <table:table-cell office:value-type="float" office:value="219027">
                <text:p>219027</text:p>
              </table:table-cell>
              <table:table-cell office:value-type="float" office:value="381518">
                <text:p>3815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671">
                <text:p>123671</text:p>
              </table:table-cell>
              <table:table-cell office:value-type="float" office:value="222195">
                <text:p>222195</text:p>
              </table:table-cell>
              <table:table-cell office:value-type="float" office:value="382631">
                <text:p>382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6131">
                <text:p>126131</text:p>
              </table:table-cell>
              <table:table-cell office:value-type="float" office:value="225595">
                <text:p>225595</text:p>
              </table:table-cell>
              <table:table-cell office:value-type="float" office:value="383898">
                <text:p>3838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7676">
                <text:p>127676</text:p>
              </table:table-cell>
              <table:table-cell office:value-type="float" office:value="228651">
                <text:p>228651</text:p>
              </table:table-cell>
              <table:table-cell office:value-type="float" office:value="385226">
                <text:p>3852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9247">
                <text:p>129247</text:p>
              </table:table-cell>
              <table:table-cell office:value-type="float" office:value="231738">
                <text:p>231738</text:p>
              </table:table-cell>
              <table:table-cell office:value-type="float" office:value="386449">
                <text:p>3864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1818">
                <text:p>131818</text:p>
              </table:table-cell>
              <table:table-cell office:value-type="float" office:value="235513">
                <text:p>235513</text:p>
              </table:table-cell>
              <table:table-cell office:value-type="float" office:value="387640">
                <text:p>3876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641">
                <text:p>133641</text:p>
              </table:table-cell>
              <table:table-cell office:value-type="float" office:value="239283">
                <text:p>239283</text:p>
              </table:table-cell>
              <table:table-cell office:value-type="float" office:value="388792">
                <text:p>388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511">
                <text:p>135511</text:p>
              </table:table-cell>
              <table:table-cell office:value-type="float" office:value="242881">
                <text:p>242881</text:p>
              </table:table-cell>
              <table:table-cell office:value-type="float" office:value="390024">
                <text:p>390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7804">
                <text:p>137804</text:p>
              </table:table-cell>
              <table:table-cell office:value-type="float" office:value="246215">
                <text:p>246215</text:p>
              </table:table-cell>
              <table:table-cell office:value-type="float" office:value="391116">
                <text:p>3911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9506">
                <text:p>139506</text:p>
              </table:table-cell>
              <table:table-cell office:value-type="float" office:value="249574">
                <text:p>249574</text:p>
              </table:table-cell>
              <table:table-cell office:value-type="float" office:value="392534">
                <text:p>3925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1303">
                <text:p>141303</text:p>
              </table:table-cell>
              <table:table-cell office:value-type="float" office:value="253231">
                <text:p>253231</text:p>
              </table:table-cell>
              <table:table-cell office:value-type="float" office:value="393781">
                <text:p>3937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3838">
                <text:p>143838</text:p>
              </table:table-cell>
              <table:table-cell office:value-type="float" office:value="256962">
                <text:p>256962</text:p>
              </table:table-cell>
              <table:table-cell office:value-type="float" office:value="395068">
                <text:p>3950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5607">
                <text:p>145607</text:p>
              </table:table-cell>
              <table:table-cell office:value-type="float" office:value="260360">
                <text:p>260360</text:p>
              </table:table-cell>
              <table:table-cell office:value-type="float" office:value="396677">
                <text:p>396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221">
                <text:p>147221</text:p>
              </table:table-cell>
              <table:table-cell office:value-type="float" office:value="263502">
                <text:p>263502</text:p>
              </table:table-cell>
              <table:table-cell office:value-type="float" office:value="398077">
                <text:p>3980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9697">
                <text:p>149697</text:p>
              </table:table-cell>
              <table:table-cell office:value-type="float" office:value="267394">
                <text:p>267394</text:p>
              </table:table-cell>
              <table:table-cell office:value-type="float" office:value="399813">
                <text:p>3998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1503">
                <text:p>151503</text:p>
              </table:table-cell>
              <table:table-cell office:value-type="float" office:value="271065">
                <text:p>271065</text:p>
              </table:table-cell>
              <table:table-cell office:value-type="float" office:value="401135">
                <text:p>401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118">
                <text:p>154118</text:p>
              </table:table-cell>
              <table:table-cell office:value-type="float" office:value="275175">
                <text:p>275175</text:p>
              </table:table-cell>
              <table:table-cell office:value-type="float" office:value="402784">
                <text:p>4027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6099">
                <text:p>156099</text:p>
              </table:table-cell>
              <table:table-cell office:value-type="float" office:value="278815">
                <text:p>278815</text:p>
              </table:table-cell>
              <table:table-cell office:value-type="float" office:value="404086">
                <text:p>404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8009">
                <text:p>158009</text:p>
              </table:table-cell>
              <table:table-cell office:value-type="float" office:value="282474">
                <text:p>282474</text:p>
              </table:table-cell>
              <table:table-cell office:value-type="float" office:value="405378">
                <text:p>4053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0611">
                <text:p>160611</text:p>
              </table:table-cell>
              <table:table-cell office:value-type="float" office:value="286174">
                <text:p>286174</text:p>
              </table:table-cell>
              <table:table-cell office:value-type="float" office:value="406515">
                <text:p>4065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2532">
                <text:p>162532</text:p>
              </table:table-cell>
              <table:table-cell office:value-type="float" office:value="290176">
                <text:p>290176</text:p>
              </table:table-cell>
              <table:table-cell office:value-type="float" office:value="407794">
                <text:p>4077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522">
                <text:p>164522</text:p>
              </table:table-cell>
              <table:table-cell office:value-type="float" office:value="294196">
                <text:p>294196</text:p>
              </table:table-cell>
              <table:table-cell office:value-type="float" office:value="409050">
                <text:p>409050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0.6000003814697pt" style:font-family-asian="'DejaVu Sans'" style:font-family-generic-asian="system" style:font-pitch-asian="variable" style:font-size-asian="10.6000003814697pt" style:font-family-complex="'DejaVu Sans'" style:font-family-generic-complex="system" style:font-pitch-complex="variable" style:font-size-complex="10.6000003814697pt"/>
    </style:style>
    <style:style style:name="ch3" style:family="chart">
      <style:graphic-properties draw:fill="none" draw:fill-color="#ffffff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6f00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8" style:family="chart">
      <style:graphic-properties draw:stroke="none" draw:fill="none" draw:fill-color="#ffffff"/>
    </style:style>
    <style:style style:name="ch9" style:family="chart">
      <style:graphic-properties draw:stroke="none" draw:fill-color="#999999"/>
    </style:style>
  </office:automatic-styles>
  <office:body>
    <office:chart>
      <chart:chart svg:width="8.992cm" svg:height="5.687cm" chart:class="chart:area" chart:style-name="ch1">
        <chart:title svg:x="1.531cm" svg:y="0.112cm" chart:style-name="ch2">
          <text:p>Tokyo Heap size (bucket=elt*4)</text:p>
        </chart:title>
        <chart:legend chart:legend-position="end" svg:x="8.018cm" svg:y="2.685cm" chart:style-name="ch3"/>
        <chart:plot-area chart:style-name="ch4" table:cell-range-address="Tokyo.$F$15:.$F$21 Tokyo.$J$15:.$J$21" chart:data-source-has-labels="both" chart:table-number-list="2 2" svg:x="0.178cm" svg:y="0.768cm" svg:width="7.485cm" svg:height="4.807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</text:p>
              </table:table-cell>
            </table:table-row>
          </table:table-header-rows>
          <table:table-rows>
            <table:table-row>
              <table:table-cell office:value-type="string">
                <text:p>800000</text:p>
              </table:table-cell>
              <table:table-cell office:value-type="float" office:value="17.8046875">
                <text:p>17.8046875</text:p>
              </table:table-cell>
            </table:table-row>
            <table:table-row>
              <table:table-cell office:value-type="string">
                <text:p>1200000</text:p>
              </table:table-cell>
              <table:table-cell office:value-type="float" office:value="18.6953125">
                <text:p>18.6953125</text:p>
              </table:table-cell>
            </table:table-row>
            <table:table-row>
              <table:table-cell office:value-type="string">
                <text:p>2000000</text:p>
              </table:table-cell>
              <table:table-cell office:value-type="float" office:value="20.6875">
                <text:p>20.6875</text:p>
              </table:table-cell>
            </table:table-row>
            <table:table-row>
              <table:table-cell office:value-type="string">
                <text:p>3000000</text:p>
              </table:table-cell>
              <table:table-cell office:value-type="float" office:value="23.2734375">
                <text:p>23.2734375</text:p>
              </table:table-cell>
            </table:table-row>
            <table:table-row>
              <table:table-cell office:value-type="string">
                <text:p>4641810</text:p>
              </table:table-cell>
              <table:table-cell office:value-type="float" office:value="25.47265625">
                <text:p>25.47265625</text:p>
              </table:table-cell>
            </table:table-row>
            <table:table-row>
              <table:table-cell office:value-type="string">
                <text:p>9283620</text:p>
              </table:table-cell>
              <table:table-cell office:value-type="float" office:value="31.4375">
                <text:p>31.4375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3" style:family="chart">
      <style:graphic-properties draw:fill="none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7.30000019073486pt" style:font-family-asian="'DejaVu Sans'" style:font-family-generic-asian="system" style:font-pitch-asian="variable" style:font-size-asian="7.30000019073486pt" style:font-family-complex="'DejaVu Sans'" style:font-family-generic-complex="system" style:font-pitch-complex="variable" style:font-size-complex="7.3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5.69999980926514pt" style:font-family-asian="'DejaVu Sans'" style:font-family-generic-asian="system" style:font-pitch-asian="variable" style:font-size-asian="5.69999980926514pt" style:font-family-complex="'DejaVu Sans'" style:font-family-generic-complex="system" style:font-pitch-complex="variable" style:font-size-complex="5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4.90000009536743pt" style:font-family-asian="'DejaVu Sans'" style:font-family-generic-asian="system" style:font-pitch-asian="variable" style:font-size-asian="4.90000009536743pt" style:font-family-complex="'DejaVu Sans'" style:font-family-generic-complex="system" style:font-pitch-complex="variable" style:font-size-complex="4.90000009536743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9.842cm" svg:height="5.68cm" chart:class="chart:bar" chart:style-name="ch1">
        <chart:title svg:x="3.231cm" svg:y="0.112cm" chart:style-name="ch2">
          <text:p>Tokyo DBM Bench</text:p>
        </chart:title>
        <chart:legend chart:legend-position="end" svg:x="8.903cm" svg:y="2.422cm" chart:style-name="ch3"/>
        <chart:plot-area chart:style-name="ch4" table:cell-range-address="Tokyo.$F$15:.$I$21" chart:data-source-has-labels="both" chart:table-number-list="2" svg:x="0.196cm" svg:y="0.768cm" svg:width="8.316cm" svg:height="4.8cm">
          <chart:axis chart:dimension="x" chart:name="primary-x" chart:style-name="ch5">
            <chart:title svg:x="3.893cm" svg:y="5.26cm" chart:style-name="ch6">
              <text:p>Nb elt (by 100.000)</text:p>
            </chart:title>
            <chart:categories table:cell-range-address="local-table.A2:.A7"/>
          </chart:axis>
          <chart:axis chart:dimension="y" chart:name="primary-y" chart:style-name="ch7">
            <chart:title svg:x="0.196cm" svg:y="3.32cm" chart:style-name="ch6">
              <text:p>Time (ms)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</text:p>
              </table:table-cell>
              <table:table-cell office:value-type="string">
                <text:p>seen</text:p>
              </table:table-cell>
              <table:table-cell office:value-type="string">
                <text:p>walk</text:p>
              </table:table-cell>
            </table:table-row>
          </table:table-header-rows>
          <table:table-rows>
            <table:table-row>
              <table:table-cell office:value-type="string">
                <text:p>800000</text:p>
              </table:table-cell>
              <table:table-cell office:value-type="float" office:value="10183">
                <text:p>10183</text:p>
              </table:table-cell>
              <table:table-cell office:value-type="float" office:value="14774">
                <text:p>14774</text:p>
              </table:table-cell>
              <table:table-cell office:value-type="float" office:value="19194">
                <text:p>19194</text:p>
              </table:table-cell>
            </table:table-row>
            <table:table-row>
              <table:table-cell office:value-type="string">
                <text:p>1200000</text:p>
              </table:table-cell>
              <table:table-cell office:value-type="float" office:value="15297">
                <text:p>15297</text:p>
              </table:table-cell>
              <table:table-cell office:value-type="float" office:value="22066">
                <text:p>22066</text:p>
              </table:table-cell>
              <table:table-cell office:value-type="float" office:value="28703">
                <text:p>28703</text:p>
              </table:table-cell>
            </table:table-row>
            <table:table-row>
              <table:table-cell office:value-type="string">
                <text:p>2000000</text:p>
              </table:table-cell>
              <table:table-cell office:value-type="float" office:value="29294">
                <text:p>29294</text:p>
              </table:table-cell>
              <table:table-cell office:value-type="float" office:value="43908">
                <text:p>43908</text:p>
              </table:table-cell>
              <table:table-cell office:value-type="float" office:value="54710">
                <text:p>54710</text:p>
              </table:table-cell>
            </table:table-row>
            <table:table-row>
              <table:table-cell office:value-type="string">
                <text:p>3000000</text:p>
              </table:table-cell>
              <table:table-cell office:value-type="float" office:value="47027">
                <text:p>47027</text:p>
              </table:table-cell>
              <table:table-cell office:value-type="float" office:value="81845">
                <text:p>81845</text:p>
              </table:table-cell>
              <table:table-cell office:value-type="float" office:value="116586">
                <text:p>116586</text:p>
              </table:table-cell>
            </table:table-row>
            <table:table-row>
              <table:table-cell office:value-type="string">
                <text:p>4641810</text:p>
              </table:table-cell>
              <table:table-cell office:value-type="float" office:value="76730">
                <text:p>76730</text:p>
              </table:table-cell>
              <table:table-cell office:value-type="float" office:value="135187">
                <text:p>135187</text:p>
              </table:table-cell>
              <table:table-cell office:value-type="float" office:value="189752">
                <text:p>189752</text:p>
              </table:table-cell>
            </table:table-row>
            <table:table-row>
              <table:table-cell office:value-type="string">
                <text:p>9283620</text:p>
              </table:table-cell>
              <table:table-cell office:value-type="float" office:value="166708">
                <text:p>166708</text:p>
              </table:table-cell>
              <table:table-cell office:value-type="float" office:value="296849">
                <text:p>296849</text:p>
              </table:table-cell>
              <table:table-cell office:value-type="float" office:value="410060">
                <text:p>410060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